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3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9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0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4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71">
      <style:graphic-properties draw:fill="none" draw:stroke="solid" svg:stroke-width="0.00694in" svg:stroke-color="#5b9bd5" draw:marker-end="a1270" svg:stroke-opacity="100%" draw:stroke-linejoin="miter" svg:stroke-linecap="butt"/>
    </style:style>
    <style:style style:family="graphic" style:name="a1273">
      <style:graphic-properties draw:fill="none" draw:stroke="solid" svg:stroke-width="0.00694in" svg:stroke-color="#5b9bd5" draw:marker-end="a1272" svg:stroke-opacity="100%" draw:stroke-linejoin="miter" svg:stroke-linecap="butt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1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8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28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2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draw:fill="none" draw:stroke="solid" svg:stroke-width="0.00694in" svg:stroke-color="#5b9bd5" draw:marker-end="a1128" svg:stroke-opacity="100%" draw:stroke-linejoin="miter" svg:stroke-linecap="butt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2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90">
      <style:graphic-properties draw:fill="none" draw:stroke="solid" svg:stroke-width="0.00694in" svg:stroke-color="#5b9bd5" draw:marker-end="a1289" svg:stroke-opacity="100%" draw:stroke-linejoin="miter" svg:stroke-linecap="butt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295">
      <style:graphic-properties draw:fill="solid" draw:fill-color="#5b9bd5" draw:opacity="100%" draw:stroke="solid" svg:stroke-width="0.02778in" svg:stroke-color="#41719c" svg:stroke-opacity="100%"/>
    </style:style>
    <style:style style:family="drawing-page" style:name="a12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9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8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draw:fill="none" draw:stroke="solid" svg:stroke-width="0.00694in" svg:stroke-color="#5b9bd5" draw:marker-end="a1130" svg:stroke-opacity="100%" draw:stroke-linejoin="miter" svg:stroke-linecap="butt"/>
    </style:style>
    <style:style style:family="graphic" style:name="a1133">
      <style:graphic-properties draw:fill="none" draw:stroke="solid" svg:stroke-width="0.00694in" svg:stroke-color="#44546a" draw:marker-end="a1132" svg:stroke-opacity="100%" draw:stroke-linejoin="miter" svg:stroke-linecap="butt"/>
    </style:style>
    <style:style style:family="graphic" style:name="a1135">
      <style:graphic-properties draw:fill="none" draw:stroke="solid" svg:stroke-width="0.00694in" svg:stroke-color="#5b9bd5" draw:marker-end="a1134" svg:stroke-opacity="100%" draw:stroke-linejoin="miter" svg:stroke-linecap="butt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47">
      <style:graphic-properties draw:fill="none" draw:stroke="solid" svg:stroke-width="0.00694in" svg:stroke-color="#5b9bd5" draw:marker-end="a1346" svg:stroke-opacity="100%" draw:stroke-linejoin="miter" svg:stroke-linecap="butt"/>
    </style:style>
    <style:style style:family="graphic" style:name="a1349">
      <style:graphic-properties draw:fill="none" draw:stroke="solid" svg:stroke-width="0.00694in" svg:stroke-color="#5b9bd5" draw:marker-end="a1348" svg:stroke-opacity="100%" draw:stroke-linejoin="miter" svg:stroke-linecap="butt"/>
    </style:style>
    <style:style style:family="graphic" style:name="a115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51">
      <style:graphic-properties draw:fill="none" draw:stroke="solid" svg:stroke-width="0.00694in" svg:stroke-color="#5b9bd5" draw:marker-end="a1350" svg:stroke-opacity="100%" draw:stroke-linejoin="miter" svg:stroke-linecap="butt"/>
    </style:style>
    <style:style style:family="graphic" style:name="a1353">
      <style:graphic-properties draw:fill="none" draw:stroke="solid" svg:stroke-width="0.00694in" svg:stroke-color="#5b9bd5" draw:marker-end="a1352" svg:stroke-opacity="100%" draw:stroke-linejoin="miter" svg:stroke-linecap="butt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58">
      <style:graphic-properties draw:fill="none" draw:stroke="solid" svg:stroke-width="0.00694in" svg:stroke-color="#5b9bd5" draw:marker-end="a1357" svg:stroke-opacity="100%" draw:stroke-linejoin="miter" svg:stroke-linecap="butt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7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1">
      <style:graphic-properties draw:fill="none" draw:stroke="solid" svg:stroke-width="0.00694in" svg:stroke-color="#5b9bd5" draw:marker-end="a1400" svg:stroke-opacity="100%" draw:stroke-linejoin="miter" svg:stroke-linecap="butt"/>
    </style:style>
    <style:style style:family="paragraph" style:name="a1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03">
      <style:graphic-properties draw:fill="none" draw:stroke="solid" svg:stroke-width="0.00694in" svg:stroke-color="#5b9bd5" draw:marker-end="a1402" svg:stroke-opacity="100%" draw:stroke-linejoin="miter" svg:stroke-linecap="butt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draw:fill="none" draw:stroke="solid" svg:stroke-width="0.00694in" svg:stroke-color="#5b9bd5" draw:marker-end="a1404" svg:stroke-opacity="100%" draw:stroke-linejoin="miter" svg:stroke-linecap="butt"/>
    </style:style>
    <style:style style:family="graphic" style:name="a1407">
      <style:graphic-properties draw:fill="none" draw:stroke="solid" svg:stroke-width="0.00694in" svg:stroke-color="#5b9bd5" draw:marker-end="a1406" svg:stroke-opacity="100%" draw:stroke-linejoin="miter" svg:stroke-linecap="butt"/>
    </style:style>
    <style:style style:family="graphic" style:name="a1370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09">
      <style:graphic-properties draw:fill="none" draw:stroke="solid" svg:stroke-width="0.00694in" svg:stroke-color="#5b9bd5" draw:marker-end="a1408" svg:stroke-opacity="100%" draw:stroke-linejoin="miter" svg:stroke-linecap="butt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11">
      <style:graphic-properties draw:fill="none" draw:stroke="solid" svg:stroke-width="0.00694in" svg:stroke-color="#5b9bd5" draw:marker-end="a1210" svg:stroke-opacity="100%" draw:stroke-linejoin="miter" svg:stroke-linecap="butt"/>
    </style:style>
    <style:style style:family="graphic" style:name="a1213">
      <style:graphic-properties draw:fill="none" draw:stroke="solid" svg:stroke-width="0.00694in" svg:stroke-color="#5b9bd5" draw:marker-end="a1212" svg:stroke-opacity="100%" draw:stroke-linejoin="miter" svg:stroke-linecap="butt"/>
    </style:style>
    <style:style style:family="graphic" style:name="a1215">
      <style:graphic-properties draw:fill="none" draw:stroke="solid" svg:stroke-width="0.00694in" svg:stroke-color="#5b9bd5" draw:marker-end="a1214" svg:stroke-opacity="100%" draw:stroke-linejoin="miter" svg:stroke-linecap="butt"/>
    </style:style>
    <style:style style:family="graphic" style:name="a1217">
      <style:graphic-properties draw:fill="none" draw:stroke="solid" svg:stroke-width="0.00694in" svg:stroke-color="#5b9bd5" draw:marker-end="a1216" svg:stroke-opacity="100%" draw:stroke-linejoin="miter" svg:stroke-linecap="butt"/>
    </style:style>
    <style:style style:family="graphic" style:name="a118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19">
      <style:graphic-properties draw:fill="none" draw:stroke="solid" svg:stroke-width="0.00694in" svg:stroke-color="#5b9bd5" draw:marker-end="a1218" svg:stroke-opacity="100%" draw:stroke-linejoin="miter" svg:stroke-linecap="butt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11">
      <style:graphic-properties draw:fill="none" draw:stroke="solid" svg:stroke-width="0.00694in" svg:stroke-color="#5b9bd5" draw:marker-end="a1410" svg:stroke-opacity="100%" draw:stroke-linejoin="miter" svg:stroke-linecap="butt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3">
      <style:graphic-properties draw:fill="none" draw:stroke="solid" svg:stroke-width="0.00694in" svg:stroke-color="#5b9bd5" draw:marker-end="a1412" svg:stroke-opacity="100%" draw:stroke-linejoin="miter" svg:stroke-linecap="butt"/>
    </style:style>
    <style:style style:family="graphic" style:name="a118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6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17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6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21">
      <style:graphic-properties draw:fill="none" draw:stroke="solid" svg:stroke-width="0.00694in" svg:stroke-color="#5b9bd5" draw:marker-end="a1220" svg:stroke-opacity="100%" draw:stroke-linejoin="miter" svg:stroke-linecap="butt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26">
      <style:graphic-properties draw:fill="none" draw:stroke="solid" svg:stroke-width="0.00694in" svg:stroke-color="#5b9bd5" draw:marker-end="a1225" svg:stroke-opacity="100%" draw:stroke-linejoin="miter" svg:stroke-linecap="butt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9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draw:fill="none" draw:stroke="solid" svg:stroke-width="0.00694in" svg:stroke-color="#5b9bd5" draw:marker-end="a1195" svg:stroke-opacity="100%" draw:stroke-linejoin="miter" svg:stroke-linecap="butt"/>
    </style:style>
    <style:style style:family="graphic" style:name="a142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8">
      <style:graphic-properties draw:fill="none" draw:stroke="solid" svg:stroke-width="0.00694in" svg:stroke-color="#5b9bd5" draw:marker-end="a1197" svg:stroke-opacity="100%" draw:stroke-linejoin="miter" svg:stroke-linecap="butt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42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27">
      <style:graphic-properties draw:fill="none" draw:stroke="solid" svg:stroke-width="0.00694in" svg:stroke-color="#5b9bd5" draw:marker-end="a1426" svg:stroke-opacity="100%" draw:stroke-linejoin="miter" svg:stroke-linecap="butt"/>
    </style:style>
    <style:style style:family="graphic" style:name="a1429">
      <style:graphic-properties draw:fill="none" draw:stroke="solid" svg:stroke-width="0.00694in" svg:stroke-color="#5b9bd5" draw:marker-end="a1428" svg:stroke-opacity="100%" draw:stroke-linejoin="miter" svg:stroke-linecap="butt"/>
    </style:style>
    <style:style style:family="graphic" style:name="a1391">
      <style:graphic-properties draw:fill="none" draw:stroke="solid" svg:stroke-width="0.00694in" svg:stroke-color="#5b9bd5" draw:marker-end="a1390" svg:stroke-opacity="100%" draw:stroke-linejoin="miter" svg:stroke-linecap="butt"/>
    </style:style>
    <style:style style:family="text" style:name="a1392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3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399">
      <style:graphic-properties draw:fill="none" draw:stroke="solid" svg:stroke-width="0.00694in" svg:stroke-color="#5b9bd5" draw:marker-end="a1398" svg:stroke-opacity="100%" draw:stroke-linejoin="miter" svg:stroke-linecap="butt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34">
      <style:graphic-properties draw:fill="none" draw:stroke="solid" svg:stroke-width="0.00694in" svg:stroke-color="#5b9bd5" draw:marker-end="a1233" svg:stroke-opacity="100%" draw:stroke-linejoin="miter" svg:stroke-linecap="butt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7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39">
      <style:graphic-properties draw:fill="none" draw:stroke="solid" svg:stroke-width="0.00694in" svg:stroke-color="#5b9bd5" draw:marker-end="a1238" svg:stroke-opacity="100%" draw:stroke-linejoin="miter" svg:stroke-linecap="butt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" style:font-family-complex="Arial" style:font-family-generic="swiss" style:font-family-generic-complex="swiss" style:font-pitch="variable" style:font-pitch-complex="variable" fo:font-size="0.11111in" style:font-size-asian="0.11111in" style:font-size-complex="0.1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34">
      <style:graphic-properties draw:fill="none" draw:stroke="solid" svg:stroke-width="0.00694in" svg:stroke-color="#5b9bd5" draw:marker-end="a1433" svg:stroke-opacity="100%" draw:stroke-linejoin="miter" svg:stroke-linecap="butt"/>
    </style:style>
    <style:style style:family="graphic" style:name="a1436">
      <style:graphic-properties draw:fill="none" draw:stroke="solid" svg:stroke-width="0.00694in" svg:stroke-color="#5b9bd5" draw:marker-end="a1435" svg:stroke-opacity="100%" draw:stroke-linejoin="miter" svg:stroke-linecap="butt"/>
    </style:style>
    <style:style style:family="graphic" style:name="a1438">
      <style:graphic-properties draw:fill="none" draw:stroke="solid" svg:stroke-width="0.00694in" svg:stroke-color="#5b9bd5" draw:marker-end="a1437" svg:stroke-opacity="100%" draw:stroke-linejoin="miter" svg:stroke-linecap="butt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244">
      <style:graphic-properties draw:fill="none" draw:stroke="solid" svg:stroke-width="0.00694in" svg:stroke-color="#5b9bd5" draw:marker-end="a1243" svg:stroke-opacity="100%" draw:stroke-linejoin="miter" svg:stroke-linecap="butt"/>
    </style:style>
    <style:style style:family="graphic" style:name="a1246">
      <style:graphic-properties draw:fill="none" draw:stroke="solid" svg:stroke-width="0.00694in" svg:stroke-color="#5b9bd5" draw:marker-end="a1245" svg:stroke-opacity="100%" draw:stroke-linejoin="miter" svg:stroke-linecap="butt"/>
    </style:style>
    <style:style style:family="graphic" style:name="a1248">
      <style:graphic-properties draw:fill="none" draw:stroke="solid" svg:stroke-width="0.00694in" svg:stroke-color="#5b9bd5" draw:marker-end="a1247" svg:stroke-opacity="100%" draw:stroke-linejoin="miter" svg:stroke-linecap="butt"/>
    </style:style>
    <style:style style:family="paragraph" style:name="a14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1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446">
      <style:graphic-properties draw:fill="none" draw:stroke="solid" svg:stroke-width="0.00694in" svg:stroke-color="#5b9bd5" draw:marker-end="a1445" svg:stroke-opacity="100%" draw:stroke-linejoin="miter" svg:stroke-linecap="butt"/>
    </style:style>
    <style:style style:family="graphic" style:name="a1448">
      <style:graphic-properties draw:fill="none" draw:stroke="solid" svg:stroke-width="0.00694in" svg:stroke-color="#5b9bd5" draw:marker-end="a1447" svg:stroke-opacity="100%" draw:stroke-linejoin="miter" svg:stroke-linecap="butt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50">
      <style:graphic-properties draw:fill="none" draw:stroke="solid" svg:stroke-width="0.00694in" svg:stroke-color="#5b9bd5" draw:marker-end="a1249" svg:stroke-opacity="100%" draw:stroke-linejoin="miter" svg:stroke-linecap="butt"/>
    </style:style>
    <style:style style:family="graphic" style:name="a1252">
      <style:graphic-properties draw:fill="none" draw:stroke="solid" svg:stroke-width="0.00694in" svg:stroke-color="#5b9bd5" draw:marker-end="a1251" svg:stroke-opacity="100%" draw:stroke-linejoin="miter" svg:stroke-linecap="butt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256">
      <style:text-properties fo:font-variant="normal" fo:text-transform="none" fo:color="#333333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25in" style:font-size-asian="0.125in" style:font-size-complex="0.1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9999ff" draw:opacity="100%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2">
      <style:graphic-properties draw:fill="solid" draw:fill-color="#5b9bd5" draw:opacity="100%" draw:stroke="solid" svg:stroke-width="0.02778in" svg:stroke-color="#41719c" svg:stroke-opacity="100%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0">
      <style:graphic-properties draw:fill="none" draw:stroke="solid" svg:stroke-width="0.00694in" svg:stroke-color="#5b9bd5" draw:marker-end="a1259" svg:stroke-opacity="100%" draw:stroke-linejoin="miter" svg:stroke-linecap="butt"/>
    </style:style>
    <style:style style:family="graphic" style:name="a1262">
      <style:graphic-properties draw:fill="none" draw:stroke="solid" svg:stroke-width="0.00694in" svg:stroke-color="#5b9bd5" draw:marker-end="a1261" svg:stroke-opacity="100%" draw:stroke-linejoin="miter" svg:stroke-linecap="butt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5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09722in" style:font-size-asian="0.09722in" style:font-size-complex="0.097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4921in" fo:padding-bottom="0.04921in" fo:padding-left="0.09843in" fo:padding-right="0.09843in" draw:textarea-vertical-align="middle" draw:textarea-horizontal-align="center" draw:fill="none" draw:stroke="solid" svg:stroke-width="0.02362in" svg:stroke-color="#808080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1081" draw:master-page-name="Master1-Layout7-blank-En-blanco" presentation:presentation-page-layout-name="Master1-PPL7" draw:id="Slide-256">
        <draw:custom-shape svg:x="0.17271in" svg:y="0.4655in" svg:width="0.90633in" svg:height="0.55683in" draw:id="id136" draw:style-name="a1084" draw:name="Forma libre 9">
          <svg:title/>
          <svg:desc/>
          <text:p text:style-name="a1083" text:class-names="" text:cond-style-name=""><text:span text:style-name="a1082" text:class-names="">Cliente demuestra intención de compr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55669in" svg:y="0.54707in" svg:width="1.10236in" svg:height="0.3937in" draw:id="id137" draw:style-name="a1087" draw:name="Forma libre 10">
          <svg:title/>
          <svg:desc/>
          <text:p text:style-name="a1086" text:class-names="" text:cond-style-name=""><text:span text:style-name="a1085" text:class-names="">Verifica disponibilidad de la unidad en el Stock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2702in" svg:y="1.3868in" svg:width="1.37795in" svg:height="0.42087in" draw:id="id138" draw:style-name="a1090" draw:name="Forma libre 15">
          <svg:title/>
          <svg:desc/>
          <text:p text:style-name="a1089" text:class-names="" text:cond-style-name=""><text:span text:style-name="a1088" text:class-names="">¿Unidad disponible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0in" svg:y="0.01646in" svg:width="1.26503in" svg:height="8.26772in" draw:id="id139" draw:style-name="a1093" draw:name="Rectángulo 19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6503in" svg:y="0.03382in" svg:width="4.86834in" svg:height="8.23354in" draw:id="id140" draw:style-name="a1096" draw:name="Rectángulo 20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42698in" svg:y="0in" svg:width="5.35112in" svg:height="8.26772in" draw:id="id141" draw:style-name="a1099" draw:name="Rectángulo 21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13158in" svg:y="0in" svg:width="1.88177in" svg:height="8.26772in" draw:id="id142" draw:style-name="a1102" draw:name="Rectángulo 22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1281in" svg:y="0in" svg:width="1.26503in" svg:height="0.41586in" draw:id="id143" draw:style-name="a1105" draw:name="Forma libre 23">
          <svg:title/>
          <svg:desc/>
          <text:p text:style-name="a1104" text:class-names="" text:cond-style-name=""><text:span text:style-name="a1103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25222in" svg:y="0in" svg:width="3.17172in" svg:height="0.41587in" draw:id="id144" draw:style-name="a1108" draw:name="Forma libre 24">
          <svg:title/>
          <svg:desc/>
          <text:p text:style-name="a1107" text:class-names="" text:cond-style-name=""><text:span text:style-name="a1106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42698in" svg:y="0in" svg:width="1.70141in" svg:height="0.41587in" draw:id="id145" draw:style-name="a1111" draw:name="Forma libre 25">
          <svg:title/>
          <svg:desc/>
          <text:p text:style-name="a1110" text:class-names="" text:cond-style-name=""><text:span text:style-name="a1109" text:class-names="">Gerente Comerci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01336in" svg:y="0in" svg:width="1.76793in" svg:height="0.41586in" draw:id="id146" draw:style-name="a1114" draw:name="Forma libre 27">
          <svg:title/>
          <svg:desc/>
          <text:p text:style-name="a1113" text:class-names="" text:cond-style-name=""><text:span text:style-name="a1112" text:class-names="">Gerente de Administ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06933in" svg:y="1.2886in" svg:width="1.0788in" svg:height="0.61726in" draw:id="id147" draw:style-name="a1117" draw:name="Proceso predefinido 71">
          <svg:title/>
          <svg:desc/>
          <text:p text:style-name="a1116" text:class-names="" text:cond-style-name=""><text:span text:style-name="a1115" text:class-names="">Proceso: Venta de unidad con pedido a fabrica</text:span></text:p>
          <draw:enhanced-geometry xmlns:dr3d="urn:oasis:names:tc:opendocument:xmlns:dr3d:1.0" draw:type="non-primitive" svg:viewBox="0 0 1080000 458726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80000"/>
            <draw:equation draw:name="f2" draw:formula="458726"/>
            <draw:equation draw:name="f3" draw:formula="135000"/>
            <draw:equation draw:name="f4" draw:formula="945000"/>
            <draw:equation draw:name="f5" draw:formula="?f2 - ?f0"/>
            <draw:equation draw:name="f6" draw:formula="?f1 - ?f0"/>
            <draw:equation draw:name="f7" draw:formula="?f6 / 1080000"/>
            <draw:equation draw:name="f8" draw:formula="?f5 / 458726"/>
            <draw:equation draw:name="f9" draw:formula="540000 / ?f7"/>
            <draw:equation draw:name="f10" draw:formula="0 / ?f8"/>
            <draw:equation draw:name="f11" draw:formula="0 / ?f7"/>
            <draw:equation draw:name="f12" draw:formula="229363 / ?f8"/>
            <draw:equation draw:name="f13" draw:formula="458726 / ?f8"/>
            <draw:equation draw:name="f14" draw:formula="1080000 / ?f7"/>
            <draw:equation draw:name="f15" draw:formula="135000 / ?f7"/>
            <draw:equation draw:name="f16" draw:formula="945000 / ?f7"/>
          </draw:enhanced-geometry>
        </draw:custom-shape>
        <draw:custom-shape svg:x="4.83407in" svg:y="2.17524in" svg:width="0.98385in" svg:height="0.50187in" draw:id="id148" draw:style-name="a1121" draw:name="Forma libre 74">
          <svg:title/>
          <svg:desc/>
          <text:p text:style-name="a1120" text:class-names="" text:cond-style-name=""><text:span text:style-name="a1118" text:class-names="">Analiza<text:s text:c="1"/></text:span><text:span text:style-name="a1119" text:class-names="">propues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22815in" svg:y="5.1124in" svg:width="1.32235in" svg:height="0.42087in" draw:id="id149" draw:style-name="a1124" draw:name="Forma libre 76">
          <svg:title/>
          <svg:desc/>
          <text:p text:style-name="a1123" text:class-names="" text:cond-style-name=""><text:span text:style-name="a1122" text:class-names="">¿Aprueba protocolo?(1)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9.95292in" svg:y="5.80129in" svg:width="0.94905in" svg:height="0.49675in" draw:id="id150" draw:style-name="a1127" draw:name="Forma libre 80">
          <svg:title/>
          <svg:desc/>
          <text:p text:style-name="a1126" text:class-names="" text:cond-style-name=""><text:span text:style-name="a1125" text:class-names="">Reserv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1.07904in" svg:y1="0.74392in" draw:start-shape="id136" draw:start-glue-point="1" svg:x2="1.55669in" svg:y2="0.74392in" draw:end-shape="id137" draw:end-glue-point="3" draw:id="id151" draw:style-name="a1129" draw:name="Conector recto de flecha 84">
          <svg:title/>
          <svg:desc/>
        </draw:connector>
        <draw:connector draw:type="line" svg:x1="2.10787in" svg:y1="0.94077in" draw:start-shape="id137" draw:start-glue-point="2" svg:x2="2.116in" svg:y2="1.3868in" draw:end-shape="id138" draw:end-glue-point="0" draw:id="id152" draw:style-name="a1131" draw:name="Conector recto de flecha 88">
          <svg:title/>
          <svg:desc/>
        </draw:connector>
        <draw:connector draw:type="line" svg:x1="2.80497in" svg:y1="1.59723in" draw:start-shape="id138" draw:start-glue-point="1" svg:x2="3.06933in" svg:y2="1.59723in" draw:end-shape="id147" draw:end-glue-point="3" draw:id="id153" draw:style-name="a1133" draw:name="Conector recto de flecha 90">
          <svg:title/>
          <svg:desc/>
        </draw:connector>
        <draw:connector draw:type="line" svg:x1="2.116in" svg:y1="1.80767in" draw:start-shape="id138" draw:start-glue-point="2" svg:x2="2.11129in" svg:y2="2.21221in" draw:end-shape="id154" draw:end-glue-point="0" draw:id="id155" draw:style-name="a1135" draw:name="Conector recto de flecha 92">
          <svg:title/>
          <svg:desc/>
        </draw:connector>
        <draw:frame draw:id="id156" draw:style-name="a1138" draw:name="CuadroTexto 110" svg:x="1.81054in" svg:y="1.89266in" svg:width="0.29409in" svg:height="0.53983in">
          <draw:text-box>
            <text:p text:style-name="a1137" text:class-names="" text:cond-style-name=""><text:span text:style-name="a1136" text:class-names="">SI</text:span></text:p>
          </draw:text-box>
          <svg:title/>
          <svg:desc/>
        </draw:frame>
        <draw:frame draw:id="id157" draw:style-name="a1141" draw:name="CuadroTexto 111" svg:x="2.65905in" svg:y="1.3932in" svg:width="0.43346in" svg:height="0.1958in">
          <draw:text-box>
            <text:p text:style-name="a1140" text:class-names="" text:cond-style-name=""><text:span text:style-name="a1139" text:class-names="">NO</text:span></text:p>
          </draw:text-box>
          <svg:title/>
          <svg:desc/>
        </draw:frame>
        <draw:frame draw:id="id158" draw:style-name="a1144" draw:name="CuadroTexto 112" svg:x="2.55539in" svg:y="5.85398in" svg:width="0.29409in" svg:height="0.22574in">
          <draw:text-box>
            <text:p text:style-name="a1143" text:class-names="" text:cond-style-name=""><text:span text:style-name="a1142" text:class-names="">SI</text:span></text:p>
          </draw:text-box>
          <svg:title/>
          <svg:desc/>
        </draw:frame>
        <draw:frame draw:id="id159" draw:style-name="a1147" draw:name="CuadroTexto 113" svg:x="5.19503in" svg:y="3.60755in" svg:width="1.19854in" svg:height="0.17865in">
          <draw:text-box>
            <text:p text:style-name="a1146" text:class-names="" text:cond-style-name=""><text:span text:style-name="a1145" text:class-names="">NO, por niveles de descuento</text:span></text:p>
          </draw:text-box>
          <svg:title/>
          <svg:desc/>
        </draw:frame>
        <draw:frame draw:id="id160" draw:style-name="a1150" draw:name="CuadroTexto 112" svg:x="6.64747in" svg:y="3.17523in" svg:width="0.29409in" svg:height="0.24356in">
          <draw:text-box>
            <text:p text:style-name="a1149" text:class-names="" text:cond-style-name=""><text:span text:style-name="a1148" text:class-names="">SI</text:span></text:p>
          </draw:text-box>
          <svg:title/>
          <svg:desc/>
        </draw:frame>
        <draw:custom-shape svg:x="6.80628in" svg:y="4.59561in" svg:width="0.55931in" svg:height="0.2052in" draw:id="id161" draw:style-name="a1153" draw:name="Terminador 54">
          <svg:title/>
          <svg:desc/>
          <text:p text:style-name="a1152" text:class-names="" text:cond-style-name=""><text:span text:style-name="a1151" text:class-names="">Fin</text:span></text:p>
          <draw:enhanced-geometry xmlns:dr3d="urn:oasis:names:tc:opendocument:xmlns:dr3d:1.0" draw:type="non-primitive" svg:viewBox="0 0 21600 21600" draw:enhanced-path="M ?f6 ?f4 L ?f7 ?f4 A ?f62 ?f63 ?f64 ?f65 ?f7 ?f4 ?f59 ?f61  W ?f66 ?f67 ?f68 ?f69 ?f7 ?f4 ?f59 ?f61 L ?f6 ?f5 A ?f105 ?f106 ?f107 ?f108 ?f6 ?f5 ?f102 ?f104  W ?f109 ?f110 ?f111 ?f112 ?f6 ?f5 ?f102 ?f104 Z N" draw:text-areas="?f19 ?f21 ?f20 ?f22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3475"/>
            <draw:equation draw:name="f7" draw:formula="18125"/>
            <draw:equation draw:name="f8" draw:formula="10800"/>
            <draw:equation draw:name="f9" draw:formula="?f5 - ?f4"/>
            <draw:equation draw:name="f10" draw:formula="?f9 / 21600"/>
            <draw:equation draw:name="f11" draw:formula="?f9 * 1018"/>
            <draw:equation draw:name="f12" draw:formula="?f9 * 20582"/>
            <draw:equation draw:name="f13" draw:formula="?f9 * 3163"/>
            <draw:equation draw:name="f14" draw:formula="?f9 * 18437"/>
            <draw:equation draw:name="f15" draw:formula="?f11 / 21600"/>
            <draw:equation draw:name="f16" draw:formula="?f12 / 21600"/>
            <draw:equation draw:name="f17" draw:formula="?f13 / 21600"/>
            <draw:equation draw:name="f18" draw:formula="?f14 / 21600"/>
            <draw:equation draw:name="f19" draw:formula="?f15 / ?f10"/>
            <draw:equation draw:name="f20" draw:formula="?f16 / ?f10"/>
            <draw:equation draw:name="f21" draw:formula="?f17 / ?f10"/>
            <draw:equation draw:name="f22" draw:formula="?f18 / ?f10"/>
            <draw:equation draw:name="f23" draw:formula="21550000 - ?f1"/>
            <draw:equation draw:name="f24" draw:formula="if(?f23, ?f1, 21550000)"/>
            <draw:equation draw:name="f25" draw:formula="-21550000 - ?f24"/>
            <draw:equation draw:name="f26" draw:formula="if(?f25, -21550000, ?f24)"/>
            <draw:equation draw:name="f27" draw:formula="?f0 + ?f26"/>
            <draw:equation draw:name="f28" draw:formula="?f0 + ?f2"/>
            <draw:equation draw:name="f29" draw:formula="?f28 * ?f3 / ?f1"/>
            <draw:equation draw:name="f30" draw:formula="0 - ?f29"/>
            <draw:equation draw:name="f31" draw:formula="cos(?f30)"/>
            <draw:equation draw:name="f32" draw:formula="0 - ?f31"/>
            <draw:equation draw:name="f33" draw:formula="?f32 * ?f6"/>
            <draw:equation draw:name="f34" draw:formula="sin(?f30)"/>
            <draw:equation draw:name="f35" draw:formula="0 - ?f34"/>
            <draw:equation draw:name="f36" draw:formula="?f35 * ?f8"/>
            <draw:equation draw:name="f37" draw:formula="sqrt(?f33 * ?f33 + ?f36 * ?f36 + 0 * 0)"/>
            <draw:equation draw:name="f38" draw:formula="?f6 * ?f8 / ?f37"/>
            <draw:equation draw:name="f39" draw:formula="?f35 * ?f38"/>
            <draw:equation draw:name="f40" draw:formula="?f7 - ?f39"/>
            <draw:equation draw:name="f41" draw:formula="?f32 * ?f38"/>
            <draw:equation draw:name="f42" draw:formula="?f4 - ?f41"/>
            <draw:equation draw:name="f43" draw:formula="?f40 - ?f6"/>
            <draw:equation draw:name="f44" draw:formula="?f42 - ?f8"/>
            <draw:equation draw:name="f45" draw:formula="?f40 + ?f6"/>
            <draw:equation draw:name="f46" draw:formula="?f42 + ?f8"/>
            <draw:equation draw:name="f47" draw:formula="?f27 + ?f2"/>
            <draw:equation draw:name="f48" draw:formula="?f47 * ?f3 / ?f1"/>
            <draw:equation draw:name="f49" draw:formula="0 - ?f48"/>
            <draw:equation draw:name="f50" draw:formula="cos(?f49)"/>
            <draw:equation draw:name="f51" draw:formula="0 - ?f50"/>
            <draw:equation draw:name="f52" draw:formula="?f51 * ?f6"/>
            <draw:equation draw:name="f53" draw:formula="sin(?f49)"/>
            <draw:equation draw:name="f54" draw:formula="0 - ?f53"/>
            <draw:equation draw:name="f55" draw:formula="?f54 * ?f8"/>
            <draw:equation draw:name="f56" draw:formula="sqrt(?f52 * ?f52 + ?f55 * ?f55 + 0 * 0)"/>
            <draw:equation draw:name="f57" draw:formula="?f6 * ?f8 / ?f56"/>
            <draw:equation draw:name="f58" draw:formula="?f54 * ?f57"/>
            <draw:equation draw:name="f59" draw:formula="?f40 + ?f58"/>
            <draw:equation draw:name="f60" draw:formula="?f51 * ?f57"/>
            <draw:equation draw:name="f61" draw:formula="?f42 + ?f60"/>
            <draw:equation draw:name="f62" draw:formula="if(?f26, ?f7, ?f43)"/>
            <draw:equation draw:name="f63" draw:formula="if(?f26, ?f4, ?f44)"/>
            <draw:equation draw:name="f64" draw:formula="if(?f26, ?f7, ?f45)"/>
            <draw:equation draw:name="f65" draw:formula="if(?f26, ?f4, ?f46)"/>
            <draw:equation draw:name="f66" draw:formula="if(?f26, ?f43, ?f59)"/>
            <draw:equation draw:name="f67" draw:formula="if(?f26, ?f44, ?f61)"/>
            <draw:equation draw:name="f68" draw:formula="if(?f26, ?f45, ?f59)"/>
            <draw:equation draw:name="f69" draw:formula="if(?f26, ?f46, ?f61)"/>
            <draw:equation draw:name="f70" draw:formula="?f2 + ?f26"/>
            <draw:equation draw:name="f71" draw:formula="?f2 + ?f2"/>
            <draw:equation draw:name="f72" draw:formula="?f71 * ?f3 / ?f1"/>
            <draw:equation draw:name="f73" draw:formula="0 - ?f72"/>
            <draw:equation draw:name="f74" draw:formula="cos(?f73)"/>
            <draw:equation draw:name="f75" draw:formula="0 - ?f74"/>
            <draw:equation draw:name="f76" draw:formula="?f75 * ?f6"/>
            <draw:equation draw:name="f77" draw:formula="sin(?f73)"/>
            <draw:equation draw:name="f78" draw:formula="0 - ?f77"/>
            <draw:equation draw:name="f79" draw:formula="?f78 * ?f8"/>
            <draw:equation draw:name="f80" draw:formula="sqrt(?f76 * ?f76 + ?f79 * ?f79 + 0 * 0)"/>
            <draw:equation draw:name="f81" draw:formula="?f6 * ?f8 / ?f80"/>
            <draw:equation draw:name="f82" draw:formula="?f78 * ?f81"/>
            <draw:equation draw:name="f83" draw:formula="?f6 - ?f82"/>
            <draw:equation draw:name="f84" draw:formula="?f75 * ?f81"/>
            <draw:equation draw:name="f85" draw:formula="?f5 - ?f84"/>
            <draw:equation draw:name="f86" draw:formula="?f83 - ?f6"/>
            <draw:equation draw:name="f87" draw:formula="?f85 - ?f8"/>
            <draw:equation draw:name="f88" draw:formula="?f83 + ?f6"/>
            <draw:equation draw:name="f89" draw:formula="?f85 + ?f8"/>
            <draw:equation draw:name="f90" draw:formula="?f70 + ?f2"/>
            <draw:equation draw:name="f91" draw:formula="?f90 * ?f3 / ?f1"/>
            <draw:equation draw:name="f92" draw:formula="0 - ?f91"/>
            <draw:equation draw:name="f93" draw:formula="cos(?f92)"/>
            <draw:equation draw:name="f94" draw:formula="0 - ?f93"/>
            <draw:equation draw:name="f95" draw:formula="?f94 * ?f6"/>
            <draw:equation draw:name="f96" draw:formula="sin(?f92)"/>
            <draw:equation draw:name="f97" draw:formula="0 - ?f96"/>
            <draw:equation draw:name="f98" draw:formula="?f97 * ?f8"/>
            <draw:equation draw:name="f99" draw:formula="sqrt(?f95 * ?f95 + ?f98 * ?f98 + 0 * 0)"/>
            <draw:equation draw:name="f100" draw:formula="?f6 * ?f8 / ?f99"/>
            <draw:equation draw:name="f101" draw:formula="?f97 * ?f100"/>
            <draw:equation draw:name="f102" draw:formula="?f83 + ?f101"/>
            <draw:equation draw:name="f103" draw:formula="?f94 * ?f100"/>
            <draw:equation draw:name="f104" draw:formula="?f85 + ?f103"/>
            <draw:equation draw:name="f105" draw:formula="if(?f26, ?f6, ?f86)"/>
            <draw:equation draw:name="f106" draw:formula="if(?f26, ?f5, ?f87)"/>
            <draw:equation draw:name="f107" draw:formula="if(?f26, ?f6, ?f88)"/>
            <draw:equation draw:name="f108" draw:formula="if(?f26, ?f5, ?f89)"/>
            <draw:equation draw:name="f109" draw:formula="if(?f26, ?f86, ?f102)"/>
            <draw:equation draw:name="f110" draw:formula="if(?f26, ?f87, ?f104)"/>
            <draw:equation draw:name="f111" draw:formula="if(?f26, ?f88, ?f102)"/>
            <draw:equation draw:name="f112" draw:formula="if(?f26, ?f89, ?f104)"/>
          </draw:enhanced-geometry>
        </draw:custom-shape>
        <draw:frame draw:id="id162" draw:style-name="a1156" draw:name="CuadroTexto 112" svg:x="9.19585in" svg:y="5.88994in" svg:width="0.45122in" svg:height="0.29912in">
          <draw:text-box>
            <text:p text:style-name="a1155" text:class-names="" text:cond-style-name=""><text:span text:style-name="a1154" text:class-names="">SI</text:span></text:p>
          </draw:text-box>
          <svg:title/>
          <svg:desc/>
        </draw:frame>
        <draw:frame draw:id="id163" draw:style-name="a1159" draw:name="CuadroTexto 113" svg:x="5.39207in" svg:y="4.33754in" svg:width="0.77533in" svg:height="0.25769in">
          <draw:text-box>
            <text:p text:style-name="a1158" text:class-names="" text:cond-style-name=""><text:span text:style-name="a1157" text:class-names="">NO, no es factible<text:s text:c="1"/></text:span></text:p>
          </draw:text-box>
          <svg:title/>
          <svg:desc/>
        </draw:frame>
        <draw:custom-shape svg:x="8.38856in" svg:y="3.10474in" svg:width="0.98941in" svg:height="0.51204in" draw:id="id164" draw:style-name="a1162" draw:name="Forma libre 73">
          <svg:title/>
          <svg:desc/>
          <text:p text:style-name="a1161" text:class-names="" text:cond-style-name=""><text:span text:style-name="a1160" text:class-names="">Recibe propuesta aprobada (1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6443in" svg:y="3.15033in" svg:width="1.36973in" svg:height="0.42087in" draw:id="id165" draw:style-name="a1165" draw:name="Forma libre 76">
          <svg:title/>
          <svg:desc/>
          <text:p text:style-name="a1164" text:class-names="" text:cond-style-name=""><text:span text:style-name="a1163" text:class-names="">¿Aprueba propuesta? (1)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2.77017in" svg:y="5.85434in" svg:width="1.37795in" svg:height="0.42087in" draw:id="id166" draw:style-name="a1168" draw:name="Forma libre 15">
          <svg:title/>
          <svg:desc/>
          <text:p text:style-name="a1167" text:class-names="" text:cond-style-name=""><text:span text:style-name="a1166" text:class-names="">¿Entrega usad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1.42232in" svg:y="2.21221in" svg:width="1.37795in" svg:height="0.42087in" draw:id="id154" draw:style-name="a1171" draw:name="Forma libre 15">
          <svg:title/>
          <svg:desc/>
          <text:p text:style-name="a1170" text:class-names="" text:cond-style-name=""><text:span text:style-name="a1169" text:class-names="">¿Es vta con crédit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6.12839in" svg:y="0.0048in" svg:width="1.88497in" svg:height="0.4109in" draw:id="id167" draw:style-name="a1174" draw:name="Forma libre 75">
          <svg:title/>
          <svg:desc/>
          <text:p text:style-name="a1173" text:class-names="" text:cond-style-name=""><text:span text:style-name="a1172" text:class-names="">Gerente General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08163in" svg:y="2.11269in" svg:width="1.0788in" svg:height="0.61726in" draw:id="id168" draw:style-name="a1177" draw:name="Proceso predefinido 71">
          <svg:title/>
          <svg:desc/>
          <text:p text:style-name="a1176" text:class-names="" text:cond-style-name=""><text:span text:style-name="a1175" text:class-names="">Proceso: Venta con Financiación (Propia/ Externa)</text:span></text:p>
          <draw:enhanced-geometry xmlns:dr3d="urn:oasis:names:tc:opendocument:xmlns:dr3d:1.0" draw:type="non-primitive" svg:viewBox="0 0 1080000 458726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80000"/>
            <draw:equation draw:name="f2" draw:formula="458726"/>
            <draw:equation draw:name="f3" draw:formula="135000"/>
            <draw:equation draw:name="f4" draw:formula="945000"/>
            <draw:equation draw:name="f5" draw:formula="?f2 - ?f0"/>
            <draw:equation draw:name="f6" draw:formula="?f1 - ?f0"/>
            <draw:equation draw:name="f7" draw:formula="?f6 / 1080000"/>
            <draw:equation draw:name="f8" draw:formula="?f5 / 458726"/>
            <draw:equation draw:name="f9" draw:formula="540000 / ?f7"/>
            <draw:equation draw:name="f10" draw:formula="0 / ?f8"/>
            <draw:equation draw:name="f11" draw:formula="0 / ?f7"/>
            <draw:equation draw:name="f12" draw:formula="229363 / ?f8"/>
            <draw:equation draw:name="f13" draw:formula="458726 / ?f8"/>
            <draw:equation draw:name="f14" draw:formula="1080000 / ?f7"/>
            <draw:equation draw:name="f15" draw:formula="135000 / ?f7"/>
            <draw:equation draw:name="f16" draw:formula="945000 / ?f7"/>
          </draw:enhanced-geometry>
        </draw:custom-shape>
        <draw:custom-shape svg:x="3.06933in" svg:y="2.14811in" svg:width="1.08189in" svg:height="0.53976in" draw:id="id169" draw:style-name="a1180" draw:name="Forma libre 72">
          <svg:title/>
          <svg:desc/>
          <text:p text:style-name="a1179" text:class-names="" text:cond-style-name=""><text:span text:style-name="a1178" text:class-names="">Confecciona propuesta de la ope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41252in" svg:y="5.75402in" svg:width="1.0788in" svg:height="0.61726in" draw:id="id170" draw:style-name="a1185" draw:name="Proceso predefinido 71">
          <svg:title/>
          <svg:desc/>
          <text:p text:style-name="a1184" text:class-names="" text:cond-style-name=""><text:span text:style-name="a1181" text:class-names="">Proceso:<text:s text:c="1"/></text:span><text:span text:style-name="a1182" text:class-names="">Toma y tasación de Usados</text:span><text:span text:style-name="a1183" text:class-names=""/></text:p>
          <draw:enhanced-geometry xmlns:dr3d="urn:oasis:names:tc:opendocument:xmlns:dr3d:1.0" draw:type="non-primitive" svg:viewBox="0 0 1080000 458726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80000"/>
            <draw:equation draw:name="f2" draw:formula="458726"/>
            <draw:equation draw:name="f3" draw:formula="135000"/>
            <draw:equation draw:name="f4" draw:formula="945000"/>
            <draw:equation draw:name="f5" draw:formula="?f2 - ?f0"/>
            <draw:equation draw:name="f6" draw:formula="?f1 - ?f0"/>
            <draw:equation draw:name="f7" draw:formula="?f6 / 1080000"/>
            <draw:equation draw:name="f8" draw:formula="?f5 / 458726"/>
            <draw:equation draw:name="f9" draw:formula="540000 / ?f7"/>
            <draw:equation draw:name="f10" draw:formula="0 / ?f8"/>
            <draw:equation draw:name="f11" draw:formula="0 / ?f7"/>
            <draw:equation draw:name="f12" draw:formula="229363 / ?f8"/>
            <draw:equation draw:name="f13" draw:formula="458726 / ?f8"/>
            <draw:equation draw:name="f14" draw:formula="1080000 / ?f7"/>
            <draw:equation draw:name="f15" draw:formula="135000 / ?f7"/>
            <draw:equation draw:name="f16" draw:formula="945000 / ?f7"/>
          </draw:enhanced-geometry>
        </draw:custom-shape>
        <draw:frame draw:id="id171" draw:style-name="a1188" draw:name="CuadroTexto 113" svg:x="7.02626in" svg:y="4.27281in" svg:width="0.43346in" svg:height="0.20906in">
          <draw:text-box>
            <text:p text:style-name="a1187" text:class-names="" text:cond-style-name=""><text:span text:style-name="a1186" text:class-names="">NO</text:span></text:p>
          </draw:text-box>
          <svg:title/>
          <svg:desc/>
        </draw:frame>
        <draw:custom-shape svg:x="6.37485in" svg:y="3.74316in" svg:width="1.42217in" svg:height="0.42087in" draw:id="id172" draw:style-name="a1191" draw:name="Forma libre 76">
          <svg:title/>
          <svg:desc/>
          <text:p text:style-name="a1190" text:class-names="" text:cond-style-name=""><text:span text:style-name="a1189" text:class-names="">¿Aprueba propuesta? (1)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9.95292in" svg:y="5.06681in" svg:width="0.9017in" svg:height="0.49227in" draw:id="id173" draw:style-name="a1194" draw:name="Forma libre 73">
          <svg:title/>
          <svg:desc/>
          <text:p text:style-name="a1193" text:class-names="" text:cond-style-name=""><text:span text:style-name="a1192" text:class-names="">Confecciona protocolo de la ope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5.32599in" svg:y1="2.67711in" draw:start-shape="id148" draw:start-glue-point="2" svg:x2="5.32916in" svg:y2="3.15033in" draw:end-shape="id165" draw:end-glue-point="0" draw:id="id174" draw:style-name="a1196" draw:name="Conector recto de flecha 60">
          <svg:title/>
          <svg:desc/>
        </draw:connector>
        <draw:connector draw:type="standard" svg:x1="5.32917in" svg:y1="3.5712in" svg:x2="6.37485in" svg:y2="3.9536in" draw:end-shape="id172" draw:end-glue-point="3" draw:id="id175" draw:style-name="a1198" draw:name="Conector angular 62">
          <svg:title/>
          <svg:desc/>
        </draw:connector>
        <draw:custom-shape svg:x="6.51872in" svg:y="0.52944in" svg:width="1.04966in" svg:height="0.50187in" draw:id="id176" draw:style-name="a1209" draw:name="Forma libre 74">
          <svg:title/>
          <svg:desc/>
          <text:p text:style-name="a1201" text:class-names="" text:cond-style-name=""><text:span text:style-name="a1199" text:class-names="">NOTA 1</text:span><text:span text:style-name="a1200" text:class-names="">:<text:s text:c="1"/></text:span></text:p>
          <text:p text:style-name="a1203" text:class-names="" text:cond-style-name=""><text:span text:style-name="a1202" text:class-names="">Aprobación:</text:span></text:p>
          <text:p text:style-name="a1205" text:class-names="" text:cond-style-name=""><text:span text:style-name="a1204" text:class-names="">- Por mail</text:span></text:p>
          <text:p text:style-name="a1208" text:class-names="" text:cond-style-name=""><text:span text:style-name="a1206" text:class-names="">- Con firma</text:span><text:span text:style-name="a12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01403in" svg:y1="3.36076in" draw:start-shape="id165" draw:start-glue-point="7" svg:x2="8.38856in" svg:y2="3.36076in" draw:end-shape="id164" draw:end-glue-point="3" draw:id="id177" draw:style-name="a1211" draw:name="Conector recto de flecha 77">
          <svg:title/>
          <svg:desc/>
        </draw:connector>
        <draw:connector draw:type="line" svg:x1="1.42232in" svg:y1="2.42264in" draw:start-shape="id154" draw:start-glue-point="5" svg:x2="1.16043in" svg:y2="2.42132in" draw:end-shape="id168" draw:end-glue-point="1" draw:id="id178" draw:style-name="a1213" draw:name="Conector recto de flecha 85">
          <svg:title/>
          <svg:desc/>
        </draw:connector>
        <draw:connector draw:type="standard" svg:x1="9.37797in" svg:y1="3.36076in" draw:start-shape="id164" draw:start-glue-point="1" svg:x2="10.40377in" svg:y2="5.06681in" draw:end-shape="id173" draw:end-glue-point="0" draw:id="id179" draw:style-name="a1215" draw:name="Conector angular 98">
          <svg:title/>
          <svg:desc/>
        </draw:connector>
        <draw:connector draw:type="line" svg:x1="9.95292in" svg:y1="5.31295in" draw:start-shape="id173" draw:start-glue-point="3" svg:x2="9.5505in" svg:y2="5.32283in" draw:end-shape="id149" draw:end-glue-point="1" draw:id="id180" draw:style-name="a1217" draw:name="Conector recto de flecha 100">
          <svg:title/>
          <svg:desc/>
        </draw:connector>
        <draw:connector draw:type="standard" svg:x1="9.67932in" svg:y1="5.25967in" draw:start-shape="id149" draw:start-glue-point="2" svg:x2="9.16292in" svg:y2="6.32326in" draw:end-shape="id150" draw:end-glue-point="3" draw:id="id181" draw:style-name="a1219" draw:transform="translate(-9.42112in -5.79147in) rotate(-4.71239) translate(9.42112in 5.79147in)" draw:name="Conector angular 109">
          <svg:title/>
          <svg:desc/>
        </draw:connector>
        <draw:connector draw:type="standard" svg:x1="6.25297in" svg:y1="3.42842in" draw:start-shape="id149" draw:start-glue-point="2" svg:x2="6.78448in" svg:y2="8.16962in" draw:end-shape="id166" draw:end-glue-point="1" draw:id="id182" draw:style-name="a1221" draw:transform="translate(-6.51872in -5.79902in) rotate(-1.5708) translate(6.51872in 5.79902in)" draw:name="Conector angular 111">
          <svg:title/>
          <svg:desc/>
        </draw:connector>
        <draw:custom-shape svg:x="0.13012in" svg:y="7.1563in" svg:width="0.98181in" svg:height="0.53976in" draw:id="id183" draw:style-name="a1224" draw:name="Forma libre 72">
          <svg:title/>
          <svg:desc/>
          <text:p text:style-name="a1223" text:class-names="" text:cond-style-name=""><text:span text:style-name="a1222" text:class-names="">Firma bole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15122in" svg:y1="2.41799in" draw:start-shape="id169" draw:start-glue-point="1" svg:x2="4.83407in" svg:y2="2.42617in" draw:end-shape="id148" draw:end-glue-point="3" draw:id="id184" draw:style-name="a1226" draw:name="Conector recto de flecha 122">
          <svg:title/>
          <svg:desc/>
        </draw:connector>
        <draw:custom-shape svg:x="9.90787in" svg:y="7.1563in" svg:width="0.99179in" svg:height="0.53976in" draw:id="id185" draw:style-name="a1229" draw:name="Forma libre 72">
          <svg:title/>
          <svg:desc/>
          <text:p text:style-name="a1228" text:class-names="" text:cond-style-name=""><text:span text:style-name="a1227" text:class-names="">Recibe boleto, controla e ingresa al siste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91775in" svg:y="6.63358in" svg:width="1.08189in" svg:height="0.57236in" draw:id="id186" draw:style-name="a1232" draw:name="Forma libre 78">
          <svg:title/>
          <svg:desc/>
          <text:p text:style-name="a1231" text:class-names="" text:cond-style-name=""><text:span text:style-name="a1230" text:class-names="">Confecciona Boleto de venta y Anex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standard" svg:x1="7.79702in" svg:y1="3.95359in" draw:start-shape="id172" draw:start-glue-point="1" svg:x2="8.88326in" svg:y2="3.61678in" draw:end-shape="id164" draw:end-glue-point="2" draw:id="id187" draw:style-name="a1234" draw:name="Conector angular 129">
          <svg:title/>
          <svg:desc/>
        </draw:connector>
        <draw:frame draw:id="id188" draw:style-name="a1237" draw:name="CuadroTexto 112" svg:x="8.31052in" svg:y="3.75102in" svg:width="0.29409in" svg:height="0.24356in">
          <draw:text-box>
            <text:p text:style-name="a1236" text:class-names="" text:cond-style-name=""><text:span text:style-name="a1235" text:class-names="">SI</text:span></text:p>
          </draw:text-box>
          <svg:title/>
          <svg:desc/>
        </draw:frame>
        <draw:connector draw:type="line" svg:x1="7.08593in" svg:y1="4.16403in" draw:start-shape="id172" draw:start-glue-point="2" svg:x2="7.08594in" svg:y2="4.59561in" draw:end-shape="id161" draw:end-glue-point="0" draw:id="id189" draw:style-name="a1239" draw:name="Conector recto de flecha 133">
          <svg:title/>
          <svg:desc/>
        </draw:connector>
        <draw:custom-shape svg:x="4.80923in" svg:y="7.17003in" svg:width="0.98181in" svg:height="0.53976in" draw:id="id190" draw:style-name="a1242" draw:name="Forma libre 72">
          <svg:title/>
          <svg:desc/>
          <text:p text:style-name="a1241" text:class-names="" text:cond-style-name=""><text:span text:style-name="a1240" text:class-names="">Aprueba <text:s text:c="1"/>boleto (1)<text:s text:c="1"/>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77017in" svg:y1="6.06477in" draw:start-shape="id166" draw:start-glue-point="5" svg:x2="2.49132in" svg:y2="6.06265in" draw:end-shape="id170" draw:end-glue-point="1" draw:id="id191" draw:style-name="a1244" draw:name="Conector recto de flecha 137">
          <svg:title/>
          <svg:desc/>
        </draw:connector>
        <draw:connector draw:type="line" svg:x1="3.45914in" svg:y1="6.27521in" draw:start-shape="id166" draw:start-glue-point="2" svg:x2="3.45869in" svg:y2="6.63358in" draw:end-shape="id186" draw:end-glue-point="0" draw:id="id192" draw:style-name="a1246" draw:name="Conector recto de flecha 140">
          <svg:title/>
          <svg:desc/>
        </draw:connector>
        <draw:connector draw:type="standard" svg:x1="0.62103in" svg:y1="7.1563in" draw:start-shape="id186" draw:start-glue-point="3" svg:x2="2.91775in" svg:y2="6.91976in" draw:end-shape="id183" draw:end-glue-point="0" draw:id="id193" draw:style-name="a1248" draw:transform="translate(-1.76939in -7.03803in) rotate(-3.14159) translate(1.76939in 7.03803in)" draw:name="Conector angular 142">
          <svg:title/>
          <svg:desc/>
        </draw:connector>
        <draw:connector draw:type="line" svg:x1="1.11193in" svg:y1="7.42618in" draw:start-shape="id183" draw:start-glue-point="1" svg:x2="4.80923in" svg:y2="7.43991in" draw:end-shape="id190" draw:end-glue-point="3" draw:id="id194" draw:style-name="a1250" draw:name="Conector recto de flecha 144">
          <svg:title/>
          <svg:desc/>
        </draw:connector>
        <draw:connector draw:type="line" svg:x1="5.79104in" svg:y1="7.43991in" draw:start-shape="id190" draw:start-glue-point="1" svg:x2="9.90787in" svg:y2="7.42618in" draw:end-shape="id185" draw:end-glue-point="3" draw:id="id195" draw:style-name="a1252" draw:name="Conector recto de flecha 147">
          <svg:title/>
          <svg:desc/>
        </draw:connector>
        <draw:custom-shape svg:x="9.7781in" svg:y="0.00007in" svg:width="1.23358in" svg:height="8.26772in" draw:id="id196" draw:style-name="a1255" draw:name="Rectángulo 19">
          <svg:title/>
          <svg:desc/>
          <text:p text:style-name="a1254" text:class-names="" text:cond-style-name=""><text:span text:style-name="a12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781in" svg:y="0in" svg:width="1.23359in" svg:height="0.41586in" draw:id="id197" draw:style-name="a1258" draw:name="Forma libre 75">
          <svg:title/>
          <svg:desc/>
          <text:p text:style-name="a1257" text:class-names="" text:cond-style-name=""><text:span text:style-name="a1256" text:class-names="">Administración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2.80027in" svg:y1="2.42264in" draw:start-shape="id154" draw:start-glue-point="7" svg:x2="3.06933in" svg:y2="2.41799in" draw:end-shape="id169" draw:end-glue-point="3" draw:id="id198" draw:style-name="a1260" draw:name="Conector recto de flecha 152">
          <svg:title/>
          <svg:desc/>
        </draw:connector>
        <draw:connector draw:type="standard" svg:x1="6.63123in" svg:y1="3.39615in" draw:start-shape="id165" draw:start-glue-point="2" svg:x2="5.50422in" svg:y2="4.87326in" draw:end-shape="id161" draw:end-glue-point="3" draw:id="id199" draw:style-name="a1262" draw:transform="translate(-6.06772in -4.1347in) rotate(-4.71239) translate(6.06772in 4.1347in)" draw:name="Conector angular 164">
          <svg:title/>
          <svg:desc/>
        </draw:connector>
        <draw:frame draw:id="id200" draw:style-name="a1265" draw:name="CuadroTexto 113" svg:x="7.06245in" svg:y="5.12503in" svg:width="0.43346in" svg:height="0.20906in">
          <draw:text-box>
            <text:p text:style-name="a1264" text:class-names="" text:cond-style-name=""><text:span text:style-name="a1263" text:class-names="">NO</text:span></text:p>
          </draw:text-box>
          <svg:title/>
          <svg:desc/>
        </draw:frame>
        <draw:custom-shape svg:x="4.93295in" svg:y="5.06937in" svg:width="0.98385in" svg:height="0.50187in" draw:id="id201" draw:style-name="a1269" draw:name="Forma libre 74">
          <svg:title/>
          <svg:desc/>
          <text:p text:style-name="a1268" text:class-names="" text:cond-style-name=""><text:span text:style-name="a1266" text:class-names="">Revisa<text:s text:c="1"/></text:span><text:span text:style-name="a1267" text:class-names="">propues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8.22815in" svg:y1="5.32283in" draw:start-shape="id149" draw:start-glue-point="3" svg:x2="5.9168in" svg:y2="5.3203in" draw:end-shape="id201" draw:end-glue-point="1" draw:id="id202" draw:style-name="a1271" draw:name="Conector recto de flecha 173">
          <svg:title/>
          <svg:desc/>
        </draw:connector>
        <draw:connector draw:type="standard" svg:x1="3.61027in" svg:y1="2.68787in" draw:start-shape="id201" draw:start-glue-point="3" svg:x2="4.93295in" svg:y2="5.32031in" draw:end-shape="id169" draw:end-glue-point="2" draw:id="id203" draw:style-name="a1273" draw:transform="translate(-4.27161in -4.00409in) rotate(-3.14159) translate(4.27161in 4.00409in)" draw:name="Conector angular 176">
          <svg:title/>
          <svg:desc/>
        </draw:connector>
        <draw:frame draw:id="id204" draw:style-name="a1276" draw:name="CuadroTexto 112" svg:x="8.33674in" svg:y="5.87745in" svg:width="0.29409in" svg:height="0.22574in">
          <draw:text-box>
            <text:p text:style-name="a1275" text:class-names="" text:cond-style-name=""><text:span text:style-name="a1274" text:class-names="">SI</text:span></text:p>
          </draw:text-box>
          <svg:title/>
          <svg:desc/>
        </draw:frame>
        <draw:frame draw:id="id205" draw:style-name="a1279" draw:name="CuadroTexto 113" svg:x="3.42674in" svg:y="6.3284in" svg:width="0.43346in" svg:height="0.20906in">
          <draw:text-box>
            <text:p text:style-name="a1278" text:class-names="" text:cond-style-name=""><text:span text:style-name="a1277" text:class-names="">NO</text:span></text:p>
          </draw:text-box>
          <svg:title/>
          <svg:desc/>
        </draw:frame>
        <draw:frame draw:id="id206" draw:style-name="a1282" draw:name="CuadroTexto 110" svg:x="1.20753in" svg:y="2.20721in" svg:width="0.32668in" svg:height="0.25873in">
          <draw:text-box>
            <text:p text:style-name="a1281" text:class-names="" text:cond-style-name=""><text:span text:style-name="a1280" text:class-names="">SI</text:span></text:p>
          </draw:text-box>
          <svg:title/>
          <svg:desc/>
        </draw:frame>
        <draw:frame draw:id="id207" draw:style-name="a1285" draw:name="CuadroTexto 111" svg:x="2.66073in" svg:y="2.16663in" svg:width="0.43346in" svg:height="0.1958in">
          <draw:text-box>
            <text:p text:style-name="a1284" text:class-names="" text:cond-style-name=""><text:span text:style-name="a1283" text:class-names="">NO</text:span></text:p>
          </draw:text-box>
          <svg:title/>
          <svg:desc/>
        </draw:frame>
        <draw:custom-shape svg:x="5.16394in" svg:y="7.94311in" svg:width="0.27239in" svg:height="0.25037in" draw:id="id208" draw:style-name="a1288" draw:name="Elipse 208">
          <svg:title/>
          <svg:desc/>
          <text:p text:style-name="a1287" text:class-names="" text:cond-style-name=""><text:span text:style-name="a1286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30013in" svg:y1="7.70979in" draw:start-shape="id190" draw:start-glue-point="2" svg:x2="5.30013in" svg:y2="7.94311in" draw:end-shape="id208" draw:end-glue-point="0" draw:id="id209" draw:style-name="a1290" draw:name="Conector recto de flecha 185">
          <svg:title/>
          <svg:desc/>
        </draw:connector>
        <presentation:notes draw:style-name="a1296">
          <draw:frame draw:id="id210" draw:style-name="a1293" draw:name="Marcador de número de diapositiva 6" svg:x="4.67953in" svg:y="11.10827in" svg:width="3.5878in" svg:height="0.58425in">
            <draw:text-box>
              <text:p text:style-name="a1292" text:class-names="" text:cond-style-name=""><text:span text:style-name="a1291" text:class-names=""><text:page-number style:num-format="1" text:fixed="false"/></text:span></text:p>
            </draw:text-box>
            <svg:title/>
            <svg:desc/>
          </draw:frame>
          <draw:frame draw:id="id211" presentation:style-name="a1294" draw:name="Marcador de notas 1" svg:x="0.82677in" svg:y="5.55394in" svg:width="6.61378in" svg:height="5.26181in" presentation:class="notes" presentation:placeholder="true">
            <draw:text-box/>
            <svg:title/>
            <svg:desc/>
          </draw:frame>
          <draw:page-thumbnail draw:page-number="1" svg:x="1.21007in" svg:y="0.88889in" svg:width="5.84549in" svg:height="4.38368in" presentation:class="page" draw:id="id212" presentation:style-name="a1295" draw:name="Marcador de imagen de diapositiva 2">
            <svg:title/>
            <svg:desc/>
          </draw:page-thumbnail>
        </presentation:notes>
      </draw:page>
      <draw:page draw:name="page2" draw:style-name="a1297" draw:master-page-name="Master2-Layout7-blank-En-blanco" presentation:presentation-page-layout-name="Master2-PPL7" draw:id="Slide-257">
        <draw:custom-shape svg:x="5.17933in" svg:y="0in" svg:width="2.29036in" svg:height="0.36543in" draw:id="id213" draw:style-name="a1300" draw:name="Forma libre 17">
          <svg:title/>
          <svg:desc/>
          <text:p text:style-name="a1299" text:class-names="" text:cond-style-name=""><text:span text:style-name="a1298" text:class-names="">Administración de Vent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17933in" svg:y="0in" svg:width="2.29036in" svg:height="8.26772in" draw:id="id214" draw:style-name="a1303" draw:name="Rectángulo 19">
          <svg:title/>
          <svg:desc/>
          <text:p text:style-name="a1302" text:class-names="" text:cond-style-name=""><text:span text:style-name="a13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64273in" svg:y="0in" svg:width="3.5366in" svg:height="0.36543in" draw:id="id215" draw:style-name="a1306" draw:name="Forma libre 67">
          <svg:title/>
          <svg:desc/>
          <text:p text:style-name="a1305" text:class-names="" text:cond-style-name=""><text:span text:style-name="a1304" text:class-names="">Caj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64273in" svg:y="0in" svg:width="3.5366in" svg:height="8.26772in" draw:id="id216" draw:style-name="a1309" draw:name="Rectángulo 68">
          <svg:title/>
          <svg:desc/>
          <text:p text:style-name="a1308" text:class-names="" text:cond-style-name=""><text:span text:style-name="a1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3771in" svg:y="0in" svg:width="1.50502in" svg:height="0.36583in" draw:id="id217" draw:style-name="a1312" draw:name="Forma libre 70">
          <svg:title/>
          <svg:desc/>
          <text:p text:style-name="a1311" text:class-names="" text:cond-style-name=""><text:span text:style-name="a1310" text:class-names="">Cl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3771in" svg:y="0in" svg:width="1.50502in" svg:height="8.26772in" draw:id="id218" draw:style-name="a1315" draw:name="Rectángulo 71">
          <svg:title/>
          <svg:desc/>
          <text:p text:style-name="a1314" text:class-names="" text:cond-style-name=""><text:span text:style-name="a13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47541in" svg:y="0.03106in" svg:width="1.94079in" svg:height="8.23666in" draw:id="id219" draw:style-name="a1318" draw:name="Rectángulo 73">
          <svg:title/>
          <svg:desc/>
          <text:p text:style-name="a1317" text:class-names="" text:cond-style-name=""><text:span text:style-name="a13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852in" svg:y="2.65689in" svg:width="1.08189in" svg:height="0.53127in" draw:id="id220" draw:style-name="a1321" draw:name="Forma libre 74">
          <svg:title/>
          <svg:desc/>
          <text:p text:style-name="a1320" text:class-names="" text:cond-style-name=""><text:span text:style-name="a1319" text:class-names="">Emite pag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5247in" svg:y="2.61502in" svg:width="1.21092in" svg:height="0.61501in" draw:id="id221" draw:style-name="a1324" draw:name="Forma libre 75">
          <svg:title/>
          <svg:desc/>
          <text:p text:style-name="a1323" text:class-names="" text:cond-style-name=""><text:span text:style-name="a1322" text:class-names="">Emite recibo e imputa a la <text:s text:c="1"/>condición de pago del Boleto de Vent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0567in" svg:y="4.20134in" svg:width="1.70452in" svg:height="0.43828in" draw:id="id222" draw:style-name="a1327" draw:name="Forma libre 76">
          <svg:title/>
          <svg:desc/>
          <text:p text:style-name="a1326" text:class-names="" text:cond-style-name=""><text:span text:style-name="a1325" text:class-names="">¿Corresponde a lo pactad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9.67652in" svg:y="4.0974in" svg:width="1.21092in" svg:height="0.61501in" draw:id="id223" draw:style-name="a1330" draw:name="Forma libre 77">
          <svg:title/>
          <svg:desc/>
          <text:p text:style-name="a1329" text:class-names="" text:cond-style-name=""><text:span text:style-name="a1328" text:class-names="">Verifica Boleto de Venta y condiciones de pago pactada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67652in" svg:y="5.16869in" svg:width="1.21092in" svg:height="0.61501in" draw:id="id224" draw:style-name="a1333" draw:name="Forma libre 78">
          <svg:title/>
          <svg:desc/>
          <text:p text:style-name="a1332" text:class-names="" text:cond-style-name=""><text:span text:style-name="a1331" text:class-names="">Contacta al cliente para solucionar inconveniente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6636in" svg:y="5.71387in" svg:width="1.21092in" svg:height="0.50047in" draw:id="id225" draw:style-name="a1336" draw:name="Forma libre 79">
          <svg:title/>
          <svg:desc/>
          <text:p text:style-name="a1335" text:class-names="" text:cond-style-name=""><text:span text:style-name="a1334" text:class-names="">Emite el recib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84374in" svg:y="6.70843in" svg:width="1.19841in" svg:height="0.50073in" draw:id="id226" draw:style-name="a1339" draw:name="Forma libre 80">
          <svg:title/>
          <svg:desc/>
          <text:p text:style-name="a1338" text:class-names="" text:cond-style-name=""><text:span text:style-name="a1337" text:class-names="">Se Factura la unidad (mas fletes y formularios)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9202in" svg:y="6.71067in" svg:width="1.19841in" svg:height="0.50073in" draw:id="id227" draw:style-name="a1342" draw:name="Forma libre 81">
          <svg:title/>
          <svg:desc/>
          <text:p text:style-name="a1341" text:class-names="" text:cond-style-name=""><text:span text:style-name="a1340" text:class-names="">Se realiza la inscripción de l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39882in" svg:y="4.83737in" svg:width="1.54602in" svg:height="0.43828in" draw:id="id228" draw:style-name="a1345" draw:name="Forma libre 91">
          <svg:title/>
          <svg:desc/>
          <text:p text:style-name="a1344" text:class-names="" text:cond-style-name=""><text:span text:style-name="a1343" text:class-names="">¿Cancela monto total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onnector draw:type="line" svg:x1="4.15793in" svg:y1="4.63962in" draw:start-shape="id222" draw:start-glue-point="2" svg:x2="4.17183in" svg:y2="4.83737in" draw:end-shape="id228" draw:end-glue-point="0" draw:id="id229" draw:style-name="a1347" draw:name="Conector recto de flecha 94">
          <svg:title/>
          <svg:desc/>
        </draw:connector>
        <draw:connector draw:type="line" svg:x1="4.17183in" svg:y1="5.27565in" draw:start-shape="id228" draw:start-glue-point="2" svg:x2="4.17182in" svg:y2="5.71387in" draw:end-shape="id225" draw:end-glue-point="0" draw:id="id230" draw:style-name="a1349" draw:name="Conector recto de flecha 96">
          <svg:title/>
          <svg:desc/>
        </draw:connector>
        <draw:connector draw:type="line" svg:x1="5.01019in" svg:y1="4.42048in" draw:start-shape="id222" draw:start-glue-point="1" svg:x2="9.67652in" svg:y2="4.4049in" draw:end-shape="id223" draw:end-glue-point="3" draw:id="id231" draw:style-name="a1351" draw:name="Conector recto de flecha 104">
          <svg:title/>
          <svg:desc/>
        </draw:connector>
        <draw:connector draw:type="line" svg:x1="10.28198in" svg:y1="4.71241in" draw:start-shape="id223" draw:start-glue-point="2" svg:x2="10.28198in" svg:y2="5.16869in" draw:end-shape="id224" draw:end-glue-point="0" draw:id="id232" draw:style-name="a1353" draw:name="Conector recto de flecha 106">
          <svg:title/>
          <svg:desc/>
        </draw:connector>
        <draw:custom-shape svg:x="1.78845in" svg:y="4.80794in" svg:width="1.10663in" svg:height="0.5142in" draw:id="id233" draw:style-name="a1356" draw:name="Forma libre 107">
          <svg:title/>
          <svg:desc/>
          <text:p text:style-name="a1355" text:class-names="" text:cond-style-name=""><text:span text:style-name="a1354" text:class-names="">Genera recib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3.39882in" svg:y1="5.05651in" draw:start-shape="id228" draw:start-glue-point="3" svg:x2="2.89508in" svg:y2="5.06504in" draw:end-shape="id233" draw:end-glue-point="1" draw:id="id234" draw:style-name="a1358" draw:name="Conector recto de flecha 115">
          <svg:title/>
          <svg:desc/>
        </draw:connector>
        <draw:frame draw:id="id235" draw:style-name="a1361" draw:name="CuadroTexto 125" svg:x="4.17182in" svg:y="5.44395in" svg:width="0.29409in" svg:height="0.53983in">
          <draw:text-box>
            <text:p text:style-name="a1360" text:class-names="" text:cond-style-name=""><text:span text:style-name="a1359" text:class-names="">SI</text:span></text:p>
          </draw:text-box>
          <svg:title/>
          <svg:desc/>
        </draw:frame>
        <draw:frame draw:id="id236" draw:style-name="a1364" draw:name="CuadroTexto 126" svg:x="2.97932in" svg:y="4.79641in" svg:width="0.43346in" svg:height="0.1958in">
          <draw:text-box>
            <text:p text:style-name="a1363" text:class-names="" text:cond-style-name=""><text:span text:style-name="a1362" text:class-names="">NO</text:span></text:p>
          </draw:text-box>
          <svg:title/>
          <svg:desc/>
        </draw:frame>
        <draw:frame draw:id="id237" draw:style-name="a1367" draw:name="CuadroTexto 127" svg:x="4.17871in" svg:y="4.6065in" svg:width="0.34314in" svg:height="0.23913in">
          <draw:text-box>
            <text:p text:style-name="a1366" text:class-names="" text:cond-style-name=""><text:span text:style-name="a1365" text:class-names="">SI</text:span></text:p>
          </draw:text-box>
          <svg:title/>
          <svg:desc/>
        </draw:frame>
        <draw:frame draw:id="id238" draw:style-name="a1370" draw:name="CuadroTexto 128" svg:x="5.22158in" svg:y="4.21748in" svg:width="0.43346in" svg:height="0.1958in">
          <draw:text-box>
            <text:p text:style-name="a1369" text:class-names="" text:cond-style-name=""><text:span text:style-name="a1368" text:class-names="">NO</text:span></text:p>
          </draw:text-box>
          <svg:title/>
          <svg:desc/>
        </draw:frame>
        <draw:custom-shape svg:x="5.78479in" svg:y="2.65385in" svg:width="1.08189in" svg:height="0.53271in" draw:id="id239" draw:style-name="a1373" draw:name="Forma libre 82">
          <svg:title/>
          <svg:desc/>
          <text:p text:style-name="a1372" text:class-names="" text:cond-style-name=""><text:span text:style-name="a1371" text:class-names="">Asigna Unidad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2.09844in" svg:y="0.91767in" svg:width="1.05113in" svg:height="0.50677in" draw:id="id240" draw:style-name="a1376" draw:name="Forma libre 75">
          <svg:title/>
          <svg:desc/>
          <text:p text:style-name="a1375" text:class-names="" text:cond-style-name=""><text:span text:style-name="a1374" text:class-names="">Recibe el Boleto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94599in" svg:y="1.81064in" svg:width="1.35968in" svg:height="0.38037in" draw:id="id241" draw:style-name="a1379" draw:name="Forma libre 76">
          <svg:title/>
          <svg:desc/>
          <text:p text:style-name="a1378" text:class-names="" text:cond-style-name=""><text:span text:style-name="a1377" text:class-names="">¿Cliente Nuevo?</text:span></text:p>
          <draw:enhanced-geometry xmlns:dr3d="urn:oasis:names:tc:opendocument:xmlns:dr3d:1.0" draw:type="non-primitive" svg:viewBox="0 0 21600 21600" draw:enhanced-path="M ?f2 ?f0 L ?f1 ?f2 ?f2 ?f1 ?f0 ?f2 ?f2 ?f0 Z N" draw:text-areas="?f13 ?f13 ?f14 ?f14" draw:glue-points="?f10 ?f11 ?f11 ?f10 ?f10 ?f12 ?f12 ?f10" draw:glue-point-leaving-directions="-0, -0, -0, -0">
            <draw:equation draw:name="f0" draw:formula="0"/>
            <draw:equation draw:name="f1" draw:formula="21600"/>
            <draw:equation draw:name="f2" draw:formula="10800"/>
            <draw:equation draw:name="f3" draw:formula="?f1 - ?f0"/>
            <draw:equation draw:name="f4" draw:formula="?f3 / 21600"/>
            <draw:equation draw:name="f5" draw:formula="5400 * ?f4"/>
            <draw:equation draw:name="f6" draw:formula="16200 * ?f4"/>
            <draw:equation draw:name="f7" draw:formula="10800 * ?f4"/>
            <draw:equation draw:name="f8" draw:formula="0 * ?f4"/>
            <draw:equation draw:name="f9" draw:formula="21600 * ?f4"/>
            <draw:equation draw:name="f10" draw:formula="?f7 / ?f4"/>
            <draw:equation draw:name="f11" draw:formula="?f8 / ?f4"/>
            <draw:equation draw:name="f12" draw:formula="?f9 / ?f4"/>
            <draw:equation draw:name="f13" draw:formula="?f5 / ?f4"/>
            <draw:equation draw:name="f14" draw:formula="?f6 / ?f4"/>
          </draw:enhanced-geometry>
        </draw:custom-shape>
        <draw:custom-shape svg:x="3.68324in" svg:y="1.7115in" svg:width="0.94938in" svg:height="0.57865in" draw:id="id242" draw:style-name="a1383" draw:name="Forma libre 75">
          <svg:title/>
          <svg:desc/>
          <text:p text:style-name="a1382" text:class-names="" text:cond-style-name=""><text:span text:style-name="a1380" text:class-names="">Realiza alta en el sistema</text:span><text:span text:style-name="a13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243" draw:style-name="a1386" draw:name="CuadroTexto 110" svg:x="3.21753in" svg:y="1.81897in" svg:width="0.38193in" svg:height="0.24383in">
          <draw:text-box>
            <text:p text:style-name="a1385" text:class-names="" text:cond-style-name=""><text:span text:style-name="a1384" text:class-names="">SI</text:span></text:p>
          </draw:text-box>
          <svg:title/>
          <svg:desc/>
        </draw:frame>
        <draw:frame draw:id="id244" draw:style-name="a1389" draw:name="CuadroTexto 111" svg:x="2.63592in" svg:y="2.7266in" svg:width="0.39258in" svg:height="0.2705in">
          <draw:text-box>
            <text:p text:style-name="a1388" text:class-names="" text:cond-style-name=""><text:span text:style-name="a1387" text:class-names="">NO</text:span></text:p>
          </draw:text-box>
          <svg:title/>
          <svg:desc/>
        </draw:frame>
        <draw:connector draw:type="line" svg:x1="4.15793in" svg:y1="2.29015in" draw:start-shape="id242" draw:start-glue-point="2" svg:x2="4.15793in" svg:y2="2.61502in" draw:end-shape="id221" draw:end-glue-point="0" draw:id="id245" draw:style-name="a1391" draw:name="Conector recto de flecha 143">
          <svg:title/>
          <svg:desc/>
        </draw:connector>
        <draw:custom-shape svg:x="7.46969in" svg:y="0in" svg:width="1.94651in" svg:height="0.36543in" draw:id="id246" draw:style-name="a1394" draw:name="Forma libre 34">
          <svg:title/>
          <svg:desc/>
          <text:p text:style-name="a1393" text:class-names="" text:cond-style-name=""><text:span text:style-name="a1392" text:class-names="">Factu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75835in" svg:y="7.56621in" svg:width="1.0788in" svg:height="0.61726in" draw:id="id247" draw:style-name="a1397" draw:name="Proceso predefinido 71">
          <svg:title/>
          <svg:desc/>
          <text:p text:style-name="a1396" text:class-names="" text:cond-style-name=""><text:span text:style-name="a1395" text:class-names="">Proceso de Entrega de unidad 0 KM</text:span></text:p>
          <draw:enhanced-geometry xmlns:dr3d="urn:oasis:names:tc:opendocument:xmlns:dr3d:1.0" draw:type="non-primitive" svg:viewBox="0 0 1080000 458726" draw:enhanced-path="S M ?f0 ?f0 L ?f1 ?f0 ?f1 ?f2 ?f0 ?f2 Z N F M ?f3 ?f0 L ?f3 ?f2 M ?f4 ?f0 L ?f4 ?f2 N F M ?f0 ?f0 L ?f1 ?f0 ?f1 ?f2 ?f0 ?f2 Z N" draw:text-areas="?f15 ?f10 ?f16 ?f13" draw:glue-points="?f9 ?f10 ?f11 ?f12 ?f9 ?f13 ?f14 ?f12" draw:glue-point-leaving-directions="-360, -270, -180, -90">
            <draw:equation draw:name="f0" draw:formula="0"/>
            <draw:equation draw:name="f1" draw:formula="1080000"/>
            <draw:equation draw:name="f2" draw:formula="458726"/>
            <draw:equation draw:name="f3" draw:formula="135000"/>
            <draw:equation draw:name="f4" draw:formula="945000"/>
            <draw:equation draw:name="f5" draw:formula="?f2 - ?f0"/>
            <draw:equation draw:name="f6" draw:formula="?f1 - ?f0"/>
            <draw:equation draw:name="f7" draw:formula="?f6 / 1080000"/>
            <draw:equation draw:name="f8" draw:formula="?f5 / 458726"/>
            <draw:equation draw:name="f9" draw:formula="540000 / ?f7"/>
            <draw:equation draw:name="f10" draw:formula="0 / ?f8"/>
            <draw:equation draw:name="f11" draw:formula="0 / ?f7"/>
            <draw:equation draw:name="f12" draw:formula="229363 / ?f8"/>
            <draw:equation draw:name="f13" draw:formula="458726 / ?f8"/>
            <draw:equation draw:name="f14" draw:formula="1080000 / ?f7"/>
            <draw:equation draw:name="f15" draw:formula="135000 / ?f7"/>
            <draw:equation draw:name="f16" draw:formula="945000 / ?f7"/>
          </draw:enhanced-geometry>
        </draw:custom-shape>
        <draw:connector draw:type="line" svg:x1="1.45041in" svg:y1="2.92253in" draw:start-shape="id220" draw:start-glue-point="1" svg:x2="3.55247in" svg:y2="2.92253in" draw:end-shape="id221" draw:end-glue-point="3" draw:id="id248" draw:style-name="a1399" draw:name="Conector recto de flecha 84">
          <svg:title/>
          <svg:desc/>
        </draw:connector>
        <draw:connector draw:type="line" svg:x1="3.30567in" svg:y1="2.00082in" draw:start-shape="id241" draw:start-glue-point="1" svg:x2="3.68324in" svg:y2="2.00082in" draw:end-shape="id242" draw:end-glue-point="3" draw:id="id249" draw:style-name="a1401" draw:name="Conector recto de flecha 89">
          <svg:title/>
          <svg:desc/>
        </draw:connector>
        <draw:connector draw:type="standard" svg:x1="3.45491in" svg:y1="2.09345in" draw:start-shape="id241" draw:start-glue-point="2" svg:x2="2.72339in" svg:y2="3.02009in" draw:end-shape="id221" draw:end-glue-point="3" draw:id="id250" draw:style-name="a1403" draw:transform="translate(-3.08915in -2.55677in) rotate(-4.71239) translate(3.08915in 2.55677in)" draw:name="Conector angular 102">
          <svg:title/>
          <svg:desc/>
        </draw:connector>
        <draw:connector draw:type="standard" svg:x1="0.90946in" svg:y1="3.18816in" draw:start-shape="id233" draw:start-glue-point="3" svg:x2="1.78845in" svg:y2="5.06504in" draw:end-shape="id220" draw:end-glue-point="2" draw:id="id251" draw:style-name="a1405" draw:transform="translate(-1.34896in -4.1266in) rotate(-3.14159) translate(1.34896in 4.1266in)" draw:name="Conector angular 105">
          <svg:title/>
          <svg:desc/>
        </draw:connector>
        <draw:connector draw:type="line" svg:x1="4.15793in" svg:y1="3.23003in" draw:start-shape="id221" draw:start-glue-point="2" svg:x2="4.15793in" svg:y2="4.20134in" draw:end-shape="id222" draw:end-glue-point="0" draw:id="id252" draw:style-name="a1407" draw:name="Conector recto de flecha 108">
          <svg:title/>
          <svg:desc/>
        </draw:connector>
        <draw:connector draw:type="line" svg:x1="2.624in" svg:y1="1.42444in" draw:start-shape="id240" draw:start-glue-point="2" svg:x2="2.62583in" svg:y2="1.81064in" draw:end-shape="id241" draw:end-glue-point="0" draw:id="id253" draw:style-name="a1409" draw:name="Conector recto de flecha 116">
          <svg:title/>
          <svg:desc/>
        </draw:connector>
        <draw:connector draw:type="line" svg:x1="6.29122in" svg:y1="7.2114in" draw:start-shape="id227" draw:start-glue-point="2" svg:x2="6.29775in" svg:y2="7.56621in" draw:end-shape="id247" draw:end-glue-point="0" draw:id="id254" draw:style-name="a1411" draw:name="Conector recto de flecha 123">
          <svg:title/>
          <svg:desc/>
        </draw:connector>
        <draw:connector draw:type="line" svg:x1="4.76339in" svg:y1="2.92253in" draw:start-shape="id221" draw:start-glue-point="1" svg:x2="5.78479in" svg:y2="2.9202in" draw:end-shape="id239" draw:end-glue-point="3" draw:id="id255" draw:style-name="a1413" draw:name="Conector recto de flecha 128">
          <svg:title/>
          <svg:desc/>
        </draw:connector>
        <draw:custom-shape svg:x="9.41621in" svg:y="0.03034in" svg:width="1.60368in" svg:height="8.23666in" draw:id="id256" draw:style-name="a1416" draw:name="Rectángulo 73">
          <svg:title/>
          <svg:desc/>
          <text:p text:style-name="a1415" text:class-names="" text:cond-style-name=""><text:span text:style-name="a1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162in" svg:y="0in" svg:width="1.60369in" svg:height="0.36543in" draw:id="id257" draw:style-name="a1419" draw:name="Forma libre 34">
          <svg:title/>
          <svg:desc/>
          <text:p text:style-name="a1418" text:class-names="" text:cond-style-name=""><text:span text:style-name="a1417" text:class-names="">Vendedor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7.84374in" svg:y="5.71387in" svg:width="1.19841in" svg:height="0.50073in" draw:id="id258" draw:style-name="a1422" draw:name="Forma libre 80">
          <svg:title/>
          <svg:desc/>
          <text:p text:style-name="a1421" text:class-names="" text:cond-style-name=""><text:span text:style-name="a1420" text:class-names="">Controla la cuenta del cliente y los saldos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6871in" svg:y="5.71387in" svg:width="1.19841in" svg:height="0.50073in" draw:id="id259" draw:style-name="a1425" draw:name="Forma libre 80">
          <svg:title/>
          <svg:desc/>
          <text:p text:style-name="a1424" text:class-names="" text:cond-style-name=""><text:span text:style-name="a1423" text:class-names="">Prepara legajo de la operación y solicita la facturación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4.77728in" svg:y1="5.9641in" draw:start-shape="id225" draw:start-glue-point="1" svg:x2="5.66871in" svg:y2="5.96423in" draw:end-shape="id259" draw:end-glue-point="3" draw:id="id260" draw:style-name="a1427" draw:name="Conector recto de flecha 151">
          <svg:title/>
          <svg:desc/>
        </draw:connector>
        <draw:connector draw:type="line" svg:x1="6.86712in" svg:y1="5.96423in" draw:start-shape="id259" draw:start-glue-point="1" svg:x2="7.84374in" svg:y2="5.96423in" draw:end-shape="id258" draw:end-glue-point="3" draw:id="id261" draw:style-name="a1429" draw:name="Conector recto de flecha 153">
          <svg:title/>
          <svg:desc/>
        </draw:connector>
        <draw:custom-shape svg:x="2.49869in" svg:y="0.41357in" svg:width="0.27239in" svg:height="0.25037in" draw:id="id262" draw:style-name="a1432" draw:name="Elipse 208">
          <svg:title/>
          <svg:desc/>
          <text:p text:style-name="a1431" text:class-names="" text:cond-style-name=""><text:span text:style-name="a1430" text:class-names="">1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8.44294in" svg:y1="6.2146in" draw:start-shape="id258" draw:start-glue-point="2" svg:x2="8.44294in" svg:y2="6.70843in" draw:end-shape="id226" draw:end-glue-point="0" draw:id="id263" draw:style-name="a1434" draw:name="Conector recto de flecha 160">
          <svg:title/>
          <svg:desc/>
        </draw:connector>
        <draw:connector draw:type="line" svg:x1="7.84374in" svg:y1="6.95879in" draw:start-shape="id226" draw:start-glue-point="3" svg:x2="6.89043in" svg:y2="6.96103in" draw:end-shape="id227" draw:end-glue-point="1" draw:id="id264" draw:style-name="a1436" draw:name="Conector recto de flecha 162">
          <svg:title/>
          <svg:desc/>
        </draw:connector>
        <draw:connector draw:type="line" svg:x1="2.63489in" svg:y1="0.66394in" draw:start-shape="id262" draw:start-glue-point="2" svg:x2="2.624in" svg:y2="0.91767in" draw:end-shape="id240" draw:end-glue-point="0" draw:id="id265" draw:style-name="a1438" draw:name="Conector recto de flecha 167">
          <svg:title/>
          <svg:desc/>
        </draw:connector>
        <draw:custom-shape svg:x="5.78479in" svg:y="3.37597in" svg:width="1.08189in" svg:height="0.53271in" draw:id="id266" draw:style-name="a1441" draw:name="Forma libre 82">
          <svg:title/>
          <svg:desc/>
          <text:p text:style-name="a1440" text:class-names="" text:cond-style-name=""><text:span text:style-name="a1439" text:class-names="">Solicita presupuesto de gestorí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9.74602in" svg:y="3.3981in" svg:width="1.0719in" svg:height="0.50594in" draw:id="id267" draw:style-name="a1444" draw:name="Forma libre 82">
          <svg:title/>
          <svg:desc/>
          <text:p text:style-name="a1443" text:class-names="" text:cond-style-name=""><text:span text:style-name="a1442" text:class-names="">Comunica al cliente y confirma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onnector draw:type="line" svg:x1="6.86668in" svg:y1="3.64232in" draw:start-shape="id266" draw:start-glue-point="1" svg:x2="9.74602in" svg:y2="3.65107in" draw:end-shape="id267" draw:end-glue-point="3" draw:id="id268" draw:style-name="a1446" draw:name="Conector recto de flecha 174">
          <svg:title/>
          <svg:desc/>
        </draw:connector>
        <draw:connector draw:type="line" svg:x1="6.32573in" svg:y1="3.18656in" draw:start-shape="id239" draw:start-glue-point="2" svg:x2="6.32573in" svg:y2="3.37597in" draw:end-shape="id266" draw:end-glue-point="0" draw:id="id269" draw:style-name="a1448" draw:name="Conector recto de flecha 176">
          <svg:title/>
          <svg:desc/>
        </draw:connector>
        <presentation:notes draw:style-name="a1454">
          <draw:frame draw:id="id270" draw:style-name="a1451" draw:name="Marcador de número de diapositiva 6" svg:x="4.67953in" svg:y="11.10827in" svg:width="3.5878in" svg:height="0.58425in">
            <draw:text-box>
              <text:p text:style-name="a1450" text:class-names="" text:cond-style-name=""><text:span text:style-name="a1449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271" presentation:style-name="a1452" draw:name="Marcador de imagen de diapositiva 1">
            <svg:title/>
            <svg:desc/>
          </draw:page-thumbnail>
          <draw:frame draw:id="id272" presentation:style-name="a1453" draw:name="Marcador de nota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81693in" svg:y="2.21142in" svg:width="9.38898in" svg:height="1.76929in"/>
      <presentation:placeholder presentation:object="object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81693in" svg:y="2.21142in" svg:width="9.38898in" svg:height="1.76929in"/>
      <presentation:placeholder presentation:object="object" svg:x="0.75868in" svg:y="2.20139in" svg:width="4.67014in" svg:height="5.24479in"/>
      <presentation:placeholder presentation:object="object" svg:x="5.59549in" svg:y="2.20139in" svg:width="4.6701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81693in" svg:y="2.21142in" svg:width="9.38898in" svg:height="1.769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81693in" svg:y="2.21142in" svg:width="9.38898in" svg:height="1.76929in"/>
      <presentation:placeholder presentation:object="outline" svg:x="0.75868in" svg:y="2.20139in" svg:width="9.5069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88889in" svg:y="2.20139in" svg:width="2.37674in" svg:height="5.24479in"/>
      <presentation:placeholder presentation:object="outline" svg:x="0.75868in" svg:y="2.20139in" svg:width="6.96354in" svg:height="5.2447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2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233" svg:viewBox="0 0 20 30" svg:d="m10 0-10 30h20z"/>
    <draw:marker draw:name="a1445" svg:viewBox="0 0 20 30" svg:d="m10 0-10 30h20z"/>
    <draw:marker draw:name="a1447" svg:viewBox="0 0 20 30" svg:d="m10 0-10 30h20z"/>
    <draw:marker draw:name="a1238" svg:viewBox="0 0 20 30" svg:d="m10 0-10 30h20z"/>
    <draw:marker draw:name="a1210" svg:viewBox="0 0 20 30" svg:d="m10 0-10 30h20z"/>
    <draw:marker draw:name="a1212" svg:viewBox="0 0 20 30" svg:d="m10 0-10 30h20z"/>
    <draw:marker draw:name="a1289" svg:viewBox="0 0 20 30" svg:d="m10 0-10 30h20z"/>
    <draw:marker draw:name="a1130" svg:viewBox="0 0 20 30" svg:d="m10 0-10 30h20z"/>
    <draw:marker draw:name="a1214" svg:viewBox="0 0 20 30" svg:d="m10 0-10 30h20z"/>
    <draw:marker draw:name="a1426" svg:viewBox="0 0 20 30" svg:d="m10 0-10 30h20z"/>
    <draw:marker draw:name="a1132" svg:viewBox="0 0 20 30" svg:d="m10 0-10 30h20z"/>
    <draw:marker draw:name="a1216" svg:viewBox="0 0 20 30" svg:d="m10 0-10 30h20z"/>
    <draw:marker draw:name="a1428" svg:viewBox="0 0 20 30" svg:d="m10 0-10 30h20z"/>
    <draw:marker draw:name="a1134" svg:viewBox="0 0 20 30" svg:d="m10 0-10 30h20z"/>
    <draw:marker draw:name="a1218" svg:viewBox="0 0 20 30" svg:d="m10 0-10 30h20z"/>
    <draw:marker draw:name="a1261" svg:viewBox="0 0 20 30" svg:d="m10 0-10 30h20z"/>
    <draw:marker draw:name="a1346" svg:viewBox="0 0 20 30" svg:d="m10 0-10 30h20z"/>
    <draw:marker draw:name="a1390" svg:viewBox="0 0 20 30" svg:d="m10 0-10 30h20z"/>
    <draw:marker draw:name="a1348" svg:viewBox="0 0 20 30" svg:d="m10 0-10 30h20z"/>
    <draw:marker draw:name="a1400" svg:viewBox="0 0 20 30" svg:d="m10 0-10 30h20z"/>
    <draw:marker draw:name="a1402" svg:viewBox="0 0 20 30" svg:d="m10 0-10 30h20z"/>
    <draw:marker draw:name="a1404" svg:viewBox="0 0 20 30" svg:d="m10 0-10 30h20z"/>
    <draw:marker draw:name="a1406" svg:viewBox="0 0 20 30" svg:d="m10 0-10 30h20z"/>
    <draw:marker draw:name="a1398" svg:viewBox="0 0 20 30" svg:d="m10 0-10 30h20z"/>
    <draw:marker draw:name="a1408" svg:viewBox="0 0 20 30" svg:d="m10 0-10 30h20z"/>
    <draw:marker draw:name="a1243" svg:viewBox="0 0 20 30" svg:d="m10 0-10 30h20z"/>
    <draw:marker draw:name="a1245" svg:viewBox="0 0 20 30" svg:d="m10 0-10 30h20z"/>
    <draw:marker draw:name="a1247" svg:viewBox="0 0 20 30" svg:d="m10 0-10 30h20z"/>
    <draw:marker draw:name="a1249" svg:viewBox="0 0 20 30" svg:d="m10 0-10 30h20z"/>
    <draw:marker draw:name="a1220" svg:viewBox="0 0 20 30" svg:d="m10 0-10 30h20z"/>
    <draw:marker draw:name="a1433" svg:viewBox="0 0 20 30" svg:d="m10 0-10 30h20z"/>
    <draw:marker draw:name="a1350" svg:viewBox="0 0 20 30" svg:d="m10 0-10 30h20z"/>
    <draw:marker draw:name="a1435" svg:viewBox="0 0 20 30" svg:d="m10 0-10 30h20z"/>
    <draw:marker draw:name="a1225" svg:viewBox="0 0 20 30" svg:d="m10 0-10 30h20z"/>
    <draw:marker draw:name="a1352" svg:viewBox="0 0 20 30" svg:d="m10 0-10 30h20z"/>
    <draw:marker draw:name="a1437" svg:viewBox="0 0 20 30" svg:d="m10 0-10 30h20z"/>
    <draw:marker draw:name="a1270" svg:viewBox="0 0 20 30" svg:d="m10 0-10 30h20z"/>
    <draw:marker draw:name="a1272" svg:viewBox="0 0 20 30" svg:d="m10 0-10 30h20z"/>
    <draw:marker draw:name="a1357" svg:viewBox="0 0 20 30" svg:d="m10 0-10 30h20z"/>
    <draw:marker draw:name="a1410" svg:viewBox="0 0 20 30" svg:d="m10 0-10 30h20z"/>
    <draw:marker draw:name="a1412" svg:viewBox="0 0 20 30" svg:d="m10 0-10 30h20z"/>
    <draw:marker draw:name="a1195" svg:viewBox="0 0 20 30" svg:d="m10 0-10 30h20z"/>
    <draw:marker draw:name="a1197" svg:viewBox="0 0 20 30" svg:d="m10 0-10 30h20z"/>
    <draw:marker draw:name="a1251" svg:viewBox="0 0 20 30" svg:d="m10 0-10 30h20z"/>
    <draw:marker draw:name="a1128" svg:viewBox="0 0 20 30" svg:d="m10 0-10 30h20z"/>
    <draw:marker draw:name="a1259" svg:viewBox="0 0 20 30" svg:d="m10 0-10 30h20z"/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5">
      <style:graphic-properties draw:fill="none" draw:stroke="non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draw:fill="none" draw:stroke="none"/>
    </style:style>
    <style:style style:family="paragraph" style:name="a3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67">
      <style:graphic-properties draw:fill="none" draw:stroke="non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draw:fill="none" draw:stroke="non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draw:fill="none" draw:stroke="non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7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draw:fill="none" draw:stroke="non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376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2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7">
      <style:graphic-properties draw:fill="none" draw:stroke="non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">
      <style:graphic-properties draw:fill="none" draw:stroke="non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draw:fill="none" draw:stroke="non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draw:fill="none" draw:stroke="non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2">
      <style:graphic-properties draw:fill="none" draw:stroke="none"/>
    </style:style>
    <style:style style:family="presentation" style:name="a51">
      <style:graphic-properties draw:fill="none" draw:stroke="non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draw:fill="none" draw:stroke="none"/>
    </style:style>
    <style:style style:family="presentation" style:name="a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draw:fill="none" draw:stroke="none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7">
      <style:graphic-properties draw:fill="none" draw:stroke="non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6">
      <style:graphic-properties draw:fill="none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">
      <style:graphic-properties draw:fill="none" draw:stroke="non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none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draw:fill="none" draw:stroke="non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8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83333in" style:font-size-asian="0.83333in" style:font-size-complex="0.8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">
      <style:graphic-properties draw:fill="none" draw:stroke="none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61111in" style:font-size-asian="0.61111in" style:font-size-complex="0.611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S Gothic" style:font-family-complex="Tahoma" style:font-family-generic="roman" style:font-pitch="variable" style:font-pitch-asian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Maestro-de-títulos-(predeterminado)" style:page-layout-name="pageLayout1" draw:style-name="a0">
      <draw:frame draw:id="id0" presentation:style-name="a3" draw:name="Marcador de título 1" svg:x="0.81693in" svg:y="2.21142in" svg:width="9.38898in" svg:height="1.76929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6" draw:name="Marcador de subtítulo 2" svg:x="1.64685in" svg:y="4.33071in" svg:width="7.72874in" svg:height="2.10512in" presentation:class="sub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9" draw:name="Marcador de fecha 3" svg:x="0.55118in" svg:y="7.53189in" svg:width="2.56811in" svg:height="0.57008in" presentation:class="date-time" presentation:placeholder="false">
        <draw:text-box>
          <text:p text:style-name="a8" text:class-names="" text:cond-style-name=""><text:span text:style-name="a7" text:class-names=""/></text:p>
        </draw:text-box>
        <svg:title/>
        <svg:desc/>
      </draw:frame>
      <draw:frame draw:id="id3" presentation:style-name="a12" draw:name="Marcador de pie de página 4" svg:x="3.77008in" svg:y="7.53189in" svg:width="3.49409in" svg:height="0.57008in" presentation:class="footer" presentation:placeholder="false">
        <draw:text-box>
          <text:p text:style-name="a11" text:class-names="" text:cond-style-name=""><text:span text:style-name="a10" text:class-names=""/></text:p>
        </draw:text-box>
        <svg:title/>
        <svg:desc/>
      </draw:frame>
      <draw:frame draw:id="id4" presentation:style-name="a15" draw:name="Marcador de número de diapositiva 5" svg:x="7.90394in" svg:y="7.53189in" svg:width="2.56811in" svg:height="0.57008in" presentation:class="page-number" presentation:placeholder="false">
        <draw:text-box>
          <text:p text:style-name="a14" text:class-names="" text:cond-style-name=""><text:span text:style-name="a13" text:class-names=""><text:page-number style:num-format="1" text:fixed="false"/></text:span></text:p>
        </draw:text-box>
        <svg:title/>
        <svg:desc/>
      </draw:frame>
      <presentation:notes style:page-layout-name="pageLayout2" draw:style-name="a32">
        <draw:page-thumbnail svg:x="1.21063in" svg:y="0.88858in" svg:width="5.84567in" svg:height="4.38425in" presentation:class="page" draw:id="id5" presentation:style-name="a16" draw:name="Marcador de imagen de diapositiva 1">
          <svg:title/>
          <svg:desc/>
        </draw:page-thumbnail>
        <draw:frame draw:id="id6" presentation:style-name="a19" draw:name="Marcador de notas 2" svg:x="0.82677in" svg:y="5.55394in" svg:width="6.61378in" svg:height="5.26142in" presentation:class="notes" presentation:placeholder="false">
          <draw:text-box>
            <text:p text:style-name="a18" text:class-names="" text:cond-style-name=""><text:span text:style-name="a17" text:class-names=""/></text:p>
          </draw:text-box>
          <svg:title/>
          <svg:desc/>
        </draw:frame>
        <draw:frame draw:id="id7" presentation:style-name="a22" draw:name="Marcador de encabezado 3" svg:x="0in" svg:y="0in" svg:width="3.5878in" svg:height="0.58425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8" presentation:style-name="a25" draw:name="Marcador de fecha 4" svg:x="4.67953in" svg:y="0in" svg:width="3.5878in" svg:height="0.58425in" presentation:class="date-time" presentation:placeholder="false">
          <draw:text-box>
            <text:p text:style-name="a24" text:class-names="" text:cond-style-name=""><text:span text:style-name="a23" text:class-names=""/></text:p>
          </draw:text-box>
          <svg:title/>
          <svg:desc/>
        </draw:frame>
        <draw:frame draw:id="id9" presentation:style-name="a28" draw:name="Marcador de pie de página 5" svg:x="0in" svg:y="11.10827in" svg:width="3.5878in" svg:height="0.58425in" presentation:class="footer" presentation:placeholder="false">
          <draw:text-box>
            <text:p text:style-name="a27" text:class-names="" text:cond-style-name=""><text:span text:style-name="a26" text:class-names=""/></text:p>
          </draw:text-box>
          <svg:title/>
          <svg:desc/>
        </draw:frame>
        <draw:frame draw:id="id10" presentation:style-name="a31" draw:name="Marcador de número de diapositiva 6" svg:x="4.67953in" svg:y="11.10827in" svg:width="3.5878in" svg:height="0.58425in" presentation:class="page-number" presentation:placeholder="false">
          <draw:text-box>
            <text:p text:style-name="a30" text:class-names="" text:cond-style-name=""><text:span text:style-name="a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33">
      <draw:frame draw:id="id11" presentation:style-name="a37" draw:name="Título 1" svg:x="1.37847in" svg:y="1.35243in" svg:width="8.26736in" svg:height="2.87847in" presentation:class="title" presentation:placeholder="false">
        <draw:text-box>
          <text:p text:style-name="a36" text:class-names="" text:cond-style-name=""><text:span text:style-name="a34" text:class-names="">Haga clic para modificar el estilo de título del patrón</text:span><text:span text:style-name="a35" text:class-names=""/></text:p>
        </draw:text-box>
        <svg:title/>
        <svg:desc/>
      </draw:frame>
      <draw:frame draw:id="id12" presentation:style-name="a41" draw:name="Subtítulo 2" svg:x="1.37847in" svg:y="4.34201in" svg:width="8.26736in" svg:height="1.99653in" presentation:class="subtitle" presentation:placeholder="false">
        <draw:text-box>
          <text:p text:style-name="a40" text:class-names="" text:cond-style-name=""><text:span text:style-name="a38" text:class-names="">Haga clic para modificar el estilo de subtítulo del patrón</text:span><text:span text:style-name="a39" text:class-names=""/></text:p>
        </draw:text-box>
        <svg:title/>
        <svg:desc/>
      </draw:frame>
      <draw:frame draw:id="id13" presentation:style-name="a44" draw:name="Marcador de fecha 3" svg:x="0.55118in" svg:y="7.53189in" svg:width="2.56811in" svg:height="0.57008in" presentation:class="date-time" presentation:placeholder="false">
        <draw:text-box>
          <text:p text:style-name="a43" text:class-names="" text:cond-style-name=""><text:span text:style-name="a42" text:class-names=""/></text:p>
        </draw:text-box>
        <svg:title/>
        <svg:desc/>
      </draw:frame>
      <draw:frame draw:id="id14" presentation:style-name="a47" draw:name="Marcador de pie de página 4" svg:x="3.77008in" svg:y="7.53189in" svg:width="3.49409in" svg:height="0.57008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15" presentation:style-name="a50" draw:name="Marcador de número de diapositiva 5" svg:x="7.90394in" svg:y="7.53189in" svg:width="2.56811in" svg:height="0.57008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  <presentation:notes style:page-layout-name="pageLayout2" draw:style-name="a67">
        <draw:page-thumbnail svg:x="1.21063in" svg:y="0.88858in" svg:width="5.84567in" svg:height="4.38425in" presentation:class="page" draw:id="id5" presentation:style-name="a51" draw:name="Marcador de imagen de diapositiva 1">
          <svg:title/>
          <svg:desc/>
        </draw:page-thumbnail>
        <draw:frame draw:id="id6" presentation:style-name="a54" draw:name="Marcador de notas 2" svg:x="0.82677in" svg:y="5.55394in" svg:width="6.61378in" svg:height="5.26142in" presentation:class="notes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7" presentation:style-name="a57" draw:name="Marcador de encabezado 3" svg:x="0in" svg:y="0in" svg:width="3.5878in" svg:height="0.58425in" presentation:class="head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8" presentation:style-name="a60" draw:name="Marcador de fecha 4" svg:x="4.67953in" svg:y="0in" svg:width="3.5878in" svg:height="0.58425in" presentation:class="date-time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9" presentation:style-name="a63" draw:name="Marcador de pie de página 5" svg:x="0in" svg:y="11.10827in" svg:width="3.5878in" svg:height="0.58425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0" presentation:style-name="a66" draw:name="Marcador de número de diapositiva 6" svg:x="4.67953in" svg:y="11.10827in" svg:width="3.5878in" svg:height="0.58425in" presentation:class="page-number" presentation:placeholder="false">
          <draw:text-box>
            <text:p text:style-name="a65" text:class-names="" text:cond-style-name=""><text:span text:style-name="a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68">
      <draw:frame draw:id="id16" presentation:style-name="a72" draw:name="Título 1" svg:x="0.81693in" svg:y="2.21142in" svg:width="9.38898in" svg:height="1.76929in" presentation:class="title" presentation:placeholder="false">
        <draw:text-box>
          <text:p text:style-name="a71" text:class-names="" text:cond-style-name=""><text:span text:style-name="a69" text:class-names="">Haga clic para modificar el estilo de título del patrón</text:span><text:span text:style-name="a70" text:class-names=""/></text:p>
        </draw:text-box>
        <svg:title/>
        <svg:desc/>
      </draw:frame>
      <draw:frame draw:id="id17" presentation:style-name="a88" draw:name="Marcador de contenido 2" svg:x="0.75868in" svg:y="2.20139in" svg:width="9.50694in" svg:height="5.24479in" presentation:class="object" presentation:placeholder="false">
        <draw:text-box>
          <text:p text:style-name="a74" text:class-names="" text:cond-style-name=""><text:span text:style-name="a73" text:class-names="">Haga clic para modificar el estilo de texto del patrón</text:span></text:p>
          <text:list text:style-name="a77">
            <text:list-item>
              <text:list text:style-name="a77">
                <text:list-item>
                  <text:p text:style-name="a76" text:class-names="" text:cond-style-name=""><text:span text:style-name="a75" text:class-names="">Segundo nivel</text:span></text:p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p text:style-name="a79" text:class-names="" text:cond-style-name=""><text:span text:style-name="a78" text:class-names="">Tercer nivel</text:span></text:p>
                    </text:list-item>
                  </text:list>
                </text:list-item>
              </text:list>
            </text:list-item>
          </text:list>
          <text:list text:style-name="a83">
            <text:list-item>
              <text:list text:style-name="a83">
                <text:list-item>
                  <text:list text:style-name="a83">
                    <text:list-item>
                      <text:list text:style-name="a83">
                        <text:list-item>
                          <text:p text:style-name="a82" text:class-names="" text:cond-style-name=""><text:span text:style-name="a8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list text:style-name="a87">
                            <text:list-item>
                              <text:p text:style-name="a86" text:class-names="" text:cond-style-name=""><text:span text:style-name="a84" text:class-names="">Quinto nivel</text:span><text:span text:style-name="a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91" draw:name="Marcador de fecha 3" svg:x="0.55118in" svg:y="7.53189in" svg:width="2.56811in" svg:height="0.57008in" presentation:class="date-time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Marcador de pie de página 4" svg:x="3.77008in" svg:y="7.53189in" svg:width="3.49409in" svg:height="0.57008in" presentation:class="footer" presentation:placeholder="false">
        <draw:text-box>
          <text:p text:style-name="a93" text:class-names="" text:cond-style-name=""><text:span text:style-name="a92" text:class-names=""/></text:p>
        </draw:text-box>
        <svg:title/>
        <svg:desc/>
      </draw:frame>
      <draw:frame draw:id="id20" presentation:style-name="a97" draw:name="Marcador de número de diapositiva 5" svg:x="7.90394in" svg:y="7.53189in" svg:width="2.56811in" svg:height="0.57008in" presentation:class="page-number" presentation:placeholder="false">
        <draw:text-box>
          <text:p text:style-name="a96" text:class-names="" text:cond-style-name=""><text:span text:style-name="a95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1.21063in" svg:y="0.88858in" svg:width="5.84567in" svg:height="4.38425in" presentation:class="page" draw:id="id5" presentation:style-name="a98" draw:name="Marcador de imagen de diapositiva 1">
          <svg:title/>
          <svg:desc/>
        </draw:page-thumbnail>
        <draw:frame draw:id="id6" presentation:style-name="a101" draw:name="Marcador de notas 2" svg:x="0.82677in" svg:y="5.55394in" svg:width="6.61378in" svg:height="5.26142in" presentation:class="notes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7" presentation:style-name="a104" draw:name="Marcador de encabezado 3" svg:x="0in" svg:y="0in" svg:width="3.5878in" svg:height="0.58425in" presentation:class="header" presentation:placeholder="false">
          <draw:text-box>
            <text:p text:style-name="a103" text:class-names="" text:cond-style-name=""><text:span text:style-name="a102" text:class-names=""/></text:p>
          </draw:text-box>
          <svg:title/>
          <svg:desc/>
        </draw:frame>
        <draw:frame draw:id="id8" presentation:style-name="a107" draw:name="Marcador de fecha 4" svg:x="4.67953in" svg:y="0in" svg:width="3.5878in" svg:height="0.58425in" presentation:class="date-time" presentation:placeholder="false">
          <draw:text-box>
            <text:p text:style-name="a106" text:class-names="" text:cond-style-name=""><text:span text:style-name="a105" text:class-names=""/></text:p>
          </draw:text-box>
          <svg:title/>
          <svg:desc/>
        </draw:frame>
        <draw:frame draw:id="id9" presentation:style-name="a110" draw:name="Marcador de pie de página 5" svg:x="0in" svg:y="11.10827in" svg:width="3.5878in" svg:height="0.58425in" presentation:class="foot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10" presentation:style-name="a113" draw:name="Marcador de número de diapositiva 6" svg:x="4.67953in" svg:y="11.10827in" svg:width="3.5878in" svg:height="0.58425in" presentation:class="page-number" presentation:placeholder="false">
          <draw:text-box>
            <text:p text:style-name="a112" text:class-names="" text:cond-style-name=""><text:span text:style-name="a1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15">
      <draw:frame draw:id="id21" presentation:style-name="a119" draw:name="Título 1" svg:x="0.75174in" svg:y="2.06076in" svg:width="9.50868in" svg:height="3.43924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2" presentation:style-name="a123" draw:name="Marcador de texto 2" svg:x="0.75174in" svg:y="5.53299in" svg:width="9.50868in" svg:height="1.80729in" presentation:class="outline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26" draw:name="Marcador de fecha 3" svg:x="0.55118in" svg:y="7.53189in" svg:width="2.56811in" svg:height="0.57008in" presentation:class="date-time" presentation:placeholder="false">
        <draw:text-box>
          <text:p text:style-name="a125" text:class-names="" text:cond-style-name=""><text:span text:style-name="a124" text:class-names=""/></text:p>
        </draw:text-box>
        <svg:title/>
        <svg:desc/>
      </draw:frame>
      <draw:frame draw:id="id24" presentation:style-name="a129" draw:name="Marcador de pie de página 4" svg:x="3.77008in" svg:y="7.53189in" svg:width="3.49409in" svg:height="0.57008in" presentation:class="footer" presentation:placeholder="false">
        <draw:text-box>
          <text:p text:style-name="a128" text:class-names="" text:cond-style-name=""><text:span text:style-name="a127" text:class-names=""/></text:p>
        </draw:text-box>
        <svg:title/>
        <svg:desc/>
      </draw:frame>
      <draw:frame draw:id="id25" presentation:style-name="a132" draw:name="Marcador de número de diapositiva 5" svg:x="7.90394in" svg:y="7.53189in" svg:width="2.56811in" svg:height="0.57008in" presentation:class="page-number" presentation:placeholder="false">
        <draw:text-box>
          <text:p text:style-name="a131" text:class-names="" text:cond-style-name=""><text:span text:style-name="a130" text:class-names=""><text:page-number style:num-format="1" text:fixed="false"/></text:span></text:p>
        </draw:text-box>
        <svg:title/>
        <svg:desc/>
      </draw:frame>
      <presentation:notes style:page-layout-name="pageLayout2" draw:style-name="a149">
        <draw:page-thumbnail svg:x="1.21063in" svg:y="0.88858in" svg:width="5.84567in" svg:height="4.38425in" presentation:class="page" draw:id="id5" presentation:style-name="a133" draw:name="Marcador de imagen de diapositiva 1">
          <svg:title/>
          <svg:desc/>
        </draw:page-thumbnail>
        <draw:frame draw:id="id6" presentation:style-name="a136" draw:name="Marcador de notas 2" svg:x="0.82677in" svg:y="5.55394in" svg:width="6.61378in" svg:height="5.26142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7" presentation:style-name="a139" draw:name="Marcador de encabezado 3" svg:x="0in" svg:y="0in" svg:width="3.5878in" svg:height="0.5842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8" presentation:style-name="a142" draw:name="Marcador de fecha 4" svg:x="4.67953in" svg:y="0in" svg:width="3.5878in" svg:height="0.5842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9" presentation:style-name="a145" draw:name="Marcador de pie de página 5" svg:x="0in" svg:y="11.10827in" svg:width="3.5878in" svg:height="0.58425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0" presentation:style-name="a148" draw:name="Marcador de número de diapositiva 6" svg:x="4.67953in" svg:y="11.10827in" svg:width="3.5878in" svg:height="0.58425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50">
      <draw:frame draw:id="id26" presentation:style-name="a154" draw:name="Título 1" svg:x="0.81693in" svg:y="2.21142in" svg:width="9.38898in" svg:height="1.76929in" presentation:class="title" presentation:placeholder="false">
        <draw:text-box>
          <text:p text:style-name="a153" text:class-names="" text:cond-style-name=""><text:span text:style-name="a151" text:class-names="">Haga clic para modificar el estilo de título del patrón</text:span><text:span text:style-name="a152" text:class-names=""/></text:p>
        </draw:text-box>
        <svg:title/>
        <svg:desc/>
      </draw:frame>
      <draw:frame draw:id="id27" presentation:style-name="a170" draw:name="Marcador de contenido 2" svg:x="0.75868in" svg:y="2.20139in" svg:width="4.67014in" svg:height="5.24479in" presentation:class="object" presentation:placeholder="false">
        <draw:text-box>
          <text:p text:style-name="a156" text:class-names="" text:cond-style-name=""><text:span text:style-name="a155" text:class-names="">Haga clic para modificar el estilo de texto del patrón</text:span></text:p>
          <text:list text:style-name="a159">
            <text:list-item>
              <text:list text:style-name="a159">
                <text:list-item>
                  <text:p text:style-name="a158" text:class-names="" text:cond-style-name=""><text:span text:style-name="a157" text:class-names="">Segundo nivel</text:span></text:p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p text:style-name="a161" text:class-names="" text:cond-style-name=""><text:span text:style-name="a16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list text:style-name="a165">
                        <text:list-item>
                          <text:p text:style-name="a164" text:class-names="" text:cond-style-name=""><text:span text:style-name="a16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list text:style-name="a169">
                        <text:list-item>
                          <text:list text:style-name="a169">
                            <text:list-item>
                              <text:p text:style-name="a168" text:class-names="" text:cond-style-name=""><text:span text:style-name="a166" text:class-names="">Quinto nivel</text:span><text:span text:style-name="a1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6" draw:name="Marcador de contenido 3" svg:x="5.59549in" svg:y="2.20139in" svg:width="4.67014in" svg:height="5.24479in" presentation:class="object" presentation:placeholder="false">
        <draw:text-box>
          <text:p text:style-name="a172" text:class-names="" text:cond-style-name=""><text:span text:style-name="a171" text:class-names="">Haga clic para modificar el estilo de texto del patrón</text:span></text:p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i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i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9" draw:name="Marcador de fecha 4" svg:x="0.55118in" svg:y="7.53189in" svg:width="2.56811in" svg:height="0.57008in" presentation:class="date-time" presentation:placeholder="false">
        <draw:text-box>
          <text:p text:style-name="a188" text:class-names="" text:cond-style-name=""><text:span text:style-name="a187" text:class-names=""/></text:p>
        </draw:text-box>
        <svg:title/>
        <svg:desc/>
      </draw:frame>
      <draw:frame draw:id="id30" presentation:style-name="a192" draw:name="Marcador de pie de página 5" svg:x="3.77008in" svg:y="7.53189in" svg:width="3.49409in" svg:height="0.57008in" presentation:class="footer" presentation:placeholder="false">
        <draw:text-box>
          <text:p text:style-name="a191" text:class-names="" text:cond-style-name=""><text:span text:style-name="a190" text:class-names=""/></text:p>
        </draw:text-box>
        <svg:title/>
        <svg:desc/>
      </draw:frame>
      <draw:frame draw:id="id31" presentation:style-name="a195" draw:name="Marcador de número de diapositiva 6" svg:x="7.90394in" svg:y="7.53189in" svg:width="2.56811in" svg:height="0.57008in" presentation:class="page-number" presentation:placeholder="false">
        <draw:text-box>
          <text:p text:style-name="a194" text:class-names="" text:cond-style-name=""><text:span text:style-name="a193" text:class-names=""><text:page-number style:num-format="1" text:fixed="false"/></text:span></text:p>
        </draw:text-box>
        <svg:title/>
        <svg:desc/>
      </draw:frame>
      <presentation:notes style:page-layout-name="pageLayout2" draw:style-name="a212">
        <draw:page-thumbnail svg:x="1.21063in" svg:y="0.88858in" svg:width="5.84567in" svg:height="4.38425in" presentation:class="page" draw:id="id5" presentation:style-name="a196" draw:name="Marcador de imagen de diapositiva 1">
          <svg:title/>
          <svg:desc/>
        </draw:page-thumbnail>
        <draw:frame draw:id="id6" presentation:style-name="a199" draw:name="Marcador de notas 2" svg:x="0.82677in" svg:y="5.55394in" svg:width="6.61378in" svg:height="5.26142in" presentation:class="notes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7" presentation:style-name="a202" draw:name="Marcador de encabezado 3" svg:x="0in" svg:y="0in" svg:width="3.5878in" svg:height="0.58425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8" presentation:style-name="a205" draw:name="Marcador de fecha 4" svg:x="4.67953in" svg:y="0in" svg:width="3.5878in" svg:height="0.58425in" presentation:class="date-time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9" presentation:style-name="a208" draw:name="Marcador de pie de página 5" svg:x="0in" svg:y="11.10827in" svg:width="3.5878in" svg:height="0.58425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1" draw:name="Marcador de número de diapositiva 6" svg:x="4.67953in" svg:y="11.10827in" svg:width="3.5878in" svg:height="0.58425in" presentation:class="page-number" presentation:placeholder="false">
          <draw:text-box>
            <text:p text:style-name="a210" text:class-names="" text:cond-style-name=""><text:span text:style-name="a2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13">
      <draw:frame draw:id="id32" presentation:style-name="a217" draw:name="Título 1" svg:x="0.75868in" svg:y="0.44097in" svg:width="9.50868in" svg:height="1.59722in" presentation:class="title" presentation:placeholder="false">
        <draw:text-box>
          <text:p text:style-name="a216" text:class-names="" text:cond-style-name=""><text:span text:style-name="a214" text:class-names="">Haga clic para modificar el estilo de título del patrón</text:span><text:span text:style-name="a215" text:class-names=""/></text:p>
        </draw:text-box>
        <svg:title/>
        <svg:desc/>
      </draw:frame>
      <draw:frame draw:id="id33" presentation:style-name="a221" draw:name="Marcador de texto 2" svg:x="0.75868in" svg:y="2.02604in" svg:width="4.66493in" svg:height="0.99306in" presentation:class="outline" presentation:placeholder="false">
        <draw:text-box>
          <text:list text:style-name="a220">
            <text:list-item>
              <text:p text:style-name="a219" text:class-names="" text:cond-style-name=""><text:span text:style-name="a218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237" draw:name="Marcador de contenido 3" svg:x="0.75868in" svg:y="3.0191in" svg:width="4.66493in" svg:height="4.44271in" presentation:class="object" presentation:placeholder="false">
        <draw:text-box>
          <text:p text:style-name="a223" text:class-names="" text:cond-style-name=""><text:span text:style-name="a222" text:class-names="">Haga clic para modificar el estilo de texto del patrón</text:span></text:p>
          <text:list text:style-name="a226">
            <text:list-item>
              <text:list text:style-name="a226">
                <text:list-item>
                  <text:p text:style-name="a225" text:class-names="" text:cond-style-name=""><text:span text:style-name="a224" text:class-names="">Segundo nivel</text:span></text:p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p text:style-name="a228" text:class-names="" text:cond-style-name=""><text:span text:style-name="a22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p text:style-name="a231" text:class-names="" text:cond-style-name=""><text:span text:style-name="a23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list text:style-name="a236">
                            <text:list-item>
                              <text:p text:style-name="a235" text:class-names="" text:cond-style-name=""><text:span text:style-name="a233" text:class-names="">Quinto nivel</text:span><text:span text:style-name="a2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1" draw:name="Marcador de texto 4" svg:x="5.5816in" svg:y="2.02604in" svg:width="4.68576in" svg:height="0.99306in" presentation:class="outline" presentation:placeholder="false">
        <draw:text-box>
          <text:list text:style-name="a240">
            <text:list-item>
              <text:p text:style-name="a239" text:class-names="" text:cond-style-name=""><text:span text:style-name="a238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257" draw:name="Marcador de contenido 5" svg:x="5.5816in" svg:y="3.0191in" svg:width="4.68576in" svg:height="4.44271in" presentation:class="object" presentation:placeholder="false">
        <draw:text-box>
          <text:p text:style-name="a243" text:class-names="" text:cond-style-name=""><text:span text:style-name="a242" text:class-names="">Haga clic para modificar el estilo de texto del patrón</text:span></text:p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gundo ni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3" text:class-names="">Quinto nivel</text:span><text:span text:style-name="a2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0" draw:name="Marcador de fecha 6" svg:x="0.55118in" svg:y="7.53189in" svg:width="2.56811in" svg:height="0.57008in" presentation:class="date-time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38" presentation:style-name="a263" draw:name="Marcador de pie de página 7" svg:x="3.77008in" svg:y="7.53189in" svg:width="3.49409in" svg:height="0.57008in" presentation:class="footer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9" presentation:style-name="a266" draw:name="Marcador de número de diapositiva 8" svg:x="7.90394in" svg:y="7.53189in" svg:width="2.56811in" svg:height="0.57008in" presentation:class="page-number" presentation:placeholder="false">
        <draw:text-box>
          <text:p text:style-name="a265" text:class-names="" text:cond-style-name=""><text:span text:style-name="a264" text:class-names=""><text:page-number style:num-format="1" text:fixed="false"/></text:span></text:p>
        </draw:text-box>
        <svg:title/>
        <svg:desc/>
      </draw:frame>
      <presentation:notes style:page-layout-name="pageLayout2" draw:style-name="a283">
        <draw:page-thumbnail svg:x="1.21063in" svg:y="0.88858in" svg:width="5.84567in" svg:height="4.38425in" presentation:class="page" draw:id="id5" presentation:style-name="a267" draw:name="Marcador de imagen de diapositiva 1">
          <svg:title/>
          <svg:desc/>
        </draw:page-thumbnail>
        <draw:frame draw:id="id6" presentation:style-name="a270" draw:name="Marcador de notas 2" svg:x="0.82677in" svg:y="5.55394in" svg:width="6.61378in" svg:height="5.26142in" presentation:class="notes" presentation:placeholder="false">
          <draw:text-box>
            <text:p text:style-name="a269" text:class-names="" text:cond-style-name=""><text:span text:style-name="a268" text:class-names=""/></text:p>
          </draw:text-box>
          <svg:title/>
          <svg:desc/>
        </draw:frame>
        <draw:frame draw:id="id7" presentation:style-name="a273" draw:name="Marcador de encabezado 3" svg:x="0in" svg:y="0in" svg:width="3.5878in" svg:height="0.58425in" presentation:class="header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8" presentation:style-name="a276" draw:name="Marcador de fecha 4" svg:x="4.67953in" svg:y="0in" svg:width="3.5878in" svg:height="0.58425in" presentation:class="date-time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9" presentation:style-name="a279" draw:name="Marcador de pie de página 5" svg:x="0in" svg:y="11.10827in" svg:width="3.5878in" svg:height="0.58425in" presentation:class="footer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10" presentation:style-name="a282" draw:name="Marcador de número de diapositiva 6" svg:x="4.67953in" svg:y="11.10827in" svg:width="3.5878in" svg:height="0.58425in" presentation:class="page-number" presentation:placeholder="false">
          <draw:text-box>
            <text:p text:style-name="a281" text:class-names="" text:cond-style-name=""><text:span text:style-name="a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284">
      <draw:frame draw:id="id40" presentation:style-name="a288" draw:name="Título 1" svg:x="0.81693in" svg:y="2.21142in" svg:width="9.38898in" svg:height="1.76929in" presentation:class="title" presentation:placeholder="false">
        <draw:text-box>
          <text:p text:style-name="a287" text:class-names="" text:cond-style-name=""><text:span text:style-name="a285" text:class-names="">Haga clic para modificar el estilo de título del patrón</text:span><text:span text:style-name="a286" text:class-names=""/></text:p>
        </draw:text-box>
        <svg:title/>
        <svg:desc/>
      </draw:frame>
      <draw:frame draw:id="id41" presentation:style-name="a291" draw:name="Marcador de fecha 2" svg:x="0.55118in" svg:y="7.53189in" svg:width="2.56811in" svg:height="0.57008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2" presentation:style-name="a294" draw:name="Marcador de pie de página 3" svg:x="3.77008in" svg:y="7.53189in" svg:width="3.49409in" svg:height="0.57008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3" presentation:style-name="a297" draw:name="Marcador de número de diapositiva 4" svg:x="7.90394in" svg:y="7.53189in" svg:width="2.56811in" svg:height="0.57008in" presentation:class="page-number" presentation:placeholder="false">
        <draw:text-box>
          <text:p text:style-name="a296" text:class-names="" text:cond-style-name=""><text:span text:style-name="a295" text:class-names=""><text:page-number style:num-format="1" text:fixed="false"/></text:span></text:p>
        </draw:text-box>
        <svg:title/>
        <svg:desc/>
      </draw:frame>
      <presentation:notes style:page-layout-name="pageLayout2" draw:style-name="a314">
        <draw:page-thumbnail svg:x="1.21063in" svg:y="0.88858in" svg:width="5.84567in" svg:height="4.38425in" presentation:class="page" draw:id="id5" presentation:style-name="a298" draw:name="Marcador de imagen de diapositiva 1">
          <svg:title/>
          <svg:desc/>
        </draw:page-thumbnail>
        <draw:frame draw:id="id6" presentation:style-name="a301" draw:name="Marcador de notas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7" presentation:style-name="a304" draw:name="Marcador de encabezado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8" presentation:style-name="a307" draw:name="Marcador de fecha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9" presentation:style-name="a310" draw:name="Marcador de pie de página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3" draw:name="Marcador de número de diapositiva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15">
      <draw:frame draw:id="id44" presentation:style-name="a318" draw:name="Marcador de fecha 1" svg:x="0.55118in" svg:y="7.53189in" svg:width="2.56811in" svg:height="0.57008in" presentation:class="date-time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45" presentation:style-name="a321" draw:name="Marcador de pie de página 2" svg:x="3.77008in" svg:y="7.53189in" svg:width="3.49409in" svg:height="0.57008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46" presentation:style-name="a324" draw:name="Marcador de número de diapositiva 3" svg:x="7.90394in" svg:y="7.53189in" svg:width="2.56811in" svg:height="0.57008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  <presentation:notes style:page-layout-name="pageLayout2" draw:style-name="a341">
        <draw:page-thumbnail svg:x="1.21063in" svg:y="0.88858in" svg:width="5.84567in" svg:height="4.38425in" presentation:class="page" draw:id="id5" presentation:style-name="a325" draw:name="Marcador de imagen de diapositiva 1">
          <svg:title/>
          <svg:desc/>
        </draw:page-thumbnail>
        <draw:frame draw:id="id6" presentation:style-name="a328" draw:name="Marcador de notas 2" svg:x="0.82677in" svg:y="5.55394in" svg:width="6.61378in" svg:height="5.26142in" presentation:class="notes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7" presentation:style-name="a331" draw:name="Marcador de encabezado 3" svg:x="0in" svg:y="0in" svg:width="3.5878in" svg:height="0.58425in" presentation:class="header" presentation:placeholder="false">
          <draw:text-box>
            <text:p text:style-name="a330" text:class-names="" text:cond-style-name=""><text:span text:style-name="a329" text:class-names=""/></text:p>
          </draw:text-box>
          <svg:title/>
          <svg:desc/>
        </draw:frame>
        <draw:frame draw:id="id8" presentation:style-name="a334" draw:name="Marcador de fecha 4" svg:x="4.67953in" svg:y="0in" svg:width="3.5878in" svg:height="0.58425in" presentation:class="date-time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9" presentation:style-name="a337" draw:name="Marcador de pie de página 5" svg:x="0in" svg:y="11.10827in" svg:width="3.5878in" svg:height="0.58425in" presentation:class="footer" presentation:placeholder="false">
          <draw:text-box>
            <text:p text:style-name="a336" text:class-names="" text:cond-style-name=""><text:span text:style-name="a335" text:class-names=""/></text:p>
          </draw:text-box>
          <svg:title/>
          <svg:desc/>
        </draw:frame>
        <draw:frame draw:id="id10" presentation:style-name="a340" draw:name="Marcador de número de diapositiva 6" svg:x="4.67953in" svg:y="11.10827in" svg:width="3.5878in" svg:height="0.58425in" presentation:class="page-number" presentation:placeholder="false">
          <draw:text-box>
            <text:p text:style-name="a339" text:class-names="" text:cond-style-name=""><text:span text:style-name="a3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42">
      <draw:frame draw:id="id47" presentation:style-name="a346" draw:name="Título 1" svg:x="0.75868in" svg:y="0.55035in" svg:width="3.55556in" svg:height="1.93056in" presentation:class="title" presentation:placeholder="false">
        <draw:text-box>
          <text:p text:style-name="a345" text:class-names="" text:cond-style-name=""><text:span text:style-name="a343" text:class-names="">Haga clic para modificar el estilo de título del patrón</text:span><text:span text:style-name="a344" text:class-names=""/></text:p>
        </draw:text-box>
        <svg:title/>
        <svg:desc/>
      </draw:frame>
      <draw:frame draw:id="id48" presentation:style-name="a362" draw:name="Marcador de contenido 2" svg:x="4.6875in" svg:y="1.19097in" svg:width="5.57986in" svg:height="5.875in" presentation:class="object" presentation:placeholder="false">
        <draw:text-box>
          <text:p text:style-name="a348" text:class-names="" text:cond-style-name=""><text:span text:style-name="a347" text:class-names="">Haga clic para modificar el estilo de texto del patrón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gundo ni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Quinto ni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Marcador de texto 3" svg:x="0.75868in" svg:y="2.4809in" svg:width="3.55556in" svg:height="4.59375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369" draw:name="Marcador de fecha 4" svg:x="0.55118in" svg:y="7.53189in" svg:width="2.56811in" svg:height="0.57008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Marcador de pie de página 5" svg:x="3.77008in" svg:y="7.53189in" svg:width="3.49409in" svg:height="0.57008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Marcador de número de diapositiva 6" svg:x="7.90394in" svg:y="7.53189in" svg:width="2.56811in" svg:height="0.57008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1.21063in" svg:y="0.88858in" svg:width="5.84567in" svg:height="4.38425in" presentation:class="page" draw:id="id5" presentation:style-name="a376" draw:name="Marcador de imagen de diapositiva 1">
          <svg:title/>
          <svg:desc/>
        </draw:page-thumbnail>
        <draw:frame draw:id="id6" presentation:style-name="a379" draw:name="Marcador de notas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Marcador de encabezado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Marcador de fecha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Marcador de pie de página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Marcador de número de diapositiva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393">
      <draw:frame draw:id="id53" presentation:style-name="a397" draw:name="Título 1" svg:x="0.75868in" svg:y="0.55035in" svg:width="3.55556in" svg:height="1.93056in" presentation:class="title" presentation:placeholder="false">
        <draw:text-box>
          <text:p text:style-name="a396" text:class-names="" text:cond-style-name=""><text:span text:style-name="a394" text:class-names="">Haga clic para modificar el estilo de título del patrón</text:span><text:span text:style-name="a395" text:class-names=""/></text:p>
        </draw:text-box>
        <svg:title/>
        <svg:desc/>
      </draw:frame>
      <draw:frame draw:id="id54" presentation:style-name="a400" draw:name="Marcador de posición de imagen 2" svg:x="4.6875in" svg:y="1.19097in" svg:width="5.57986in" svg:height="5.875in" presentation:class="graphic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55" presentation:style-name="a404" draw:name="Marcador de texto 3" svg:x="0.75868in" svg:y="2.4809in" svg:width="3.55556in" svg:height="4.59375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407" draw:name="Marcador de fecha 4" svg:x="0.55118in" svg:y="7.53189in" svg:width="2.56811in" svg:height="0.57008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57" presentation:style-name="a410" draw:name="Marcador de pie de página 5" svg:x="3.77008in" svg:y="7.53189in" svg:width="3.49409in" svg:height="0.57008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58" presentation:style-name="a413" draw:name="Marcador de número de diapositiva 6" svg:x="7.90394in" svg:y="7.53189in" svg:width="2.56811in" svg:height="0.57008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5" presentation:style-name="a414" draw:name="Marcador de imagen de diapositiva 1">
          <svg:title/>
          <svg:desc/>
        </draw:page-thumbnail>
        <draw:frame draw:id="id6" presentation:style-name="a417" draw:name="Marcador de notas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7" presentation:style-name="a420" draw:name="Marcador de encabezado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8" presentation:style-name="a423" draw:name="Marcador de fecha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9" presentation:style-name="a426" draw:name="Marcador de pie de página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Marcador de número de diapositiva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31">
      <draw:frame draw:id="id59" presentation:style-name="a435" draw:name="Título 1" svg:x="0.81693in" svg:y="2.21142in" svg:width="9.38898in" svg:height="1.76929in" presentation:class="title" presentation:placeholder="false">
        <draw:text-box>
          <text:p text:style-name="a434" text:class-names="" text:cond-style-name=""><text:span text:style-name="a432" text:class-names="">Haga clic para modificar el estilo de título del patrón</text:span><text:span text:style-name="a433" text:class-names=""/></text:p>
        </draw:text-box>
        <svg:title/>
        <svg:desc/>
      </draw:frame>
      <draw:frame draw:id="id60" presentation:style-name="a452" draw:name="Marcador de texto vertical 2" svg:x="0.75868in" svg:y="2.20139in" svg:width="9.50694in" svg:height="5.24479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Haga clic para modificar el estilo de texto del patrón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gundo ni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Quinto ni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5" draw:name="Marcador de fecha 3" svg:x="0.55118in" svg:y="7.53189in" svg:width="2.56811in" svg:height="0.57008in" presentation:class="date-time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2" presentation:style-name="a458" draw:name="Marcador de pie de página 4" svg:x="3.77008in" svg:y="7.53189in" svg:width="3.49409in" svg:height="0.57008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63" presentation:style-name="a461" draw:name="Marcador de número de diapositiva 5" svg:x="7.90394in" svg:y="7.53189in" svg:width="2.56811in" svg:height="0.57008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  <presentation:notes style:page-layout-name="pageLayout2" draw:style-name="a478">
        <draw:page-thumbnail svg:x="1.21063in" svg:y="0.88858in" svg:width="5.84567in" svg:height="4.38425in" presentation:class="page" draw:id="id5" presentation:style-name="a462" draw:name="Marcador de imagen de diapositiva 1">
          <svg:title/>
          <svg:desc/>
        </draw:page-thumbnail>
        <draw:frame draw:id="id6" presentation:style-name="a465" draw:name="Marcador de notas 2" svg:x="0.82677in" svg:y="5.55394in" svg:width="6.61378in" svg:height="5.26142in" presentation:class="notes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7" presentation:style-name="a468" draw:name="Marcador de encabezado 3" svg:x="0in" svg:y="0in" svg:width="3.5878in" svg:height="0.58425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8" presentation:style-name="a471" draw:name="Marcador de fecha 4" svg:x="4.67953in" svg:y="0in" svg:width="3.5878in" svg:height="0.58425in" presentation:class="date-time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9" presentation:style-name="a474" draw:name="Marcador de pie de página 5" svg:x="0in" svg:y="11.10827in" svg:width="3.5878in" svg:height="0.58425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Marcador de número de diapositiva 6" svg:x="4.67953in" svg:y="11.10827in" svg:width="3.5878in" svg:height="0.58425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479">
      <draw:frame draw:id="id64" presentation:style-name="a483" draw:name="Título vertical 1" svg:x="7.88889in" svg:y="2.20139in" svg:width="2.37674in" svg:height="5.24479in" presentation:class="title" presentation:placeholder="false">
        <draw:text-box>
          <text:p text:style-name="a482" text:class-names="" text:cond-style-name=""><text:span text:style-name="a480" text:class-names="">Haga clic para modificar el estilo de título del patrón</text:span><text:span text:style-name="a481" text:class-names=""/></text:p>
        </draw:text-box>
        <svg:title/>
        <svg:desc/>
      </draw:frame>
      <draw:frame draw:id="id65" presentation:style-name="a500" draw:name="Marcador de texto vertical 2" svg:x="0.75868in" svg:y="2.20139in" svg:width="6.96354in" svg:height="5.24479in" presentation:class="outline" presentation:placeholder="false">
        <draw:text-box>
          <text:list text:style-name="a486">
            <text:list-item>
              <text:p text:style-name="a485" text:class-names="" text:cond-style-name=""><text:span text:style-name="a484" text:class-names="">Haga clic para modificar el estilo de texto del patrón</text:span></text:p>
            </text:list-item>
          </text:list>
          <text:list text:style-name="a489">
            <text:list-item>
              <text:list text:style-name="a489">
                <text:list-item>
                  <text:p text:style-name="a488" text:class-names="" text:cond-style-name=""><text:span text:style-name="a487" text:class-names="">Segundo nivel</text:span></text:p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p text:style-name="a491" text:class-names="" text:cond-style-name=""><text:span text:style-name="a49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list text:style-name="a495">
                        <text:list-item>
                          <text:p text:style-name="a494" text:class-names="" text:cond-style-name=""><text:span text:style-name="a49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9">
            <text:list-item>
              <text:list text:style-name="a499">
                <text:list-item>
                  <text:list text:style-name="a499">
                    <text:list-item>
                      <text:list text:style-name="a499">
                        <text:list-item>
                          <text:list text:style-name="a499">
                            <text:list-item>
                              <text:p text:style-name="a498" text:class-names="" text:cond-style-name=""><text:span text:style-name="a496" text:class-names="">Quinto nivel</text:span><text:span text:style-name="a4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03" draw:name="Marcador de fecha 3" svg:x="0.55118in" svg:y="7.53189in" svg:width="2.56811in" svg:height="0.57008in" presentation:class="date-time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67" presentation:style-name="a506" draw:name="Marcador de pie de página 4" svg:x="3.77008in" svg:y="7.53189in" svg:width="3.49409in" svg:height="0.57008in" presentation:class="footer" presentation:placeholder="false">
        <draw:text-box>
          <text:p text:style-name="a505" text:class-names="" text:cond-style-name=""><text:span text:style-name="a504" text:class-names=""/></text:p>
        </draw:text-box>
        <svg:title/>
        <svg:desc/>
      </draw:frame>
      <draw:frame draw:id="id68" presentation:style-name="a509" draw:name="Marcador de número de diapositiva 5" svg:x="7.90394in" svg:y="7.53189in" svg:width="2.56811in" svg:height="0.57008in" presentation:class="page-number" presentation:placeholder="false">
        <draw:text-box>
          <text:p text:style-name="a508" text:class-names="" text:cond-style-name=""><text:span text:style-name="a507" text:class-names=""><text:page-number style:num-format="1" text:fixed="false"/></text:span></text:p>
        </draw:text-box>
        <svg:title/>
        <svg:desc/>
      </draw:frame>
      <presentation:notes style:page-layout-name="pageLayout2" draw:style-name="a526">
        <draw:page-thumbnail svg:x="1.21063in" svg:y="0.88858in" svg:width="5.84567in" svg:height="4.38425in" presentation:class="page" draw:id="id5" presentation:style-name="a510" draw:name="Marcador de imagen de diapositiva 1">
          <svg:title/>
          <svg:desc/>
        </draw:page-thumbnail>
        <draw:frame draw:id="id6" presentation:style-name="a513" draw:name="Marcador de notas 2" svg:x="0.82677in" svg:y="5.55394in" svg:width="6.61378in" svg:height="5.26142in" presentation:class="notes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7" presentation:style-name="a516" draw:name="Marcador de encabezado 3" svg:x="0in" svg:y="0in" svg:width="3.5878in" svg:height="0.58425in" presentation:class="head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8" presentation:style-name="a519" draw:name="Marcador de fecha 4" svg:x="4.67953in" svg:y="0in" svg:width="3.5878in" svg:height="0.58425in" presentation:class="date-time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9" presentation:style-name="a522" draw:name="Marcador de pie de página 5" svg:x="0in" svg:y="11.10827in" svg:width="3.5878in" svg:height="0.58425in" presentation:class="footer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10" presentation:style-name="a525" draw:name="Marcador de número de diapositiva 6" svg:x="4.67953in" svg:y="11.10827in" svg:width="3.5878in" svg:height="0.58425in" presentation:class="page-number" presentation:placeholder="false">
          <draw:text-box>
            <text:p text:style-name="a524" text:class-names="" text:cond-style-name=""><text:span text:style-name="a5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Maestro-de-títulos/textos-(predeterminado)" style:page-layout-name="pageLayout1" draw:style-name="a527">
      <draw:frame draw:id="id69" presentation:style-name="a530" draw:name="Marcador de título 1" svg:x="0.55118in" svg:y="0.32953in" svg:width="9.92087in" svg:height="1.38031in" presentation:class="title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0" presentation:style-name="a547" draw:name="Marcador de texto 2" svg:x="0.55118in" svg:y="1.93465in" svg:width="9.92087in" svg:height="5.456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Haga clic para modificar el estilo de texto del patrón</text:span></text:p>
            </text:list-item>
          </text:list>
          <text:list text:style-name="a536">
            <text:list-item>
              <text:list text:style-name="a536">
                <text:list-item>
                  <text:p text:style-name="a535" text:class-names="" text:cond-style-name=""><text:span text:style-name="a534" text:class-names="">Segundo nivel</text:span></text:p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p text:style-name="a538" text:class-names="" text:cond-style-name=""><text:span text:style-name="a5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542">
            <text:list-item>
              <text:list text:style-name="a542">
                <text:list-item>
                  <text:list text:style-name="a542">
                    <text:list-item>
                      <text:list text:style-name="a542">
                        <text:list-item>
                          <text:p text:style-name="a541" text:class-names="" text:cond-style-name=""><text:span text:style-name="a5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list text:style-name="a546">
                            <text:list-item>
                              <text:p text:style-name="a545" text:class-names="" text:cond-style-name=""><text:span text:style-name="a543" text:class-names="">Quinto nivel</text:span><text:span text:style-name="a5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550" draw:name="Marcador de fecha 3" svg:x="0.55118in" svg:y="7.53189in" svg:width="2.56811in" svg:height="0.57008in" presentation:class="date-time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2" presentation:style-name="a553" draw:name="Marcador de pie de página 4" svg:x="3.77008in" svg:y="7.53189in" svg:width="3.49409in" svg:height="0.57008in" presentation:class="footer" presentation:placeholder="false">
        <draw:text-box>
          <text:p text:style-name="a552" text:class-names="" text:cond-style-name=""><text:span text:style-name="a551" text:class-names=""/></text:p>
        </draw:text-box>
        <svg:title/>
        <svg:desc/>
      </draw:frame>
      <draw:frame draw:id="id73" presentation:style-name="a556" draw:name="Marcador de número de diapositiva 5" svg:x="7.90394in" svg:y="7.53189in" svg:width="2.56811in" svg:height="0.57008in" presentation:class="page-number" presentation:placeholder="false">
        <draw:text-box>
          <text:p text:style-name="a555" text:class-names="" text:cond-style-name=""><text:span text:style-name="a554" text:class-names=""><text:page-number style:num-format="1" text:fixed="false"/></text:span></text:p>
        </draw:text-box>
        <svg:title/>
        <svg:desc/>
      </draw:frame>
      <presentation:notes style:page-layout-name="pageLayout2" draw:style-name="a573">
        <draw:page-thumbnail svg:x="1.21063in" svg:y="0.88858in" svg:width="5.84567in" svg:height="4.38425in" presentation:class="page" draw:id="id5" presentation:style-name="a557" draw:name="Marcador de imagen de diapositiva 1">
          <svg:title/>
          <svg:desc/>
        </draw:page-thumbnail>
        <draw:frame draw:id="id6" presentation:style-name="a560" draw:name="Marcador de notas 2" svg:x="0.82677in" svg:y="5.55394in" svg:width="6.61378in" svg:height="5.26142in" presentation:class="notes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7" presentation:style-name="a563" draw:name="Marcador de encabezado 3" svg:x="0in" svg:y="0in" svg:width="3.5878in" svg:height="0.58425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8" presentation:style-name="a566" draw:name="Marcador de fecha 4" svg:x="4.67953in" svg:y="0in" svg:width="3.5878in" svg:height="0.58425in" presentation:class="date-time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9" presentation:style-name="a569" draw:name="Marcador de pie de página 5" svg:x="0in" svg:y="11.10827in" svg:width="3.5878in" svg:height="0.58425in" presentation:class="footer" presentation:placeholder="false">
          <draw:text-box>
            <text:p text:style-name="a568" text:class-names="" text:cond-style-name=""><text:span text:style-name="a567" text:class-names=""/></text:p>
          </draw:text-box>
          <svg:title/>
          <svg:desc/>
        </draw:frame>
        <draw:frame draw:id="id10" presentation:style-name="a572" draw:name="Marcador de número de diapositiva 6" svg:x="4.67953in" svg:y="11.10827in" svg:width="3.5878in" svg:height="0.58425in" presentation:class="page-number" presentation:placeholder="false">
          <draw:text-box>
            <text:p text:style-name="a571" text:class-names="" text:cond-style-name=""><text:span text:style-name="a5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de-título" style:page-layout-name="pageLayout1" draw:style-name="a574">
      <draw:frame draw:id="id74" presentation:style-name="a578" draw:name="Título 1" svg:x="1.37847in" svg:y="1.35243in" svg:width="8.26736in" svg:height="2.87847in" presentation:class="title" presentation:placeholder="false">
        <draw:text-box>
          <text:p text:style-name="a577" text:class-names="" text:cond-style-name=""><text:span text:style-name="a575" text:class-names="">Haga clic para modificar el estilo de título del patrón</text:span><text:span text:style-name="a576" text:class-names=""/></text:p>
        </draw:text-box>
        <svg:title/>
        <svg:desc/>
      </draw:frame>
      <draw:frame draw:id="id75" presentation:style-name="a582" draw:name="Subtítulo 2" svg:x="1.37847in" svg:y="4.34201in" svg:width="8.26736in" svg:height="1.99653in" presentation:class="subtitle" presentation:placeholder="false">
        <draw:text-box>
          <text:p text:style-name="a581" text:class-names="" text:cond-style-name=""><text:span text:style-name="a579" text:class-names="">Haga clic para modificar el estilo de subtítulo del patrón</text:span><text:span text:style-name="a580" text:class-names=""/></text:p>
        </draw:text-box>
        <svg:title/>
        <svg:desc/>
      </draw:frame>
      <draw:frame draw:id="id76" presentation:style-name="a585" draw:name="Marcador de fecha 3" svg:x="0.55118in" svg:y="7.53189in" svg:width="2.56811in" svg:height="0.57008in" presentation:class="date-time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77" presentation:style-name="a588" draw:name="Marcador de pie de página 4" svg:x="3.77008in" svg:y="7.53189in" svg:width="3.49409in" svg:height="0.57008in" presentation:class="footer" presentation:placeholder="false">
        <draw:text-box>
          <text:p text:style-name="a587" text:class-names="" text:cond-style-name=""><text:span text:style-name="a586" text:class-names=""/></text:p>
        </draw:text-box>
        <svg:title/>
        <svg:desc/>
      </draw:frame>
      <draw:frame draw:id="id78" presentation:style-name="a591" draw:name="Marcador de número de diapositiva 5" svg:x="7.90394in" svg:y="7.53189in" svg:width="2.56811in" svg:height="0.57008in" presentation:class="page-number" presentation:placeholder="false">
        <draw:text-box>
          <text:p text:style-name="a590" text:class-names="" text:cond-style-name=""><text:span text:style-name="a589" text:class-names=""><text:page-number style:num-format="1" text:fixed="false"/></text:span></text:p>
        </draw:text-box>
        <svg:title/>
        <svg:desc/>
      </draw:frame>
      <presentation:notes style:page-layout-name="pageLayout2" draw:style-name="a608">
        <draw:page-thumbnail svg:x="1.21063in" svg:y="0.88858in" svg:width="5.84567in" svg:height="4.38425in" presentation:class="page" draw:id="id5" presentation:style-name="a592" draw:name="Marcador de imagen de diapositiva 1">
          <svg:title/>
          <svg:desc/>
        </draw:page-thumbnail>
        <draw:frame draw:id="id6" presentation:style-name="a595" draw:name="Marcador de notas 2" svg:x="0.82677in" svg:y="5.55394in" svg:width="6.61378in" svg:height="5.26142in" presentation:class="notes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8" draw:name="Marcador de encabezado 3" svg:x="0in" svg:y="0in" svg:width="3.5878in" svg:height="0.58425in" presentation:class="header" presentation:placeholder="false">
          <draw:text-box>
            <text:p text:style-name="a597" text:class-names="" text:cond-style-name=""><text:span text:style-name="a596" text:class-names=""/></text:p>
          </draw:text-box>
          <svg:title/>
          <svg:desc/>
        </draw:frame>
        <draw:frame draw:id="id8" presentation:style-name="a601" draw:name="Marcador de fecha 4" svg:x="4.67953in" svg:y="0in" svg:width="3.5878in" svg:height="0.58425in" presentation:class="date-time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9" presentation:style-name="a604" draw:name="Marcador de pie de página 5" svg:x="0in" svg:y="11.10827in" svg:width="3.5878in" svg:height="0.58425in" presentation:class="foot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10" presentation:style-name="a607" draw:name="Marcador de número de diapositiva 6" svg:x="4.67953in" svg:y="11.10827in" svg:width="3.5878in" svg:height="0.58425in" presentation:class="page-number" presentation:placeholder="false">
          <draw:text-box>
            <text:p text:style-name="a606" text:class-names="" text:cond-style-name=""><text:span text:style-name="a6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ítulo-y-objetos" style:page-layout-name="pageLayout1" draw:style-name="a609">
      <draw:frame draw:id="id79" presentation:style-name="a613" draw:name="Título 1" svg:x="0.55118in" svg:y="0.32953in" svg:width="9.92087in" svg:height="1.38031in" presentation:class="title" presentation:placeholder="false">
        <draw:text-box>
          <text:p text:style-name="a612" text:class-names="" text:cond-style-name=""><text:span text:style-name="a610" text:class-names="">Haga clic para modificar el estilo de título del patrón</text:span><text:span text:style-name="a611" text:class-names=""/></text:p>
        </draw:text-box>
        <svg:title/>
        <svg:desc/>
      </draw:frame>
      <draw:frame draw:id="id80" presentation:style-name="a629" draw:name="Marcador de contenido 2" svg:x="0.55118in" svg:y="1.93465in" svg:width="9.92087in" svg:height="5.4563in" presentation:class="object" presentation:placeholder="false">
        <draw:text-box>
          <text:p text:style-name="a615" text:class-names="" text:cond-style-name=""><text:span text:style-name="a614" text:class-names="">Haga clic para modificar el estilo de texto del patrón</text:span></text:p>
          <text:list text:style-name="a618">
            <text:list-item>
              <text:list text:style-name="a618">
                <text:list-item>
                  <text:p text:style-name="a617" text:class-names="" text:cond-style-name=""><text:span text:style-name="a616" text:class-names="">Segundo nivel</text:span></text:p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p text:style-name="a620" text:class-names="" text:cond-style-name=""><text:span text:style-name="a6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p text:style-name="a623" text:class-names="" text:cond-style-name=""><text:span text:style-name="a6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list text:style-name="a628">
                        <text:list-item>
                          <text:list text:style-name="a628">
                            <text:list-item>
                              <text:p text:style-name="a627" text:class-names="" text:cond-style-name=""><text:span text:style-name="a625" text:class-names="">Quinto nivel</text:span><text:span text:style-name="a6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632" draw:name="Marcador de fecha 3" svg:x="0.55118in" svg:y="7.53189in" svg:width="2.56811in" svg:height="0.57008in" presentation:class="date-time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82" presentation:style-name="a635" draw:name="Marcador de pie de página 4" svg:x="3.77008in" svg:y="7.53189in" svg:width="3.49409in" svg:height="0.57008in" presentation:class="footer" presentation:placeholder="false">
        <draw:text-box>
          <text:p text:style-name="a634" text:class-names="" text:cond-style-name=""><text:span text:style-name="a633" text:class-names=""/></text:p>
        </draw:text-box>
        <svg:title/>
        <svg:desc/>
      </draw:frame>
      <draw:frame draw:id="id83" presentation:style-name="a638" draw:name="Marcador de número de diapositiva 5" svg:x="7.90394in" svg:y="7.53189in" svg:width="2.56811in" svg:height="0.57008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presentation:notes style:page-layout-name="pageLayout2" draw:style-name="a655">
        <draw:page-thumbnail svg:x="1.21063in" svg:y="0.88858in" svg:width="5.84567in" svg:height="4.38425in" presentation:class="page" draw:id="id5" presentation:style-name="a639" draw:name="Marcador de imagen de diapositiva 1">
          <svg:title/>
          <svg:desc/>
        </draw:page-thumbnail>
        <draw:frame draw:id="id6" presentation:style-name="a642" draw:name="Marcador de notas 2" svg:x="0.82677in" svg:y="5.55394in" svg:width="6.61378in" svg:height="5.26142in" presentation:class="notes" presentation:placeholder="false">
          <draw:text-box>
            <text:p text:style-name="a641" text:class-names="" text:cond-style-name=""><text:span text:style-name="a640" text:class-names=""/></text:p>
          </draw:text-box>
          <svg:title/>
          <svg:desc/>
        </draw:frame>
        <draw:frame draw:id="id7" presentation:style-name="a645" draw:name="Marcador de encabezado 3" svg:x="0in" svg:y="0in" svg:width="3.5878in" svg:height="0.58425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8" presentation:style-name="a648" draw:name="Marcador de fecha 4" svg:x="4.67953in" svg:y="0in" svg:width="3.5878in" svg:height="0.58425in" presentation:class="date-time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9" presentation:style-name="a651" draw:name="Marcador de pie de página 5" svg:x="0in" svg:y="11.10827in" svg:width="3.5878in" svg:height="0.58425in" presentation:class="footer" presentation:placeholder="false">
          <draw:text-box>
            <text:p text:style-name="a650" text:class-names="" text:cond-style-name=""><text:span text:style-name="a649" text:class-names=""/></text:p>
          </draw:text-box>
          <svg:title/>
          <svg:desc/>
        </draw:frame>
        <draw:frame draw:id="id10" presentation:style-name="a654" draw:name="Marcador de número de diapositiva 6" svg:x="4.67953in" svg:y="11.10827in" svg:width="3.5878in" svg:height="0.58425in" presentation:class="page-number" presentation:placeholder="false">
          <draw:text-box>
            <text:p text:style-name="a653" text:class-names="" text:cond-style-name=""><text:span text:style-name="a6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Encabezado-de-sección" style:page-layout-name="pageLayout1" draw:style-name="a656">
      <draw:frame draw:id="id84" presentation:style-name="a660" draw:name="Título 1" svg:x="0.75174in" svg:y="2.06076in" svg:width="9.50868in" svg:height="3.43924in" presentation:class="title" presentation:placeholder="false">
        <draw:text-box>
          <text:p text:style-name="a659" text:class-names="" text:cond-style-name=""><text:span text:style-name="a657" text:class-names="">Haga clic para modificar el estilo de título del patrón</text:span><text:span text:style-name="a658" text:class-names=""/></text:p>
        </draw:text-box>
        <svg:title/>
        <svg:desc/>
      </draw:frame>
      <draw:frame draw:id="id85" presentation:style-name="a664" draw:name="Marcador de texto 2" svg:x="0.75174in" svg:y="5.53299in" svg:width="9.50868in" svg:height="1.80729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Haga clic para modificar el estilo de texto del patrón</text:span></text:p>
            </text:list-item>
          </text:list>
        </draw:text-box>
        <svg:title/>
        <svg:desc/>
      </draw:frame>
      <draw:frame draw:id="id86" presentation:style-name="a667" draw:name="Marcador de fecha 3" svg:x="0.55118in" svg:y="7.53189in" svg:width="2.56811in" svg:height="0.57008in" presentation:class="date-time" presentation:placeholder="false">
        <draw:text-box>
          <text:p text:style-name="a666" text:class-names="" text:cond-style-name=""><text:span text:style-name="a665" text:class-names=""/></text:p>
        </draw:text-box>
        <svg:title/>
        <svg:desc/>
      </draw:frame>
      <draw:frame draw:id="id87" presentation:style-name="a670" draw:name="Marcador de pie de página 4" svg:x="3.77008in" svg:y="7.53189in" svg:width="3.49409in" svg:height="0.57008in" presentation:class="footer" presentation:placeholder="false">
        <draw:text-box>
          <text:p text:style-name="a669" text:class-names="" text:cond-style-name=""><text:span text:style-name="a668" text:class-names=""/></text:p>
        </draw:text-box>
        <svg:title/>
        <svg:desc/>
      </draw:frame>
      <draw:frame draw:id="id88" presentation:style-name="a673" draw:name="Marcador de número de diapositiva 5" svg:x="7.90394in" svg:y="7.53189in" svg:width="2.56811in" svg:height="0.57008in" presentation:class="page-number" presentation:placeholder="false">
        <draw:text-box>
          <text:p text:style-name="a672" text:class-names="" text:cond-style-name=""><text:span text:style-name="a671" text:class-names=""><text:page-number style:num-format="1" text:fixed="false"/></text:span></text:p>
        </draw:text-box>
        <svg:title/>
        <svg:desc/>
      </draw:frame>
      <presentation:notes style:page-layout-name="pageLayout2" draw:style-name="a690">
        <draw:page-thumbnail svg:x="1.21063in" svg:y="0.88858in" svg:width="5.84567in" svg:height="4.38425in" presentation:class="page" draw:id="id5" presentation:style-name="a674" draw:name="Marcador de imagen de diapositiva 1">
          <svg:title/>
          <svg:desc/>
        </draw:page-thumbnail>
        <draw:frame draw:id="id6" presentation:style-name="a677" draw:name="Marcador de notas 2" svg:x="0.82677in" svg:y="5.55394in" svg:width="6.61378in" svg:height="5.26142in" presentation:class="notes" presentation:placeholder="false">
          <draw:text-box>
            <text:p text:style-name="a676" text:class-names="" text:cond-style-name=""><text:span text:style-name="a675" text:class-names=""/></text:p>
          </draw:text-box>
          <svg:title/>
          <svg:desc/>
        </draw:frame>
        <draw:frame draw:id="id7" presentation:style-name="a680" draw:name="Marcador de encabezado 3" svg:x="0in" svg:y="0in" svg:width="3.5878in" svg:height="0.58425in" presentation:class="header" presentation:placeholder="false">
          <draw:text-box>
            <text:p text:style-name="a679" text:class-names="" text:cond-style-name=""><text:span text:style-name="a678" text:class-names=""/></text:p>
          </draw:text-box>
          <svg:title/>
          <svg:desc/>
        </draw:frame>
        <draw:frame draw:id="id8" presentation:style-name="a683" draw:name="Marcador de fecha 4" svg:x="4.67953in" svg:y="0in" svg:width="3.5878in" svg:height="0.58425in" presentation:class="date-time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9" presentation:style-name="a686" draw:name="Marcador de pie de página 5" svg:x="0in" svg:y="11.10827in" svg:width="3.5878in" svg:height="0.58425in" presentation:class="footer" presentation:placeholder="false">
          <draw:text-box>
            <text:p text:style-name="a685" text:class-names="" text:cond-style-name=""><text:span text:style-name="a684" text:class-names=""/></text:p>
          </draw:text-box>
          <svg:title/>
          <svg:desc/>
        </draw:frame>
        <draw:frame draw:id="id10" presentation:style-name="a689" draw:name="Marcador de número de diapositiva 6" svg:x="4.67953in" svg:y="11.10827in" svg:width="3.5878in" svg:height="0.58425in" presentation:class="page-number" presentation:placeholder="false">
          <draw:text-box>
            <text:p text:style-name="a688" text:class-names="" text:cond-style-name=""><text:span text:style-name="a6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os-objetos" style:page-layout-name="pageLayout1" draw:style-name="a691">
      <draw:frame draw:id="id89" presentation:style-name="a695" draw:name="Título 1" svg:x="0.55118in" svg:y="0.32953in" svg:width="9.92087in" svg:height="1.38031in" presentation:class="title" presentation:placeholder="false">
        <draw:text-box>
          <text:p text:style-name="a694" text:class-names="" text:cond-style-name=""><text:span text:style-name="a692" text:class-names="">Haga clic para modificar el estilo de título del patrón</text:span><text:span text:style-name="a693" text:class-names=""/></text:p>
        </draw:text-box>
        <svg:title/>
        <svg:desc/>
      </draw:frame>
      <draw:frame draw:id="id90" presentation:style-name="a711" draw:name="Marcador de contenido 2" svg:x="0.55035in" svg:y="1.93403in" svg:width="4.87674in" svg:height="5.4566in" presentation:class="object" presentation:placeholder="false">
        <draw:text-box>
          <text:p text:style-name="a697" text:class-names="" text:cond-style-name=""><text:span text:style-name="a696" text:class-names="">Haga clic para modificar el estilo de texto del patrón</text:span></text:p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gundo ni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ercer ni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list text:style-name="a710">
                        <text:list-item>
                          <text:list text:style-name="a710">
                            <text:list-item>
                              <text:p text:style-name="a709" text:class-names="" text:cond-style-name=""><text:span text:style-name="a707" text:class-names="">Quinto nivel</text:span><text:span text:style-name="a7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727" draw:name="Marcador de contenido 3" svg:x="5.59375in" svg:y="1.93403in" svg:width="4.87847in" svg:height="5.4566in" presentation:class="object" presentation:placeholder="false">
        <draw:text-box>
          <text:p text:style-name="a713" text:class-names="" text:cond-style-name=""><text:span text:style-name="a712" text:class-names="">Haga clic para modificar el estilo de texto del patrón</text:span></text:p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gundo ni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ercer ni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Quinto ni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30" draw:name="Marcador de fecha 4" svg:x="0.55118in" svg:y="7.53189in" svg:width="2.56811in" svg:height="0.57008in" presentation:class="date-time" presentation:placeholder="false">
        <draw:text-box>
          <text:p text:style-name="a729" text:class-names="" text:cond-style-name=""><text:span text:style-name="a728" text:class-names=""/></text:p>
        </draw:text-box>
        <svg:title/>
        <svg:desc/>
      </draw:frame>
      <draw:frame draw:id="id93" presentation:style-name="a733" draw:name="Marcador de pie de página 5" svg:x="3.77008in" svg:y="7.53189in" svg:width="3.49409in" svg:height="0.5700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94" presentation:style-name="a736" draw:name="Marcador de número de diapositiva 6" svg:x="7.90394in" svg:y="7.53189in" svg:width="2.56811in" svg:height="0.5700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53">
        <draw:page-thumbnail svg:x="1.21063in" svg:y="0.88858in" svg:width="5.84567in" svg:height="4.38425in" presentation:class="page" draw:id="id5" presentation:style-name="a737" draw:name="Marcador de imagen de diapositiva 1">
          <svg:title/>
          <svg:desc/>
        </draw:page-thumbnail>
        <draw:frame draw:id="id6" presentation:style-name="a740" draw:name="Marcador de notas 2" svg:x="0.82677in" svg:y="5.55394in" svg:width="6.61378in" svg:height="5.26142in" presentation:class="notes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7" presentation:style-name="a743" draw:name="Marcador de encabezado 3" svg:x="0in" svg:y="0in" svg:width="3.5878in" svg:height="0.5842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8" presentation:style-name="a746" draw:name="Marcador de fecha 4" svg:x="4.67953in" svg:y="0in" svg:width="3.5878in" svg:height="0.58425in" presentation:class="date-time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Marcador de pie de página 5" svg:x="0in" svg:y="11.10827in" svg:width="3.5878in" svg:height="0.58425in" presentation:class="foot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Marcador de número de diapositiva 6" svg:x="4.67953in" svg:y="11.10827in" svg:width="3.5878in" svg:height="0.58425in" presentation:class="page-number" presentation:placeholder="false">
          <draw:text-box>
            <text:p text:style-name="a751" text:class-names="" text:cond-style-name=""><text:span text:style-name="a7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ación" style:page-layout-name="pageLayout1" draw:style-name="a754">
      <draw:frame draw:id="id95" presentation:style-name="a758" draw:name="Título 1" svg:x="0.75868in" svg:y="0.44097in" svg:width="9.50868in" svg:height="1.59722in" presentation:class="title" presentation:placeholder="false">
        <draw:text-box>
          <text:p text:style-name="a757" text:class-names="" text:cond-style-name=""><text:span text:style-name="a755" text:class-names="">Haga clic para modificar el estilo de título del patrón</text:span><text:span text:style-name="a756" text:class-names=""/></text:p>
        </draw:text-box>
        <svg:title/>
        <svg:desc/>
      </draw:frame>
      <draw:frame draw:id="id96" presentation:style-name="a762" draw:name="Marcador de texto 2" svg:x="0.75868in" svg:y="2.02604in" svg:width="4.66493in" svg:height="0.99306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Haga clic para modificar el estilo de texto del patrón</text:span></text:p>
            </text:list-item>
          </text:list>
        </draw:text-box>
        <svg:title/>
        <svg:desc/>
      </draw:frame>
      <draw:frame draw:id="id97" presentation:style-name="a778" draw:name="Marcador de contenido 3" svg:x="0.75868in" svg:y="3.0191in" svg:width="4.66493in" svg:height="4.44271in" presentation:class="object" presentation:placeholder="false">
        <draw:text-box>
          <text:p text:style-name="a764" text:class-names="" text:cond-style-name=""><text:span text:style-name="a763" text:class-names="">Haga clic para modificar el estilo de texto del patrón</text:span></text:p>
          <text:list text:style-name="a767">
            <text:list-item>
              <text:list text:style-name="a767">
                <text:list-item>
                  <text:p text:style-name="a766" text:class-names="" text:cond-style-name=""><text:span text:style-name="a765" text:class-names="">Segundo nivel</text:span></text:p>
                </text:list-item>
              </text:list>
            </text:list-item>
          </text:list>
          <text:list text:style-name="a770">
            <text:list-item>
              <text:list text:style-name="a770">
                <text:list-item>
                  <text:list text:style-name="a770">
                    <text:list-item>
                      <text:p text:style-name="a769" text:class-names="" text:cond-style-name=""><text:span text:style-name="a76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list text:style-name="a773">
                        <text:list-item>
                          <text:p text:style-name="a772" text:class-names="" text:cond-style-name=""><text:span text:style-name="a77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7">
            <text:list-item>
              <text:list text:style-name="a777">
                <text:list-item>
                  <text:list text:style-name="a777">
                    <text:list-item>
                      <text:list text:style-name="a777">
                        <text:list-item>
                          <text:list text:style-name="a777">
                            <text:list-item>
                              <text:p text:style-name="a776" text:class-names="" text:cond-style-name=""><text:span text:style-name="a774" text:class-names="">Quinto nivel</text:span><text:span text:style-name="a7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82" draw:name="Marcador de texto 4" svg:x="5.5816in" svg:y="2.02604in" svg:width="4.68576in" svg:height="0.99306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Haga clic para modificar el estilo de texto del patrón</text:span></text:p>
            </text:list-item>
          </text:list>
        </draw:text-box>
        <svg:title/>
        <svg:desc/>
      </draw:frame>
      <draw:frame draw:id="id99" presentation:style-name="a798" draw:name="Marcador de contenido 5" svg:x="5.5816in" svg:y="3.0191in" svg:width="4.68576in" svg:height="4.44271in" presentation:class="object" presentation:placeholder="false">
        <draw:text-box>
          <text:p text:style-name="a784" text:class-names="" text:cond-style-name=""><text:span text:style-name="a783" text:class-names="">Haga clic para modificar el estilo de texto del patrón</text:span></text:p>
          <text:list text:style-name="a787">
            <text:list-item>
              <text:list text:style-name="a787">
                <text:list-item>
                  <text:p text:style-name="a786" text:class-names="" text:cond-style-name=""><text:span text:style-name="a785" text:class-names="">Segundo nivel</text:span></text:p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p text:style-name="a789" text:class-names="" text:cond-style-name=""><text:span text:style-name="a78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list text:style-name="a793">
                        <text:list-item>
                          <text:p text:style-name="a792" text:class-names="" text:cond-style-name=""><text:span text:style-name="a79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4" text:class-names="">Quinto nivel</text:span><text:span text:style-name="a7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801" draw:name="Marcador de fecha 6" svg:x="0.55118in" svg:y="7.53189in" svg:width="2.56811in" svg:height="0.57008in" presentation:class="date-time" presentation:placeholder="false">
        <draw:text-box>
          <text:p text:style-name="a800" text:class-names="" text:cond-style-name=""><text:span text:style-name="a799" text:class-names=""/></text:p>
        </draw:text-box>
        <svg:title/>
        <svg:desc/>
      </draw:frame>
      <draw:frame draw:id="id101" presentation:style-name="a804" draw:name="Marcador de pie de página 7" svg:x="3.77008in" svg:y="7.53189in" svg:width="3.49409in" svg:height="0.57008in" presentation:class="footer" presentation:placeholder="false">
        <draw:text-box>
          <text:p text:style-name="a803" text:class-names="" text:cond-style-name=""><text:span text:style-name="a802" text:class-names=""/></text:p>
        </draw:text-box>
        <svg:title/>
        <svg:desc/>
      </draw:frame>
      <draw:frame draw:id="id102" presentation:style-name="a807" draw:name="Marcador de número de diapositiva 8" svg:x="7.90394in" svg:y="7.53189in" svg:width="2.56811in" svg:height="0.57008in" presentation:class="page-number" presentation:placeholder="false">
        <draw:text-box>
          <text:p text:style-name="a806" text:class-names="" text:cond-style-name=""><text:span text:style-name="a805" text:class-names=""><text:page-number style:num-format="1" text:fixed="false"/></text:span></text:p>
        </draw:text-box>
        <svg:title/>
        <svg:desc/>
      </draw:frame>
      <presentation:notes style:page-layout-name="pageLayout2" draw:style-name="a824">
        <draw:page-thumbnail svg:x="1.21063in" svg:y="0.88858in" svg:width="5.84567in" svg:height="4.38425in" presentation:class="page" draw:id="id5" presentation:style-name="a808" draw:name="Marcador de imagen de diapositiva 1">
          <svg:title/>
          <svg:desc/>
        </draw:page-thumbnail>
        <draw:frame draw:id="id6" presentation:style-name="a811" draw:name="Marcador de notas 2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" presentation:style-name="a814" draw:name="Marcador de encabezado 3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8" presentation:style-name="a817" draw:name="Marcador de fecha 4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9" presentation:style-name="a820" draw:name="Marcador de pie de página 5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0" presentation:style-name="a823" draw:name="Marcador de número de diapositiva 6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el-título" style:page-layout-name="pageLayout1" draw:style-name="a825">
      <draw:frame draw:id="id103" presentation:style-name="a829" draw:name="Título 1" svg:x="0.55118in" svg:y="0.32953in" svg:width="9.92087in" svg:height="1.38031in" presentation:class="title" presentation:placeholder="false">
        <draw:text-box>
          <text:p text:style-name="a828" text:class-names="" text:cond-style-name=""><text:span text:style-name="a826" text:class-names="">Haga clic para modificar el estilo de título del patrón</text:span><text:span text:style-name="a827" text:class-names=""/></text:p>
        </draw:text-box>
        <svg:title/>
        <svg:desc/>
      </draw:frame>
      <draw:frame draw:id="id104" presentation:style-name="a832" draw:name="Marcador de fecha 2" svg:x="0.55118in" svg:y="7.53189in" svg:width="2.56811in" svg:height="0.57008in" presentation:class="date-time" presentation:placeholder="false">
        <draw:text-box>
          <text:p text:style-name="a831" text:class-names="" text:cond-style-name=""><text:span text:style-name="a830" text:class-names=""/></text:p>
        </draw:text-box>
        <svg:title/>
        <svg:desc/>
      </draw:frame>
      <draw:frame draw:id="id105" presentation:style-name="a835" draw:name="Marcador de pie de página 3" svg:x="3.77008in" svg:y="7.53189in" svg:width="3.49409in" svg:height="0.57008in" presentation:class="footer" presentation:placeholder="false">
        <draw:text-box>
          <text:p text:style-name="a834" text:class-names="" text:cond-style-name=""><text:span text:style-name="a833" text:class-names=""/></text:p>
        </draw:text-box>
        <svg:title/>
        <svg:desc/>
      </draw:frame>
      <draw:frame draw:id="id106" presentation:style-name="a838" draw:name="Marcador de número de diapositiva 4" svg:x="7.90394in" svg:y="7.53189in" svg:width="2.56811in" svg:height="0.57008in" presentation:class="page-number" presentation:placeholder="false">
        <draw:text-box>
          <text:p text:style-name="a837" text:class-names="" text:cond-style-name=""><text:span text:style-name="a836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page-thumbnail svg:x="1.21063in" svg:y="0.88858in" svg:width="5.84567in" svg:height="4.38425in" presentation:class="page" draw:id="id5" presentation:style-name="a839" draw:name="Marcador de imagen de diapositiva 1">
          <svg:title/>
          <svg:desc/>
        </draw:page-thumbnail>
        <draw:frame draw:id="id6" presentation:style-name="a842" draw:name="Marcador de notas 2" svg:x="0.82677in" svg:y="5.55394in" svg:width="6.61378in" svg:height="5.26142in" presentation:class="notes" presentation:placeholder="false">
          <draw:text-box>
            <text:p text:style-name="a841" text:class-names="" text:cond-style-name=""><text:span text:style-name="a840" text:class-names=""/></text:p>
          </draw:text-box>
          <svg:title/>
          <svg:desc/>
        </draw:frame>
        <draw:frame draw:id="id7" presentation:style-name="a845" draw:name="Marcador de encabezado 3" svg:x="0in" svg:y="0in" svg:width="3.5878in" svg:height="0.58425in" presentation:class="header" presentation:placeholder="false">
          <draw:text-box>
            <text:p text:style-name="a844" text:class-names="" text:cond-style-name=""><text:span text:style-name="a843" text:class-names=""/></text:p>
          </draw:text-box>
          <svg:title/>
          <svg:desc/>
        </draw:frame>
        <draw:frame draw:id="id8" presentation:style-name="a848" draw:name="Marcador de fecha 4" svg:x="4.67953in" svg:y="0in" svg:width="3.5878in" svg:height="0.58425in" presentation:class="date-time" presentation:placeholder="false">
          <draw:text-box>
            <text:p text:style-name="a847" text:class-names="" text:cond-style-name=""><text:span text:style-name="a846" text:class-names=""/></text:p>
          </draw:text-box>
          <svg:title/>
          <svg:desc/>
        </draw:frame>
        <draw:frame draw:id="id9" presentation:style-name="a851" draw:name="Marcador de pie de página 5" svg:x="0in" svg:y="11.10827in" svg:width="3.5878in" svg:height="0.58425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" presentation:style-name="a854" draw:name="Marcador de número de diapositiva 6" svg:x="4.67953in" svg:y="11.10827in" svg:width="3.5878in" svg:height="0.58425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En-blanco" style:page-layout-name="pageLayout1" draw:style-name="a856">
      <draw:frame draw:id="id107" presentation:style-name="a859" draw:name="Marcador de fecha 1" svg:x="0.55118in" svg:y="7.53189in" svg:width="2.56811in" svg:height="0.57008in" presentation:class="date-time" presentation:placeholder="false">
        <draw:text-box>
          <text:p text:style-name="a858" text:class-names="" text:cond-style-name=""><text:span text:style-name="a857" text:class-names=""/></text:p>
        </draw:text-box>
        <svg:title/>
        <svg:desc/>
      </draw:frame>
      <draw:frame draw:id="id108" presentation:style-name="a862" draw:name="Marcador de pie de página 2" svg:x="3.77008in" svg:y="7.53189in" svg:width="3.49409in" svg:height="0.57008in" presentation:class="foot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09" presentation:style-name="a865" draw:name="Marcador de número de diapositiva 3" svg:x="7.90394in" svg:y="7.53189in" svg:width="2.56811in" svg:height="0.57008in" presentation:class="page-number" presentation:placeholder="false">
        <draw:text-box>
          <text:p text:style-name="a864" text:class-names="" text:cond-style-name=""><text:span text:style-name="a863" text:class-names=""><text:page-number style:num-format="1" text:fixed="false"/></text:span></text:p>
        </draw:text-box>
        <svg:title/>
        <svg:desc/>
      </draw:frame>
      <presentation:notes style:page-layout-name="pageLayout2" draw:style-name="a882">
        <draw:page-thumbnail svg:x="1.21063in" svg:y="0.88858in" svg:width="5.84567in" svg:height="4.38425in" presentation:class="page" draw:id="id5" presentation:style-name="a866" draw:name="Marcador de imagen de diapositiva 1">
          <svg:title/>
          <svg:desc/>
        </draw:page-thumbnail>
        <draw:frame draw:id="id6" presentation:style-name="a869" draw:name="Marcador de notas 2" svg:x="0.82677in" svg:y="5.55394in" svg:width="6.61378in" svg:height="5.26142in" presentation:class="notes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7" presentation:style-name="a872" draw:name="Marcador de encabezado 3" svg:x="0in" svg:y="0in" svg:width="3.5878in" svg:height="0.58425in" presentation:class="header" presentation:placeholder="false">
          <draw:text-box>
            <text:p text:style-name="a871" text:class-names="" text:cond-style-name=""><text:span text:style-name="a870" text:class-names=""/></text:p>
          </draw:text-box>
          <svg:title/>
          <svg:desc/>
        </draw:frame>
        <draw:frame draw:id="id8" presentation:style-name="a875" draw:name="Marcador de fecha 4" svg:x="4.67953in" svg:y="0in" svg:width="3.5878in" svg:height="0.58425in" presentation:class="date-time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9" presentation:style-name="a878" draw:name="Marcador de pie de página 5" svg:x="0in" svg:y="11.10827in" svg:width="3.5878in" svg:height="0.58425in" presentation:class="foot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10" presentation:style-name="a881" draw:name="Marcador de número de diapositiva 6" svg:x="4.67953in" svg:y="11.10827in" svg:width="3.5878in" svg:height="0.58425in" presentation:class="page-number" presentation:placeholder="false">
          <draw:text-box>
            <text:p text:style-name="a880" text:class-names="" text:cond-style-name=""><text:span text:style-name="a8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ido-con-título" style:page-layout-name="pageLayout1" draw:style-name="a883">
      <draw:frame draw:id="id110" presentation:style-name="a887" draw:name="Título 1" svg:x="0.75868in" svg:y="0.55035in" svg:width="3.55556in" svg:height="1.93056in" presentation:class="title" presentation:placeholder="false">
        <draw:text-box>
          <text:p text:style-name="a886" text:class-names="" text:cond-style-name=""><text:span text:style-name="a884" text:class-names="">Haga clic para modificar el estilo de título del patrón</text:span><text:span text:style-name="a885" text:class-names=""/></text:p>
        </draw:text-box>
        <svg:title/>
        <svg:desc/>
      </draw:frame>
      <draw:frame draw:id="id111" presentation:style-name="a903" draw:name="Marcador de contenido 2" svg:x="4.6875in" svg:y="1.19097in" svg:width="5.57986in" svg:height="5.875in" presentation:class="object" presentation:placeholder="false">
        <draw:text-box>
          <text:p text:style-name="a889" text:class-names="" text:cond-style-name=""><text:span text:style-name="a888" text:class-names="">Haga clic para modificar el estilo de texto del patrón</text:span></text:p>
          <text:list text:style-name="a892">
            <text:list-item>
              <text:list text:style-name="a892">
                <text:list-item>
                  <text:p text:style-name="a891" text:class-names="" text:cond-style-name=""><text:span text:style-name="a890" text:class-names="">Segundo nivel</text:span></text:p>
                </text:list-item>
              </text:list>
            </text:list-item>
          </text:list>
          <text:list text:style-name="a895">
            <text:list-item>
              <text:list text:style-name="a895">
                <text:list-item>
                  <text:list text:style-name="a895">
                    <text:list-item>
                      <text:p text:style-name="a894" text:class-names="" text:cond-style-name=""><text:span text:style-name="a8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p text:style-name="a897" text:class-names="" text:cond-style-name=""><text:span text:style-name="a8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list text:style-name="a902">
                        <text:list-item>
                          <text:list text:style-name="a902">
                            <text:list-item>
                              <text:p text:style-name="a901" text:class-names="" text:cond-style-name=""><text:span text:style-name="a899" text:class-names="">Quinto nivel</text:span><text:span text:style-name="a9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907" draw:name="Marcador de texto 3" svg:x="0.75868in" svg:y="2.4809in" svg:width="3.55556in" svg:height="4.59375in" presentation:class="outline" presentation:placeholder="false">
        <draw:text-box>
          <text:list text:style-name="a906">
            <text:list-item>
              <text:p text:style-name="a905" text:class-names="" text:cond-style-name=""><text:span text:style-name="a904" text:class-names="">Haga clic para modificar el estilo de texto del patrón</text:span></text:p>
            </text:list-item>
          </text:list>
        </draw:text-box>
        <svg:title/>
        <svg:desc/>
      </draw:frame>
      <draw:frame draw:id="id113" presentation:style-name="a910" draw:name="Marcador de fecha 4" svg:x="0.55118in" svg:y="7.53189in" svg:width="2.56811in" svg:height="0.57008in" presentation:class="date-time" presentation:placeholder="false">
        <draw:text-box>
          <text:p text:style-name="a909" text:class-names="" text:cond-style-name=""><text:span text:style-name="a908" text:class-names=""/></text:p>
        </draw:text-box>
        <svg:title/>
        <svg:desc/>
      </draw:frame>
      <draw:frame draw:id="id114" presentation:style-name="a913" draw:name="Marcador de pie de página 5" svg:x="3.77008in" svg:y="7.53189in" svg:width="3.49409in" svg:height="0.57008in" presentation:class="footer" presentation:placeholder="false">
        <draw:text-box>
          <text:p text:style-name="a912" text:class-names="" text:cond-style-name=""><text:span text:style-name="a911" text:class-names=""/></text:p>
        </draw:text-box>
        <svg:title/>
        <svg:desc/>
      </draw:frame>
      <draw:frame draw:id="id115" presentation:style-name="a916" draw:name="Marcador de número de diapositiva 6" svg:x="7.90394in" svg:y="7.53189in" svg:width="2.56811in" svg:height="0.57008in" presentation:class="page-number" presentation:placeholder="false">
        <draw:text-box>
          <text:p text:style-name="a915" text:class-names="" text:cond-style-name=""><text:span text:style-name="a914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page-thumbnail svg:x="1.21063in" svg:y="0.88858in" svg:width="5.84567in" svg:height="4.38425in" presentation:class="page" draw:id="id5" presentation:style-name="a917" draw:name="Marcador de imagen de diapositiva 1">
          <svg:title/>
          <svg:desc/>
        </draw:page-thumbnail>
        <draw:frame draw:id="id6" presentation:style-name="a920" draw:name="Marcador de notas 2" svg:x="0.82677in" svg:y="5.55394in" svg:width="6.61378in" svg:height="5.26142in" presentation:class="notes" presentation:placeholder="false">
          <draw:text-box>
            <text:p text:style-name="a919" text:class-names="" text:cond-style-name=""><text:span text:style-name="a918" text:class-names=""/></text:p>
          </draw:text-box>
          <svg:title/>
          <svg:desc/>
        </draw:frame>
        <draw:frame draw:id="id7" presentation:style-name="a923" draw:name="Marcador de encabezado 3" svg:x="0in" svg:y="0in" svg:width="3.5878in" svg:height="0.58425in" presentation:class="header" presentation:placeholder="false">
          <draw:text-box>
            <text:p text:style-name="a922" text:class-names="" text:cond-style-name=""><text:span text:style-name="a921" text:class-names=""/></text:p>
          </draw:text-box>
          <svg:title/>
          <svg:desc/>
        </draw:frame>
        <draw:frame draw:id="id8" presentation:style-name="a926" draw:name="Marcador de fecha 4" svg:x="4.67953in" svg:y="0in" svg:width="3.5878in" svg:height="0.58425in" presentation:class="date-time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Marcador de pie de página 5" svg:x="0in" svg:y="11.10827in" svg:width="3.5878in" svg:height="0.58425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Marcador de número de diapositiva 6" svg:x="4.67953in" svg:y="11.10827in" svg:width="3.5878in" svg:height="0.58425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agen-con-título" style:page-layout-name="pageLayout1" draw:style-name="a934">
      <draw:frame draw:id="id116" presentation:style-name="a938" draw:name="Título 1" svg:x="0.75868in" svg:y="0.55035in" svg:width="3.55556in" svg:height="1.93056in" presentation:class="title" presentation:placeholder="false">
        <draw:text-box>
          <text:p text:style-name="a937" text:class-names="" text:cond-style-name=""><text:span text:style-name="a935" text:class-names="">Haga clic para modificar el estilo de título del patrón</text:span><text:span text:style-name="a936" text:class-names=""/></text:p>
        </draw:text-box>
        <svg:title/>
        <svg:desc/>
      </draw:frame>
      <draw:frame draw:id="id117" presentation:style-name="a941" draw:name="Marcador de posición de imagen 2" svg:x="4.6875in" svg:y="1.19097in" svg:width="5.57986in" svg:height="5.875in" presentation:class="graphic" presentation:placeholder="false">
        <draw:text-box>
          <text:p text:style-name="a940" text:class-names="" text:cond-style-name=""><text:span text:style-name="a939" text:class-names=""/></text:p>
        </draw:text-box>
        <svg:title/>
        <svg:desc/>
      </draw:frame>
      <draw:frame draw:id="id118" presentation:style-name="a945" draw:name="Marcador de texto 3" svg:x="0.75868in" svg:y="2.4809in" svg:width="3.55556in" svg:height="4.59375in" presentation:class="outline" presentation:placeholder="false">
        <draw:text-box>
          <text:list text:style-name="a944">
            <text:list-item>
              <text:p text:style-name="a943" text:class-names="" text:cond-style-name=""><text:span text:style-name="a942" text:class-names="">Haga clic para modificar el estilo de texto del patrón</text:span></text:p>
            </text:list-item>
          </text:list>
        </draw:text-box>
        <svg:title/>
        <svg:desc/>
      </draw:frame>
      <draw:frame draw:id="id119" presentation:style-name="a948" draw:name="Marcador de fecha 4" svg:x="0.55118in" svg:y="7.53189in" svg:width="2.56811in" svg:height="0.57008in" presentation:class="date-time" presentation:placeholder="false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20" presentation:style-name="a951" draw:name="Marcador de pie de página 5" svg:x="3.77008in" svg:y="7.53189in" svg:width="3.49409in" svg:height="0.57008in" presentation:class="footer" presentation:placeholder="false">
        <draw:text-box>
          <text:p text:style-name="a950" text:class-names="" text:cond-style-name=""><text:span text:style-name="a949" text:class-names=""/></text:p>
        </draw:text-box>
        <svg:title/>
        <svg:desc/>
      </draw:frame>
      <draw:frame draw:id="id121" presentation:style-name="a954" draw:name="Marcador de número de diapositiva 6" svg:x="7.90394in" svg:y="7.53189in" svg:width="2.56811in" svg:height="0.57008in" presentation:class="page-number" presentation:placeholder="false">
        <draw:text-box>
          <text:p text:style-name="a953" text:class-names="" text:cond-style-name=""><text:span text:style-name="a952" text:class-names=""><text:page-number style:num-format="1" text:fixed="false"/></text:span></text:p>
        </draw:text-box>
        <svg:title/>
        <svg:desc/>
      </draw:frame>
      <presentation:notes style:page-layout-name="pageLayout2" draw:style-name="a971">
        <draw:page-thumbnail svg:x="1.21063in" svg:y="0.88858in" svg:width="5.84567in" svg:height="4.38425in" presentation:class="page" draw:id="id5" presentation:style-name="a955" draw:name="Marcador de imagen de diapositiva 1">
          <svg:title/>
          <svg:desc/>
        </draw:page-thumbnail>
        <draw:frame draw:id="id6" presentation:style-name="a958" draw:name="Marcador de notas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7" presentation:style-name="a961" draw:name="Marcador de encabezado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8" presentation:style-name="a964" draw:name="Marcador de fecha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9" presentation:style-name="a967" draw:name="Marcador de pie de página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Marcador de número de diapositiva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ítulo-y-texto-vertical" style:page-layout-name="pageLayout1" draw:style-name="a972">
      <draw:frame draw:id="id122" presentation:style-name="a976" draw:name="Título 1" svg:x="0.55118in" svg:y="0.32953in" svg:width="9.92087in" svg:height="1.38031in" presentation:class="title" presentation:placeholder="false">
        <draw:text-box>
          <text:p text:style-name="a975" text:class-names="" text:cond-style-name=""><text:span text:style-name="a973" text:class-names="">Haga clic para modificar el estilo de título del patrón</text:span><text:span text:style-name="a974" text:class-names=""/></text:p>
        </draw:text-box>
        <svg:title/>
        <svg:desc/>
      </draw:frame>
      <draw:frame draw:id="id123" presentation:style-name="a993" draw:name="Marcador de texto vertical 2" svg:x="0.55118in" svg:y="1.93465in" svg:width="9.92087in" svg:height="5.4563in" presentation:class="outline" presentation:placeholder="false">
        <draw:text-box>
          <text:list text:style-name="a979">
            <text:list-item>
              <text:p text:style-name="a978" text:class-names="" text:cond-style-name=""><text:span text:style-name="a977" text:class-names="">Haga clic para modificar el estilo de texto del patrón</text:span></text:p>
            </text:list-item>
          </text:list>
          <text:list text:style-name="a982">
            <text:list-item>
              <text:list text:style-name="a982">
                <text:list-item>
                  <text:p text:style-name="a981" text:class-names="" text:cond-style-name=""><text:span text:style-name="a980" text:class-names="">Segundo nivel</text:span></text:p>
                </text:list-item>
              </text:list>
            </text:list-item>
          </text:list>
          <text:list text:style-name="a985">
            <text:list-item>
              <text:list text:style-name="a985">
                <text:list-item>
                  <text:list text:style-name="a985">
                    <text:list-item>
                      <text:p text:style-name="a984" text:class-names="" text:cond-style-name=""><text:span text:style-name="a9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8">
            <text:list-item>
              <text:list text:style-name="a988">
                <text:list-item>
                  <text:list text:style-name="a988">
                    <text:list-item>
                      <text:list text:style-name="a988">
                        <text:list-item>
                          <text:p text:style-name="a987" text:class-names="" text:cond-style-name=""><text:span text:style-name="a9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2">
            <text:list-item>
              <text:list text:style-name="a992">
                <text:list-item>
                  <text:list text:style-name="a992">
                    <text:list-item>
                      <text:list text:style-name="a992">
                        <text:list-item>
                          <text:list text:style-name="a992">
                            <text:list-item>
                              <text:p text:style-name="a991" text:class-names="" text:cond-style-name=""><text:span text:style-name="a989" text:class-names="">Quinto nivel</text:span><text:span text:style-name="a9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96" draw:name="Marcador de fecha 3" svg:x="0.55118in" svg:y="7.53189in" svg:width="2.56811in" svg:height="0.57008in" presentation:class="date-time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5" presentation:style-name="a999" draw:name="Marcador de pie de página 4" svg:x="3.77008in" svg:y="7.53189in" svg:width="3.49409in" svg:height="0.57008in" presentation:class="footer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6" presentation:style-name="a1002" draw:name="Marcador de número de diapositiva 5" svg:x="7.90394in" svg:y="7.53189in" svg:width="2.56811in" svg:height="0.57008in" presentation:class="page-number" presentation:placeholder="false">
        <draw:text-box>
          <text:p text:style-name="a1001" text:class-names="" text:cond-style-name=""><text:span text:style-name="a1000" text:class-names=""><text:page-number style:num-format="1" text:fixed="false"/></text:span></text:p>
        </draw:text-box>
        <svg:title/>
        <svg:desc/>
      </draw:frame>
      <presentation:notes style:page-layout-name="pageLayout2" draw:style-name="a1019">
        <draw:page-thumbnail svg:x="1.21063in" svg:y="0.88858in" svg:width="5.84567in" svg:height="4.38425in" presentation:class="page" draw:id="id5" presentation:style-name="a1003" draw:name="Marcador de imagen de diapositiva 1">
          <svg:title/>
          <svg:desc/>
        </draw:page-thumbnail>
        <draw:frame draw:id="id6" presentation:style-name="a1006" draw:name="Marcador de notas 2" svg:x="0.82677in" svg:y="5.55394in" svg:width="6.61378in" svg:height="5.26142in" presentation:class="notes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7" presentation:style-name="a1009" draw:name="Marcador de encabezado 3" svg:x="0in" svg:y="0in" svg:width="3.5878in" svg:height="0.58425in" presentation:class="header" presentation:placeholder="false">
          <draw:text-box>
            <text:p text:style-name="a1008" text:class-names="" text:cond-style-name=""><text:span text:style-name="a1007" text:class-names=""/></text:p>
          </draw:text-box>
          <svg:title/>
          <svg:desc/>
        </draw:frame>
        <draw:frame draw:id="id8" presentation:style-name="a1012" draw:name="Marcador de fecha 4" svg:x="4.67953in" svg:y="0in" svg:width="3.5878in" svg:height="0.58425in" presentation:class="date-time" presentation:placeholder="false">
          <draw:text-box>
            <text:p text:style-name="a1011" text:class-names="" text:cond-style-name=""><text:span text:style-name="a1010" text:class-names=""/></text:p>
          </draw:text-box>
          <svg:title/>
          <svg:desc/>
        </draw:frame>
        <draw:frame draw:id="id9" presentation:style-name="a1015" draw:name="Marcador de pie de página 5" svg:x="0in" svg:y="11.10827in" svg:width="3.5878in" svg:height="0.58425in" presentation:class="footer" presentation:placeholder="false">
          <draw:text-box>
            <text:p text:style-name="a1014" text:class-names="" text:cond-style-name=""><text:span text:style-name="a1013" text:class-names=""/></text:p>
          </draw:text-box>
          <svg:title/>
          <svg:desc/>
        </draw:frame>
        <draw:frame draw:id="id10" presentation:style-name="a1018" draw:name="Marcador de número de diapositiva 6" svg:x="4.67953in" svg:y="11.10827in" svg:width="3.5878in" svg:height="0.58425in" presentation:class="page-number" presentation:placeholder="false">
          <draw:text-box>
            <text:p text:style-name="a1017" text:class-names="" text:cond-style-name=""><text:span text:style-name="a10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ítulo-vertical-y-texto" style:page-layout-name="pageLayout1" draw:style-name="a1020">
      <draw:frame draw:id="id127" presentation:style-name="a1024" draw:name="Título vertical 1" svg:x="7.99306in" svg:y="0.32986in" svg:width="2.47917in" svg:height="7.06076in" presentation:class="title" presentation:placeholder="false">
        <draw:text-box>
          <text:p text:style-name="a1023" text:class-names="" text:cond-style-name=""><text:span text:style-name="a1021" text:class-names="">Haga clic para modificar el estilo de título del patrón</text:span><text:span text:style-name="a1022" text:class-names=""/></text:p>
        </draw:text-box>
        <svg:title/>
        <svg:desc/>
      </draw:frame>
      <draw:frame draw:id="id128" presentation:style-name="a1041" draw:name="Marcador de texto vertical 2" svg:x="0.55035in" svg:y="0.32986in" svg:width="7.27604in" svg:height="7.06076in" presentation:class="outline" presentation:placeholder="false">
        <draw:text-box>
          <text:list text:style-name="a1027">
            <text:list-item>
              <text:p text:style-name="a1026" text:class-names="" text:cond-style-name=""><text:span text:style-name="a1025" text:class-names="">Haga clic para modificar el estilo de texto del patrón</text:span></text:p>
            </text:list-item>
          </text:list>
          <text:list text:style-name="a1030">
            <text:list-item>
              <text:list text:style-name="a1030">
                <text:list-item>
                  <text:p text:style-name="a1029" text:class-names="" text:cond-style-name=""><text:span text:style-name="a1028" text:class-names="">Segundo nivel</text:span></text:p>
                </text:list-item>
              </text:list>
            </text:list-item>
          </text:list>
          <text:list text:style-name="a1033">
            <text:list-item>
              <text:list text:style-name="a1033">
                <text:list-item>
                  <text:list text:style-name="a1033">
                    <text:list-item>
                      <text:p text:style-name="a1032" text:class-names="" text:cond-style-name=""><text:span text:style-name="a103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p text:style-name="a1035" text:class-names="" text:cond-style-name=""><text:span text:style-name="a103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40">
            <text:list-item>
              <text:list text:style-name="a1040">
                <text:list-item>
                  <text:list text:style-name="a1040">
                    <text:list-item>
                      <text:list text:style-name="a1040">
                        <text:list-item>
                          <text:list text:style-name="a1040">
                            <text:list-item>
                              <text:p text:style-name="a1039" text:class-names="" text:cond-style-name=""><text:span text:style-name="a1037" text:class-names="">Quinto nivel</text:span><text:span text:style-name="a10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44" draw:name="Marcador de fecha 3" svg:x="0.55118in" svg:y="7.53189in" svg:width="2.56811in" svg:height="0.57008in" presentation:class="date-time" presentation:placeholder="false">
        <draw:text-box>
          <text:p text:style-name="a1043" text:class-names="" text:cond-style-name=""><text:span text:style-name="a1042" text:class-names=""/></text:p>
        </draw:text-box>
        <svg:title/>
        <svg:desc/>
      </draw:frame>
      <draw:frame draw:id="id130" presentation:style-name="a1047" draw:name="Marcador de pie de página 4" svg:x="3.77008in" svg:y="7.53189in" svg:width="3.49409in" svg:height="0.57008in" presentation:class="footer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31" presentation:style-name="a1050" draw:name="Marcador de número de diapositiva 5" svg:x="7.90394in" svg:y="7.53189in" svg:width="2.56811in" svg:height="0.57008in" presentation:class="page-number" presentation:placeholder="false">
        <draw:text-box>
          <text:p text:style-name="a1049" text:class-names="" text:cond-style-name=""><text:span text:style-name="a1048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page-thumbnail svg:x="1.21063in" svg:y="0.88858in" svg:width="5.84567in" svg:height="4.38425in" presentation:class="page" draw:id="id5" presentation:style-name="a1051" draw:name="Marcador de imagen de diapositiva 1">
          <svg:title/>
          <svg:desc/>
        </draw:page-thumbnail>
        <draw:frame draw:id="id6" presentation:style-name="a1054" draw:name="Marcador de notas 2" svg:x="0.82677in" svg:y="5.55394in" svg:width="6.61378in" svg:height="5.26142in" presentation:class="notes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7" presentation:style-name="a1057" draw:name="Marcador de encabezado 3" svg:x="0in" svg:y="0in" svg:width="3.5878in" svg:height="0.58425in" presentation:class="header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8" presentation:style-name="a1060" draw:name="Marcador de fecha 4" svg:x="4.67953in" svg:y="0in" svg:width="3.5878in" svg:height="0.58425in" presentation:class="date-time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9" presentation:style-name="a1063" draw:name="Marcador de pie de página 5" svg:x="0in" svg:y="11.10827in" svg:width="3.5878in" svg:height="0.58425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0" presentation:style-name="a1066" draw:name="Marcador de número de diapositiva 6" svg:x="4.67953in" svg:y="11.10827in" svg:width="3.5878in" svg:height="0.58425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068">
      <draw:frame draw:id="id132" presentation:style-name="a1071" draw:name="Marcador de encabezado 1" svg:x="0in" svg:y="0in" svg:width="3.5878in" svg:height="0.58425in" presentation:class="header" presentation:placeholder="false">
        <draw:text-box>
          <text:p text:style-name="a1070" text:class-names="" text:cond-style-name=""><text:span text:style-name="a1069" text:class-names=""/></text:p>
        </draw:text-box>
        <svg:title/>
        <svg:desc/>
      </draw:frame>
      <draw:frame draw:id="id133" presentation:style-name="a1074" draw:name="Marcador de fecha 2" svg:x="4.67953in" svg:y="0in" svg:width="3.5878in" svg:height="0.58425in" presentation:class="date-time" presentation:placeholder="false">
        <draw:text-box>
          <text:p text:style-name="a1073" text:class-names="" text:cond-style-name=""><text:span text:style-name="a1072" text:class-names=""/></text:p>
        </draw:text-box>
        <svg:title/>
        <svg:desc/>
      </draw:frame>
      <draw:frame draw:id="id134" presentation:style-name="a1077" draw:name="Marcador de pie de página 3" svg:x="0in" svg:y="11.10827in" svg:width="3.5878in" svg:height="0.58425in" presentation:class="footer" presentation:placeholder="false">
        <draw:text-box>
          <text:p text:style-name="a1076" text:class-names="" text:cond-style-name=""><text:span text:style-name="a1075" text:class-names=""/></text:p>
        </draw:text-box>
        <svg:title/>
        <svg:desc/>
      </draw:frame>
      <draw:frame draw:id="id135" presentation:style-name="a1080" draw:name="Marcador de número de diapositiva 4" svg:x="4.67953in" svg:y="11.10827in" svg:width="3.5878in" svg:height="0.58425in" presentation:class="page-number" presentation:placeholder="false">
        <draw:text-box>
          <text:p text:style-name="a1079" text:class-names="" text:cond-style-name=""><text:span text:style-name="a1078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sentación de PowerPoint</dc:title>
    <meta:initial-creator>usuario</meta:initial-creator>
    <dc:creator>usuario</dc:creator>
    <meta:creation-date>2013-09-02T14:19:27Z</meta:creation-date>
    <dc:date>2014-06-11T20:58:45Z</dc:date>
    <meta:editing-cycles>40</meta:editing-cycles>
    <meta:editing-duration>PT49578S</meta:editing-duration>
    <meta:document-statistic meta:paragraph-count="80" meta:word-count="290"/>
  </office:meta>
</office:document-meta>
</file>